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79cm"/>
    </style:style>
    <style:style style:family="table-column" style:name="co2">
      <style:table-column-properties fo:break-before="auto" style:column-width="2.574cm"/>
    </style:style>
    <style:style style:family="table-column" style:name="co3">
      <style:table-column-properties fo:break-before="auto" style:column-width="4.223cm"/>
    </style:style>
    <style:style style:family="table-column" style:name="co4">
      <style:table-column-properties fo:break-before="auto" style:column-width="0.951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3.60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56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5">
      <style:table-cell-properties fo:padding="0.071cm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4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4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3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44" style:display-name="ce4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 table:number-columns-repeated="1020"/>
        <table:table-row table:style-name="ro1">
          <table:table-cell ns41:value-type="string" table:style-name="ce1" office:value-type="string">
            <text:p>PROVINCIE UTRECHT. DERDE GEDEELTE. INDEELING DER BEVOLKING NAAR DEN OUDERDOM.</text:p>
          </table:table-cell>
          <table:table-cell table:style-name="ce9" table:number-columns-repeated="11"/>
          <table:table-cell table:style-name="ce34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ns41:value-type="string" table:number-rows-spanned="2" table:style-name="ce3" table:number-columns-spanned="1" office:value-type="string">
            <text:p>Gebied</text:p>
          </table:table-cell>
          <table:table-cell ns41:value-type="string" table:number-rows-spanned="2" table:style-name="ce10" table:number-columns-spanned="1" office:value-type="string">
            <text:p>Geboortejaar</text:p>
          </table:table-cell>
          <table:table-cell ns41:value-type="string" table:number-rows-spanned="2" table:style-name="ce15" table:number-columns-spanned="1" office:value-type="string">
            <text:p>Ouderdom</text:p>
          </table:table-cell>
          <table:table-cell table:style-name="ce20"/>
          <table:table-cell ns41:value-type="string" table:number-rows-spanned="1" table:style-name="ce22" table:number-columns-spanned="4" office:value-type="string">
            <text:p>Mannelijk geslacht</text:p>
          </table:table-cell>
          <table:covered-table-cell table:style-name="ce28" table:number-columns-repeated="3"/>
          <table:table-cell ns41:value-type="string" table:number-rows-spanned="1" table:style-name="ce28" table:number-columns-spanned="4" office:value-type="string">
            <text:p>Vrouwelijk geslacht</text:p>
          </table:table-cell>
          <table:covered-table-cell table:style-name="ce28" table:number-columns-repeated="3"/>
          <table:table-cell ns41:value-type="string" table:number-rows-spanned="2" table:style-name="ce35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ns41:value-type="string" table:style-name="ce23" office:value-type="string">
            <text:p>Ongehuwden</text:p>
          </table:table-cell>
          <table:table-cell ns41:value-type="string" table:style-name="ce29" office:value-type="string">
            <text:p>Gehuwden</text:p>
          </table:table-cell>
          <table:table-cell ns41:value-type="string" table:style-name="ce29" office:value-type="string">
            <text:p>Weduwnaars</text:p>
          </table:table-cell>
          <table:table-cell ns41:value-type="string" table:style-name="ce29" office:value-type="string">
            <text:p>Totaal</text:p>
          </table:table-cell>
          <table:table-cell ns41:value-type="string" table:style-name="ce29" office:value-type="string">
            <text:p>Ongehuwden</text:p>
          </table:table-cell>
          <table:table-cell ns41:value-type="string" table:style-name="ce29" office:value-type="string">
            <text:p>Gehuwden</text:p>
          </table:table-cell>
          <table:table-cell ns41:value-type="string" table:style-name="ce29" office:value-type="string">
            <text:p>Weduwnaars</text:p>
          </table:table-cell>
          <table:table-cell ns41:value-type="string" table:style-name="ce29" office:value-type="string">
            <text:p>Totaal</text:p>
          </table:table-cell>
          <table:covered-table-cell table:style-name="ce3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6" office:value-type="string">
            <text:p>DE STAD UTRECHT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4" office:value="560" office:value-type="float">
            <text:p>560</text:p>
          </table:table-cell>
          <table:table-cell table:style-name="ce30" table:number-columns-repeated="2"/>
          <table:table-cell ns41:value-type="float" table:style-name="ce30" office:value="560" office:value-type="float">
            <text:p>560</text:p>
          </table:table-cell>
          <table:table-cell ns41:value-type="float" table:style-name="ce30" office:value="568" office:value-type="float">
            <text:p>568</text:p>
          </table:table-cell>
          <table:table-cell table:style-name="ce30" table:number-columns-repeated="2"/>
          <table:table-cell ns41:value-type="float" table:style-name="ce30" office:value="568" office:value-type="float">
            <text:p>568</text:p>
          </table:table-cell>
          <table:table-cell ns41:value-type="float" table:style-name="ce37" office:value="1128" office:value-type="float">
            <text:p>1,1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494" office:value-type="float">
            <text:p>494</text:p>
          </table:table-cell>
          <table:table-cell table:style-name="ce31" table:number-columns-repeated="2"/>
          <table:table-cell ns41:value-type="float" table:style-name="ce31" office:value="494" office:value-type="float">
            <text:p>494</text:p>
          </table:table-cell>
          <table:table-cell ns41:value-type="float" table:style-name="ce31" office:value="507" office:value-type="float">
            <text:p>507</text:p>
          </table:table-cell>
          <table:table-cell table:style-name="ce31" table:number-columns-repeated="2"/>
          <table:table-cell ns41:value-type="float" table:style-name="ce31" office:value="507" office:value-type="float">
            <text:p>507</text:p>
          </table:table-cell>
          <table:table-cell ns41:value-type="float" table:style-name="ce38" office:value="1001" office:value-type="float">
            <text:p>1,0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442" office:value-type="float">
            <text:p>442</text:p>
          </table:table-cell>
          <table:table-cell table:style-name="ce31" table:number-columns-repeated="2"/>
          <table:table-cell ns41:value-type="float" table:style-name="ce31" office:value="442" office:value-type="float">
            <text:p>442</text:p>
          </table:table-cell>
          <table:table-cell ns41:value-type="float" table:style-name="ce31" office:value="468" office:value-type="float">
            <text:p>468</text:p>
          </table:table-cell>
          <table:table-cell table:style-name="ce31" table:number-columns-repeated="2"/>
          <table:table-cell ns41:value-type="float" table:style-name="ce31" office:value="468" office:value-type="float">
            <text:p>468</text:p>
          </table:table-cell>
          <table:table-cell ns41:value-type="float" table:style-name="ce39" office:value="910" office:value-type="float">
            <text:p>9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415" office:value-type="float">
            <text:p>415</text:p>
          </table:table-cell>
          <table:table-cell table:style-name="ce31" table:number-columns-repeated="2"/>
          <table:table-cell ns41:value-type="float" table:style-name="ce31" office:value="415" office:value-type="float">
            <text:p>415</text:p>
          </table:table-cell>
          <table:table-cell ns41:value-type="float" table:style-name="ce31" office:value="411" office:value-type="float">
            <text:p>411</text:p>
          </table:table-cell>
          <table:table-cell table:style-name="ce31" table:number-columns-repeated="2"/>
          <table:table-cell ns41:value-type="float" table:style-name="ce31" office:value="411" office:value-type="float">
            <text:p>411</text:p>
          </table:table-cell>
          <table:table-cell ns41:value-type="float" table:style-name="ce39" office:value="826" office:value-type="float">
            <text:p>8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505" office:value-type="float">
            <text:p>505</text:p>
          </table:table-cell>
          <table:table-cell table:style-name="ce31" table:number-columns-repeated="2"/>
          <table:table-cell ns41:value-type="float" table:style-name="ce31" office:value="505" office:value-type="float">
            <text:p>505</text:p>
          </table:table-cell>
          <table:table-cell ns41:value-type="float" table:style-name="ce31" office:value="477" office:value-type="float">
            <text:p>477</text:p>
          </table:table-cell>
          <table:table-cell table:style-name="ce31" table:number-columns-repeated="2"/>
          <table:table-cell ns41:value-type="float" table:style-name="ce31" office:value="477" office:value-type="float">
            <text:p>477</text:p>
          </table:table-cell>
          <table:table-cell ns41:value-type="float" table:style-name="ce39" office:value="982" office:value-type="float">
            <text:p>9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469" office:value-type="float">
            <text:p>469</text:p>
          </table:table-cell>
          <table:table-cell table:style-name="ce31" table:number-columns-repeated="2"/>
          <table:table-cell ns41:value-type="float" table:style-name="ce31" office:value="469" office:value-type="float">
            <text:p>469</text:p>
          </table:table-cell>
          <table:table-cell ns41:value-type="float" table:style-name="ce31" office:value="506" office:value-type="float">
            <text:p>506</text:p>
          </table:table-cell>
          <table:table-cell table:style-name="ce31" table:number-columns-repeated="2"/>
          <table:table-cell ns41:value-type="float" table:style-name="ce31" office:value="506" office:value-type="float">
            <text:p>506</text:p>
          </table:table-cell>
          <table:table-cell ns41:value-type="float" table:style-name="ce39" office:value="975" office:value-type="float">
            <text:p>9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524" office:value-type="float">
            <text:p>524</text:p>
          </table:table-cell>
          <table:table-cell table:style-name="ce31" table:number-columns-repeated="2"/>
          <table:table-cell ns41:value-type="float" table:style-name="ce31" office:value="524" office:value-type="float">
            <text:p>524</text:p>
          </table:table-cell>
          <table:table-cell ns41:value-type="float" table:style-name="ce31" office:value="486" office:value-type="float">
            <text:p>486</text:p>
          </table:table-cell>
          <table:table-cell table:style-name="ce31" table:number-columns-repeated="2"/>
          <table:table-cell ns41:value-type="float" table:style-name="ce31" office:value="486" office:value-type="float">
            <text:p>486</text:p>
          </table:table-cell>
          <table:table-cell ns41:value-type="float" table:style-name="ce38" office:value="1010" office:value-type="float">
            <text:p>1,0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465" office:value-type="float">
            <text:p>465</text:p>
          </table:table-cell>
          <table:table-cell table:style-name="ce31" table:number-columns-repeated="2"/>
          <table:table-cell ns41:value-type="float" table:style-name="ce31" office:value="465" office:value-type="float">
            <text:p>465</text:p>
          </table:table-cell>
          <table:table-cell ns41:value-type="float" table:style-name="ce31" office:value="447" office:value-type="float">
            <text:p>447</text:p>
          </table:table-cell>
          <table:table-cell table:style-name="ce31" table:number-columns-repeated="2"/>
          <table:table-cell ns41:value-type="float" table:style-name="ce31" office:value="447" office:value-type="float">
            <text:p>447</text:p>
          </table:table-cell>
          <table:table-cell ns41:value-type="float" table:style-name="ce39" office:value="912" office:value-type="float">
            <text:p>9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481" office:value-type="float">
            <text:p>481</text:p>
          </table:table-cell>
          <table:table-cell table:style-name="ce31" table:number-columns-repeated="2"/>
          <table:table-cell ns41:value-type="float" table:style-name="ce31" office:value="481" office:value-type="float">
            <text:p>481</text:p>
          </table:table-cell>
          <table:table-cell ns41:value-type="float" table:style-name="ce31" office:value="503" office:value-type="float">
            <text:p>503</text:p>
          </table:table-cell>
          <table:table-cell table:style-name="ce31" table:number-columns-repeated="2"/>
          <table:table-cell ns41:value-type="float" table:style-name="ce31" office:value="503" office:value-type="float">
            <text:p>503</text:p>
          </table:table-cell>
          <table:table-cell ns41:value-type="float" table:style-name="ce39" office:value="984" office:value-type="float">
            <text:p>9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503" office:value-type="float">
            <text:p>503</text:p>
          </table:table-cell>
          <table:table-cell table:style-name="ce31" table:number-columns-repeated="2"/>
          <table:table-cell ns41:value-type="float" table:style-name="ce31" office:value="503" office:value-type="float">
            <text:p>503</text:p>
          </table:table-cell>
          <table:table-cell ns41:value-type="float" table:style-name="ce31" office:value="479" office:value-type="float">
            <text:p>479</text:p>
          </table:table-cell>
          <table:table-cell table:style-name="ce31" table:number-columns-repeated="2"/>
          <table:table-cell ns41:value-type="float" table:style-name="ce31" office:value="479" office:value-type="float">
            <text:p>479</text:p>
          </table:table-cell>
          <table:table-cell ns41:value-type="float" table:style-name="ce39" office:value="982" office:value-type="float">
            <text:p>9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458" office:value-type="float">
            <text:p>458</text:p>
          </table:table-cell>
          <table:table-cell table:style-name="ce31" table:number-columns-repeated="2"/>
          <table:table-cell ns41:value-type="float" table:style-name="ce31" office:value="458" office:value-type="float">
            <text:p>458</text:p>
          </table:table-cell>
          <table:table-cell ns41:value-type="float" table:style-name="ce31" office:value="478" office:value-type="float">
            <text:p>478</text:p>
          </table:table-cell>
          <table:table-cell table:style-name="ce31" table:number-columns-repeated="2"/>
          <table:table-cell ns41:value-type="float" table:style-name="ce31" office:value="478" office:value-type="float">
            <text:p>478</text:p>
          </table:table-cell>
          <table:table-cell ns41:value-type="float" table:style-name="ce39" office:value="936" office:value-type="float">
            <text:p>9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478" office:value-type="float">
            <text:p>478</text:p>
          </table:table-cell>
          <table:table-cell table:style-name="ce31" table:number-columns-repeated="2"/>
          <table:table-cell ns41:value-type="float" table:style-name="ce31" office:value="478" office:value-type="float">
            <text:p>478</text:p>
          </table:table-cell>
          <table:table-cell ns41:value-type="float" table:style-name="ce31" office:value="558" office:value-type="float">
            <text:p>558</text:p>
          </table:table-cell>
          <table:table-cell table:style-name="ce31" table:number-columns-repeated="2"/>
          <table:table-cell ns41:value-type="float" table:style-name="ce31" office:value="558" office:value-type="float">
            <text:p>558</text:p>
          </table:table-cell>
          <table:table-cell ns41:value-type="float" table:style-name="ce38" office:value="1036" office:value-type="float">
            <text:p>1,0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463" office:value-type="float">
            <text:p>463</text:p>
          </table:table-cell>
          <table:table-cell table:style-name="ce31" table:number-columns-repeated="2"/>
          <table:table-cell ns41:value-type="float" table:style-name="ce31" office:value="463" office:value-type="float">
            <text:p>463</text:p>
          </table:table-cell>
          <table:table-cell ns41:value-type="float" table:style-name="ce31" office:value="506" office:value-type="float">
            <text:p>506</text:p>
          </table:table-cell>
          <table:table-cell table:style-name="ce31" table:number-columns-repeated="2"/>
          <table:table-cell ns41:value-type="float" table:style-name="ce31" office:value="506" office:value-type="float">
            <text:p>506</text:p>
          </table:table-cell>
          <table:table-cell ns41:value-type="float" table:style-name="ce39" office:value="969" office:value-type="float">
            <text:p>9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460" office:value-type="float">
            <text:p>460</text:p>
          </table:table-cell>
          <table:table-cell table:style-name="ce31" table:number-columns-repeated="2"/>
          <table:table-cell ns41:value-type="float" table:style-name="ce31" office:value="460" office:value-type="float">
            <text:p>460</text:p>
          </table:table-cell>
          <table:table-cell ns41:value-type="float" table:style-name="ce31" office:value="486" office:value-type="float">
            <text:p>486</text:p>
          </table:table-cell>
          <table:table-cell table:style-name="ce31" table:number-columns-repeated="2"/>
          <table:table-cell ns41:value-type="float" table:style-name="ce31" office:value="486" office:value-type="float">
            <text:p>486</text:p>
          </table:table-cell>
          <table:table-cell ns41:value-type="float" table:style-name="ce39" office:value="946" office:value-type="float">
            <text:p>9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489" office:value-type="float">
            <text:p>489</text:p>
          </table:table-cell>
          <table:table-cell table:style-name="ce31" table:number-columns-repeated="2"/>
          <table:table-cell ns41:value-type="float" table:style-name="ce31" office:value="489" office:value-type="float">
            <text:p>489</text:p>
          </table:table-cell>
          <table:table-cell ns41:value-type="float" table:style-name="ce31" office:value="472" office:value-type="float">
            <text:p>472</text:p>
          </table:table-cell>
          <table:table-cell table:style-name="ce31" table:number-columns-repeated="2"/>
          <table:table-cell ns41:value-type="float" table:style-name="ce31" office:value="472" office:value-type="float">
            <text:p>472</text:p>
          </table:table-cell>
          <table:table-cell ns41:value-type="float" table:style-name="ce39" office:value="961" office:value-type="float">
            <text:p>96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462" office:value-type="float">
            <text:p>462</text:p>
          </table:table-cell>
          <table:table-cell table:style-name="ce31" table:number-columns-repeated="2"/>
          <table:table-cell ns41:value-type="float" table:style-name="ce31" office:value="462" office:value-type="float">
            <text:p>462</text:p>
          </table:table-cell>
          <table:table-cell ns41:value-type="float" table:style-name="ce31" office:value="447" office:value-type="float">
            <text:p>447</text:p>
          </table:table-cell>
          <table:table-cell table:style-name="ce31" table:number-columns-repeated="2"/>
          <table:table-cell ns41:value-type="float" table:style-name="ce31" office:value="447" office:value-type="float">
            <text:p>447</text:p>
          </table:table-cell>
          <table:table-cell ns41:value-type="float" table:style-name="ce39" office:value="909" office:value-type="float">
            <text:p>9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456" office:value-type="float">
            <text:p>456</text:p>
          </table:table-cell>
          <table:table-cell table:style-name="ce31" table:number-columns-repeated="2"/>
          <table:table-cell ns41:value-type="float" table:style-name="ce31" office:value="456" office:value-type="float">
            <text:p>456</text:p>
          </table:table-cell>
          <table:table-cell ns41:value-type="float" table:style-name="ce31" office:value="464" office:value-type="float">
            <text:p>464</text:p>
          </table:table-cell>
          <table:table-cell table:style-name="ce31" table:number-columns-repeated="2"/>
          <table:table-cell ns41:value-type="float" table:style-name="ce31" office:value="464" office:value-type="float">
            <text:p>464</text:p>
          </table:table-cell>
          <table:table-cell ns41:value-type="float" table:style-name="ce39" office:value="920" office:value-type="float">
            <text:p>92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489" office:value-type="float">
            <text:p>489</text:p>
          </table:table-cell>
          <table:table-cell table:style-name="ce31" table:number-columns-repeated="2"/>
          <table:table-cell ns41:value-type="float" table:style-name="ce31" office:value="489" office:value-type="float">
            <text:p>489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94" office:value-type="float">
            <text:p>394</text:p>
          </table:table-cell>
          <table:table-cell ns41:value-type="float" table:style-name="ce39" office:value="883" office:value-type="float">
            <text:p>8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402" office:value-type="float">
            <text:p>40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03" office:value-type="float">
            <text:p>403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67" office:value-type="float">
            <text:p>367</text:p>
          </table:table-cell>
          <table:table-cell ns41:value-type="float" table:style-name="ce39" office:value="770" office:value-type="float">
            <text:p>7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488" office:value-type="float">
            <text:p>488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493" office:value-type="float">
            <text:p>493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439" office:value-type="float">
            <text:p>439</text:p>
          </table:table-cell>
          <table:table-cell ns41:value-type="float" table:style-name="ce39" office:value="932" office:value-type="float">
            <text:p>9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429" office:value-type="float">
            <text:p>429</text:p>
          </table:table-cell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442" office:value-type="float">
            <text:p>442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484" office:value-type="float">
            <text:p>484</text:p>
          </table:table-cell>
          <table:table-cell ns41:value-type="float" table:style-name="ce39" office:value="926" office:value-type="float">
            <text:p>9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397" office:value-type="float">
            <text:p>397</text:p>
          </table:table-cell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415" office:value-type="float">
            <text:p>415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1" office:value="472" office:value-type="float">
            <text:p>472</text:p>
          </table:table-cell>
          <table:table-cell ns41:value-type="float" table:style-name="ce39" office:value="887" office:value-type="float">
            <text:p>8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401" office:value-type="float">
            <text:p>401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1" office:value="429" office:value-type="float">
            <text:p>42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80" office:value-type="float">
            <text:p>480</text:p>
          </table:table-cell>
          <table:table-cell ns41:value-type="float" table:style-name="ce39" office:value="918" office:value-type="float">
            <text:p>9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387" office:value-type="float">
            <text:p>387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39" office:value="971" office:value-type="float">
            <text:p>9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330" office:value-type="float">
            <text:p>330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46" office:value-type="float">
            <text:p>546</text:p>
          </table:table-cell>
          <table:table-cell ns41:value-type="float" table:style-name="ce39" office:value="969" office:value-type="float">
            <text:p>9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288" office:value-type="float">
            <text:p>288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59" office:value-type="float">
            <text:p>559</text:p>
          </table:table-cell>
          <table:table-cell ns41:value-type="float" table:style-name="ce39" office:value="978" office:value-type="float">
            <text:p>9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241" office:value-type="float">
            <text:p>241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9" office:value="892" office:value-type="float">
            <text:p>8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178" office:value-type="float">
            <text:p>178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33" office:value-type="float">
            <text:p>333</text:p>
          </table:table-cell>
          <table:table-cell ns41:value-type="float" table:style-name="ce31" office:value="312" office:value-type="float">
            <text:p>312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85" office:value-type="float">
            <text:p>485</text:p>
          </table:table-cell>
          <table:table-cell ns41:value-type="float" table:style-name="ce39" office:value="818" office:value-type="float">
            <text:p>8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166" office:value-type="float">
            <text:p>166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38" office:value-type="float">
            <text:p>338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9" office:value="770" office:value-type="float">
            <text:p>7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130" office:value-type="float">
            <text:p>130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9" office:value="715" office:value-type="float">
            <text:p>7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99" office:value-type="float">
            <text:p>99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211" office:value-type="float">
            <text:p>21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9" office:value="731" office:value-type="float">
            <text:p>7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92" office:value-type="float">
            <text:p>92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9" office:value="595" office:value-type="float">
            <text:p>5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87" office:value-type="float">
            <text:p>87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31" office:value-type="float">
            <text:p>331</text:p>
          </table:table-cell>
          <table:table-cell ns41:value-type="float" table:style-name="ce39" office:value="601" office:value-type="float">
            <text:p>6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77" office:value-type="float">
            <text:p>77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9" office:value="671" office:value-type="float">
            <text:p>67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64" office:value-type="float">
            <text:p>64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65" office:value-type="float">
            <text:p>365</text:p>
          </table:table-cell>
          <table:table-cell ns41:value-type="float" table:style-name="ce39" office:value="651" office:value-type="float">
            <text:p>6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69" office:value-type="float">
            <text:p>69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9" office:value="599" office:value-type="float">
            <text:p>5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51" office:value-type="float">
            <text:p>51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39" office:value-type="float">
            <text:p>339</text:p>
          </table:table-cell>
          <table:table-cell ns41:value-type="float" table:style-name="ce39" office:value="599" office:value-type="float">
            <text:p>5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49" office:value-type="float">
            <text:p>49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39" office:value="550" office:value-type="float">
            <text:p>55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41" office:value-type="float">
            <text:p>41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9" office:value="598" office:value-type="float">
            <text:p>59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36" office:value-type="float">
            <text:p>36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354" office:value-type="float">
            <text:p>354</text:p>
          </table:table-cell>
          <table:table-cell ns41:value-type="float" table:style-name="ce39" office:value="637" office:value-type="float">
            <text:p>6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259" office:value-type="float">
            <text:p>25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9" office:value="653" office:value-type="float">
            <text:p>6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29" office:value-type="float">
            <text:p>29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9" office:value="518" office:value-type="float">
            <text:p>5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28" office:value-type="float">
            <text:p>28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9" office:value="592" office:value-type="float">
            <text:p>5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22" office:value-type="float">
            <text:p>22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9" office:value="560" office:value-type="float">
            <text:p>5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9" office:value="516" office:value-type="float">
            <text:p>5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31" office:value-type="float">
            <text:p>31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9" office:value="509" office:value-type="float">
            <text:p>5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24" office:value-type="float">
            <text:p>24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9" office:value="533" office:value-type="float">
            <text:p>5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28" office:value-type="float">
            <text:p>28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39" office:value="547" office:value-type="float">
            <text:p>5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9" office:value="486" office:value-type="float">
            <text:p>4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22" office:value-type="float">
            <text:p>22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9" office:value="550" office:value-type="float">
            <text:p>55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25" office:value-type="float">
            <text:p>225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9" office:value="581" office:value-type="float">
            <text:p>5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6" office:value="13400" office:value-type="float">
            <text:p>13,400</text:p>
          </table:table-cell>
          <table:table-cell ns41:value-type="float" table:style-name="ce32" office:value="5075" office:value-type="float">
            <text:p>5,075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2" office:value="18818" office:value-type="float">
            <text:p>18,818</text:p>
          </table:table-cell>
          <table:table-cell ns41:value-type="float" table:style-name="ce32" office:value="15198" office:value-type="float">
            <text:p>15,198</text:p>
          </table:table-cell>
          <table:table-cell ns41:value-type="float" table:style-name="ce32" office:value="5319" office:value-type="float">
            <text:p>5,319</text:p>
          </table:table-cell>
          <table:table-cell ns41:value-type="float" table:style-name="ce31" office:value="758" office:value-type="float">
            <text:p>758</text:p>
          </table:table-cell>
          <table:table-cell ns41:value-type="float" table:style-name="ce32" office:value="21275" office:value-type="float">
            <text:p>21,275</text:p>
          </table:table-cell>
          <table:table-cell ns41:value-type="float" table:style-name="ce38" office:value="40093" office:value-type="float">
            <text:p>40,0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247" office:value-type="float">
            <text:p>247</text:p>
          </table:table-cell>
          <table:table-cell ns41:value-type="float" table:style-name="ce39" office:value="442" office:value-type="float">
            <text:p>4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9" office:value="475" office:value-type="float">
            <text:p>4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14" office:value-type="float">
            <text:p>14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9" office:value="409" office:value-type="float">
            <text:p>4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9" office:value="401" office:value-type="float">
            <text:p>4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9" office:value="424" office:value-type="float">
            <text:p>4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9" office:value="339" office:value-type="float">
            <text:p>3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9" office:value="403" office:value-type="float">
            <text:p>40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9" office:value="339" office:value-type="float">
            <text:p>3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9" office:value="347" office:value-type="float">
            <text:p>3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14" office:value-type="float">
            <text:p>1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9" office:value="325" office:value-type="float">
            <text:p>3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9" office:value="288" office:value-type="float">
            <text:p>2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9" office:value="321" office:value-type="float">
            <text:p>3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9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9" office:value="263" office:value-type="float">
            <text:p>2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9" office:value="226" office:value-type="float">
            <text:p>2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9" office:value="190" office:value-type="float">
            <text:p>1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9" office:value="172" office:value-type="float">
            <text:p>1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9" office:value="192" office:value-type="float">
            <text:p>1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9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9" office:value="153" office:value-type="float">
            <text:p>1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9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9" office:value="135" office:value-type="float">
            <text:p>1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9" office:value="134" office:value-type="float">
            <text:p>1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9" office:value="99" office:value-type="float">
            <text:p>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9" office:value="74" office:value-type="float">
            <text:p>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9" office:value="63" office:value-type="float">
            <text:p>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9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9" office:value="42" office:value-type="float">
            <text:p>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table:style-name="ce25"/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9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table:style-name="ce25"/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9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5"/>
          <table:table-cell table:style-name="ce31"/>
          <table:table-cell ns41:value-type="float" office:value="3" table:style-name="ce31" table:number-columns-repeated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9" office:value="17" office:value-type="float">
            <text:p>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table:style-name="ce25"/>
          <table:table-cell table:style-name="ce31"/>
          <table:table-cell ns41:value-type="float" office:value="2" table:style-name="ce31" table:number-columns-repeated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AD UTRECHT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6" office:value="13642" office:value-type="float">
            <text:p>13,642</text:p>
          </table:table-cell>
          <table:table-cell ns41:value-type="float" table:style-name="ce32" office:value="7230" office:value-type="float">
            <text:p>7,230</text:p>
          </table:table-cell>
          <table:table-cell ns41:value-type="float" table:style-name="ce32" office:value="1000" office:value-type="float">
            <text:p>1,000</text:p>
          </table:table-cell>
          <table:table-cell ns41:value-type="float" table:style-name="ce32" office:value="21872" office:value-type="float">
            <text:p>21,872</text:p>
          </table:table-cell>
          <table:table-cell ns41:value-type="float" table:style-name="ce32" office:value="16058" office:value-type="float">
            <text:p>16,058</text:p>
          </table:table-cell>
          <table:table-cell ns41:value-type="float" table:style-name="ce32" office:value="7276" office:value-type="float">
            <text:p>7,276</text:p>
          </table:table-cell>
          <table:table-cell ns41:value-type="float" table:style-name="ce32" office:value="2575" office:value-type="float">
            <text:p>2,575</text:p>
          </table:table-cell>
          <table:table-cell ns41:value-type="float" table:style-name="ce32" office:value="25909" office:value-type="float">
            <text:p>25,909</text:p>
          </table:table-cell>
          <table:table-cell ns41:value-type="float" table:style-name="ce38" office:value="47781" office:value-type="float">
            <text:p>47,7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5" office:value="898" office:value-type="float">
            <text:p>898</text:p>
          </table:table-cell>
          <table:table-cell table:style-name="ce31" table:number-columns-repeated="2"/>
          <table:table-cell ns41:value-type="float" table:style-name="ce31" office:value="898" office:value-type="float">
            <text:p>898</text:p>
          </table:table-cell>
          <table:table-cell ns41:value-type="float" table:style-name="ce31" office:value="847" office:value-type="float">
            <text:p>847</text:p>
          </table:table-cell>
          <table:table-cell table:style-name="ce31" table:number-columns-repeated="2"/>
          <table:table-cell ns41:value-type="float" table:style-name="ce31" office:value="847" office:value-type="float">
            <text:p>847</text:p>
          </table:table-cell>
          <table:table-cell ns41:value-type="float" table:style-name="ce38" office:value="1745" office:value-type="float">
            <text:p>1,7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707" office:value-type="float">
            <text:p>707</text:p>
          </table:table-cell>
          <table:table-cell table:style-name="ce31" table:number-columns-repeated="2"/>
          <table:table-cell ns41:value-type="float" table:style-name="ce31" office:value="707" office:value-type="float">
            <text:p>707</text:p>
          </table:table-cell>
          <table:table-cell ns41:value-type="float" table:style-name="ce31" office:value="727" office:value-type="float">
            <text:p>727</text:p>
          </table:table-cell>
          <table:table-cell table:style-name="ce31" table:number-columns-repeated="2"/>
          <table:table-cell ns41:value-type="float" table:style-name="ce31" office:value="727" office:value-type="float">
            <text:p>727</text:p>
          </table:table-cell>
          <table:table-cell ns41:value-type="float" table:style-name="ce38" office:value="1434" office:value-type="float">
            <text:p>1,4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656" office:value-type="float">
            <text:p>656</text:p>
          </table:table-cell>
          <table:table-cell table:style-name="ce31" table:number-columns-repeated="2"/>
          <table:table-cell ns41:value-type="float" table:style-name="ce31" office:value="656" office:value-type="float">
            <text:p>656</text:p>
          </table:table-cell>
          <table:table-cell ns41:value-type="float" table:style-name="ce31" office:value="674" office:value-type="float">
            <text:p>674</text:p>
          </table:table-cell>
          <table:table-cell table:style-name="ce31" table:number-columns-repeated="2"/>
          <table:table-cell ns41:value-type="float" table:style-name="ce31" office:value="674" office:value-type="float">
            <text:p>674</text:p>
          </table:table-cell>
          <table:table-cell ns41:value-type="float" table:style-name="ce38" office:value="1330" office:value-type="float">
            <text:p>1,3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618" office:value-type="float">
            <text:p>618</text:p>
          </table:table-cell>
          <table:table-cell table:style-name="ce31" table:number-columns-repeated="2"/>
          <table:table-cell ns41:value-type="float" table:style-name="ce31" office:value="618" office:value-type="float">
            <text:p>618</text:p>
          </table:table-cell>
          <table:table-cell ns41:value-type="float" table:style-name="ce31" office:value="619" office:value-type="float">
            <text:p>619</text:p>
          </table:table-cell>
          <table:table-cell table:style-name="ce31" table:number-columns-repeated="2"/>
          <table:table-cell ns41:value-type="float" table:style-name="ce31" office:value="619" office:value-type="float">
            <text:p>619</text:p>
          </table:table-cell>
          <table:table-cell ns41:value-type="float" table:style-name="ce38" office:value="1237" office:value-type="float">
            <text:p>1,2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764" office:value-type="float">
            <text:p>764</text:p>
          </table:table-cell>
          <table:table-cell table:style-name="ce31" table:number-columns-repeated="2"/>
          <table:table-cell ns41:value-type="float" table:style-name="ce31" office:value="764" office:value-type="float">
            <text:p>764</text:p>
          </table:table-cell>
          <table:table-cell ns41:value-type="float" table:style-name="ce31" office:value="728" office:value-type="float">
            <text:p>728</text:p>
          </table:table-cell>
          <table:table-cell table:style-name="ce31" table:number-columns-repeated="2"/>
          <table:table-cell ns41:value-type="float" table:style-name="ce31" office:value="728" office:value-type="float">
            <text:p>728</text:p>
          </table:table-cell>
          <table:table-cell ns41:value-type="float" table:style-name="ce38" office:value="1492" office:value-type="float">
            <text:p>1,4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724" office:value-type="float">
            <text:p>724</text:p>
          </table:table-cell>
          <table:table-cell table:style-name="ce31" table:number-columns-repeated="2"/>
          <table:table-cell ns41:value-type="float" table:style-name="ce31" office:value="724" office:value-type="float">
            <text:p>724</text:p>
          </table:table-cell>
          <table:table-cell ns41:value-type="float" table:style-name="ce31" office:value="761" office:value-type="float">
            <text:p>761</text:p>
          </table:table-cell>
          <table:table-cell table:style-name="ce31" table:number-columns-repeated="2"/>
          <table:table-cell ns41:value-type="float" table:style-name="ce31" office:value="761" office:value-type="float">
            <text:p>761</text:p>
          </table:table-cell>
          <table:table-cell ns41:value-type="float" table:style-name="ce38" office:value="1485" office:value-type="float">
            <text:p>1,4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811" office:value-type="float">
            <text:p>811</text:p>
          </table:table-cell>
          <table:table-cell table:style-name="ce31" table:number-columns-repeated="2"/>
          <table:table-cell ns41:value-type="float" table:style-name="ce31" office:value="811" office:value-type="float">
            <text:p>811</text:p>
          </table:table-cell>
          <table:table-cell ns41:value-type="float" table:style-name="ce31" office:value="733" office:value-type="float">
            <text:p>733</text:p>
          </table:table-cell>
          <table:table-cell table:style-name="ce31" table:number-columns-repeated="2"/>
          <table:table-cell ns41:value-type="float" table:style-name="ce31" office:value="733" office:value-type="float">
            <text:p>733</text:p>
          </table:table-cell>
          <table:table-cell ns41:value-type="float" table:style-name="ce38" office:value="1544" office:value-type="float">
            <text:p>1,54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742" office:value-type="float">
            <text:p>742</text:p>
          </table:table-cell>
          <table:table-cell table:style-name="ce31" table:number-columns-repeated="2"/>
          <table:table-cell ns41:value-type="float" table:style-name="ce31" office:value="742" office:value-type="float">
            <text:p>742</text:p>
          </table:table-cell>
          <table:table-cell ns41:value-type="float" table:style-name="ce31" office:value="731" office:value-type="float">
            <text:p>731</text:p>
          </table:table-cell>
          <table:table-cell table:style-name="ce31" table:number-columns-repeated="2"/>
          <table:table-cell ns41:value-type="float" table:style-name="ce31" office:value="731" office:value-type="float">
            <text:p>731</text:p>
          </table:table-cell>
          <table:table-cell ns41:value-type="float" table:style-name="ce38" office:value="1473" office:value-type="float">
            <text:p>1,4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728" office:value-type="float">
            <text:p>728</text:p>
          </table:table-cell>
          <table:table-cell table:style-name="ce31" table:number-columns-repeated="2"/>
          <table:table-cell ns41:value-type="float" table:style-name="ce31" office:value="728" office:value-type="float">
            <text:p>728</text:p>
          </table:table-cell>
          <table:table-cell ns41:value-type="float" table:style-name="ce31" office:value="748" office:value-type="float">
            <text:p>748</text:p>
          </table:table-cell>
          <table:table-cell table:style-name="ce31" table:number-columns-repeated="2"/>
          <table:table-cell ns41:value-type="float" table:style-name="ce31" office:value="748" office:value-type="float">
            <text:p>748</text:p>
          </table:table-cell>
          <table:table-cell ns41:value-type="float" table:style-name="ce38" office:value="1476" office:value-type="float">
            <text:p>1,4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754" office:value-type="float">
            <text:p>754</text:p>
          </table:table-cell>
          <table:table-cell table:style-name="ce31" table:number-columns-repeated="2"/>
          <table:table-cell ns41:value-type="float" table:style-name="ce31" office:value="754" office:value-type="float">
            <text:p>754</text:p>
          </table:table-cell>
          <table:table-cell ns41:value-type="float" table:style-name="ce31" office:value="734" office:value-type="float">
            <text:p>734</text:p>
          </table:table-cell>
          <table:table-cell table:style-name="ce31" table:number-columns-repeated="2"/>
          <table:table-cell ns41:value-type="float" table:style-name="ce31" office:value="734" office:value-type="float">
            <text:p>734</text:p>
          </table:table-cell>
          <table:table-cell ns41:value-type="float" table:style-name="ce38" office:value="1488" office:value-type="float">
            <text:p>1,4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720" office:value-type="float">
            <text:p>720</text:p>
          </table:table-cell>
          <table:table-cell table:style-name="ce31" table:number-columns-repeated="2"/>
          <table:table-cell ns41:value-type="float" table:style-name="ce31" office:value="720" office:value-type="float">
            <text:p>720</text:p>
          </table:table-cell>
          <table:table-cell ns41:value-type="float" table:style-name="ce31" office:value="760" office:value-type="float">
            <text:p>760</text:p>
          </table:table-cell>
          <table:table-cell table:style-name="ce31" table:number-columns-repeated="2"/>
          <table:table-cell ns41:value-type="float" table:style-name="ce31" office:value="760" office:value-type="float">
            <text:p>760</text:p>
          </table:table-cell>
          <table:table-cell ns41:value-type="float" table:style-name="ce38" office:value="1480" office:value-type="float">
            <text:p>1,4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750" office:value-type="float">
            <text:p>750</text:p>
          </table:table-cell>
          <table:table-cell table:style-name="ce31" table:number-columns-repeated="2"/>
          <table:table-cell ns41:value-type="float" table:style-name="ce31" office:value="750" office:value-type="float">
            <text:p>750</text:p>
          </table:table-cell>
          <table:table-cell ns41:value-type="float" table:style-name="ce31" office:value="793" office:value-type="float">
            <text:p>793</text:p>
          </table:table-cell>
          <table:table-cell table:style-name="ce31" table:number-columns-repeated="2"/>
          <table:table-cell ns41:value-type="float" table:style-name="ce31" office:value="793" office:value-type="float">
            <text:p>793</text:p>
          </table:table-cell>
          <table:table-cell ns41:value-type="float" table:style-name="ce38" office:value="1543" office:value-type="float">
            <text:p>1,54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748" office:value-type="float">
            <text:p>748</text:p>
          </table:table-cell>
          <table:table-cell table:style-name="ce31" table:number-columns-repeated="2"/>
          <table:table-cell ns41:value-type="float" table:style-name="ce31" office:value="748" office:value-type="float">
            <text:p>748</text:p>
          </table:table-cell>
          <table:table-cell ns41:value-type="float" table:style-name="ce31" office:value="744" office:value-type="float">
            <text:p>744</text:p>
          </table:table-cell>
          <table:table-cell table:style-name="ce31" table:number-columns-repeated="2"/>
          <table:table-cell ns41:value-type="float" table:style-name="ce31" office:value="744" office:value-type="float">
            <text:p>744</text:p>
          </table:table-cell>
          <table:table-cell ns41:value-type="float" table:style-name="ce38" office:value="1492" office:value-type="float">
            <text:p>1,4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724" office:value-type="float">
            <text:p>724</text:p>
          </table:table-cell>
          <table:table-cell table:style-name="ce31" table:number-columns-repeated="2"/>
          <table:table-cell ns41:value-type="float" table:style-name="ce31" office:value="724" office:value-type="float">
            <text:p>724</text:p>
          </table:table-cell>
          <table:table-cell ns41:value-type="float" table:style-name="ce31" office:value="717" office:value-type="float">
            <text:p>717</text:p>
          </table:table-cell>
          <table:table-cell table:style-name="ce31" table:number-columns-repeated="2"/>
          <table:table-cell ns41:value-type="float" table:style-name="ce31" office:value="717" office:value-type="float">
            <text:p>717</text:p>
          </table:table-cell>
          <table:table-cell ns41:value-type="float" table:style-name="ce38" office:value="1441" office:value-type="float">
            <text:p>1,44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775" office:value-type="float">
            <text:p>775</text:p>
          </table:table-cell>
          <table:table-cell table:style-name="ce31" table:number-columns-repeated="2"/>
          <table:table-cell ns41:value-type="float" table:style-name="ce31" office:value="775" office:value-type="float">
            <text:p>775</text:p>
          </table:table-cell>
          <table:table-cell ns41:value-type="float" table:style-name="ce31" office:value="731" office:value-type="float">
            <text:p>731</text:p>
          </table:table-cell>
          <table:table-cell table:style-name="ce31" table:number-columns-repeated="2"/>
          <table:table-cell ns41:value-type="float" table:style-name="ce31" office:value="731" office:value-type="float">
            <text:p>731</text:p>
          </table:table-cell>
          <table:table-cell ns41:value-type="float" table:style-name="ce38" office:value="1506" office:value-type="float">
            <text:p>1,50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729" office:value-type="float">
            <text:p>729</text:p>
          </table:table-cell>
          <table:table-cell table:style-name="ce31" table:number-columns-repeated="2"/>
          <table:table-cell ns41:value-type="float" table:style-name="ce31" office:value="729" office:value-type="float">
            <text:p>729</text:p>
          </table:table-cell>
          <table:table-cell ns41:value-type="float" table:style-name="ce31" office:value="705" office:value-type="float">
            <text:p>705</text:p>
          </table:table-cell>
          <table:table-cell table:style-name="ce31" table:number-columns-repeated="2"/>
          <table:table-cell ns41:value-type="float" table:style-name="ce31" office:value="705" office:value-type="float">
            <text:p>705</text:p>
          </table:table-cell>
          <table:table-cell ns41:value-type="float" table:style-name="ce38" office:value="1434" office:value-type="float">
            <text:p>1,43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706" office:value-type="float">
            <text:p>706</text:p>
          </table:table-cell>
          <table:table-cell table:style-name="ce31" table:number-columns-repeated="2"/>
          <table:table-cell ns41:value-type="float" table:style-name="ce31" office:value="706" office:value-type="float">
            <text:p>706</text:p>
          </table:table-cell>
          <table:table-cell ns41:value-type="float" table:style-name="ce31" office:value="729" office:value-type="float">
            <text:p>729</text:p>
          </table:table-cell>
          <table:table-cell table:style-name="ce31" table:number-columns-repeated="2"/>
          <table:table-cell ns41:value-type="float" table:style-name="ce31" office:value="729" office:value-type="float">
            <text:p>729</text:p>
          </table:table-cell>
          <table:table-cell ns41:value-type="float" table:style-name="ce38" office:value="1435" office:value-type="float">
            <text:p>1,43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688" office:value-type="float">
            <text:p>688</text:p>
          </table:table-cell>
          <table:table-cell table:style-name="ce31" table:number-columns-repeated="2"/>
          <table:table-cell ns41:value-type="float" table:style-name="ce31" office:value="688" office:value-type="float">
            <text:p>688</text:p>
          </table:table-cell>
          <table:table-cell ns41:value-type="float" table:style-name="ce31" office:value="623" office:value-type="float">
            <text:p>62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24" office:value-type="float">
            <text:p>624</text:p>
          </table:table-cell>
          <table:table-cell ns41:value-type="float" table:style-name="ce38" office:value="1312" office:value-type="float">
            <text:p>1,3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592" office:value-type="float">
            <text:p>592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94" office:value-type="float">
            <text:p>594</text:p>
          </table:table-cell>
          <table:table-cell ns41:value-type="float" table:style-name="ce31" office:value="543" office:value-type="float">
            <text:p>543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45" office:value-type="float">
            <text:p>545</text:p>
          </table:table-cell>
          <table:table-cell ns41:value-type="float" table:style-name="ce38" office:value="1139" office:value-type="float">
            <text:p>1,1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665" office:value-type="float">
            <text:p>665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71" office:value-type="float">
            <text:p>671</text:p>
          </table:table-cell>
          <table:table-cell ns41:value-type="float" table:style-name="ce31" office:value="628" office:value-type="float">
            <text:p>628</text:p>
          </table:table-cell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637" office:value-type="float">
            <text:p>637</text:p>
          </table:table-cell>
          <table:table-cell ns41:value-type="float" table:style-name="ce38" office:value="1308" office:value-type="float">
            <text:p>1,3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608" office:value-type="float">
            <text:p>608</text:p>
          </table:table-cell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623" office:value-type="float">
            <text:p>623</text:p>
          </table:table-cell>
          <table:table-cell ns41:value-type="float" table:style-name="ce31" office:value="702" office:value-type="float">
            <text:p>702</text:p>
          </table:table-cell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1" office:value="732" office:value-type="float">
            <text:p>732</text:p>
          </table:table-cell>
          <table:table-cell ns41:value-type="float" table:style-name="ce38" office:value="1355" office:value-type="float">
            <text:p>1,3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581" office:value-type="float">
            <text:p>581</text:p>
          </table:table-cell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600" office:value-type="float">
            <text:p>600</text:p>
          </table:table-cell>
          <table:table-cell ns41:value-type="float" table:style-name="ce31" office:value="647" office:value-type="float">
            <text:p>647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82" office:value-type="float">
            <text:p>682</text:p>
          </table:table-cell>
          <table:table-cell ns41:value-type="float" table:style-name="ce38" office:value="1282" office:value-type="float">
            <text:p>1,2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592" office:value-type="float">
            <text:p>592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38" office:value-type="float">
            <text:p>638</text:p>
          </table:table-cell>
          <table:table-cell ns41:value-type="float" table:style-name="ce31" office:value="629" office:value-type="float">
            <text:p>629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04" office:value-type="float">
            <text:p>704</text:p>
          </table:table-cell>
          <table:table-cell ns41:value-type="float" table:style-name="ce38" office:value="1342" office:value-type="float">
            <text:p>1,3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557" office:value-type="float">
            <text:p>557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37" office:value-type="float">
            <text:p>637</text:p>
          </table:table-cell>
          <table:table-cell ns41:value-type="float" table:style-name="ce31" office:value="656" office:value-type="float">
            <text:p>656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70" office:value-type="float">
            <text:p>770</text:p>
          </table:table-cell>
          <table:table-cell ns41:value-type="float" table:style-name="ce38" office:value="1407" office:value-type="float">
            <text:p>1,4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487" office:value-type="float">
            <text:p>487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11" office:value-type="float">
            <text:p>611</text:p>
          </table:table-cell>
          <table:table-cell ns41:value-type="float" table:style-name="ce31" office:value="609" office:value-type="float">
            <text:p>609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71" office:value-type="float">
            <text:p>771</text:p>
          </table:table-cell>
          <table:table-cell ns41:value-type="float" table:style-name="ce38" office:value="1382" office:value-type="float">
            <text:p>1,3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467" office:value-type="float">
            <text:p>467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43" office:value-type="float">
            <text:p>643</text:p>
          </table:table-cell>
          <table:table-cell ns41:value-type="float" table:style-name="ce31" office:value="590" office:value-type="float">
            <text:p>590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69" office:value-type="float">
            <text:p>769</text:p>
          </table:table-cell>
          <table:table-cell ns41:value-type="float" table:style-name="ce38" office:value="1412" office:value-type="float">
            <text:p>1,4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395" office:value-type="float">
            <text:p>395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1" office:value="491" office:value-type="float">
            <text:p>491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13" office:value-type="float">
            <text:p>713</text:p>
          </table:table-cell>
          <table:table-cell ns41:value-type="float" table:style-name="ce38" office:value="1318" office:value-type="float">
            <text:p>1,3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295" office:value-type="float">
            <text:p>295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21" office:value-type="float">
            <text:p>521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8" office:value="1211" office:value-type="float">
            <text:p>1,2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277" office:value-type="float">
            <text:p>277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1" office:value="362" office:value-type="float">
            <text:p>362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8" office:value="1119" office:value-type="float">
            <text:p>1,1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224" office:value-type="float">
            <text:p>224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496" office:value-type="float">
            <text:p>496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8" office:value="1058" office:value-type="float">
            <text:p>1,0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200" office:value-type="float">
            <text:p>200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96" office:value-type="float">
            <text:p>496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619" office:value-type="float">
            <text:p>619</text:p>
          </table:table-cell>
          <table:table-cell ns41:value-type="float" table:style-name="ce38" office:value="1115" office:value-type="float">
            <text:p>1,1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168" office:value-type="float">
            <text:p>168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9" office:value="890" office:value-type="float">
            <text:p>8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151" office:value-type="float">
            <text:p>151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9" office:value="925" office:value-type="float">
            <text:p>9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137" office:value-type="float">
            <text:p>137</text:p>
          </table:table-cell>
          <table:table-cell ns41:value-type="float" table:style-name="ce31" office:value="288" office:value-type="float">
            <text:p>28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9" office:value="977" office:value-type="float">
            <text:p>9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121" office:value-type="float">
            <text:p>121</text:p>
          </table:table-cell>
          <table:table-cell ns41:value-type="float" table:style-name="ce31" office:value="298" office:value-type="float">
            <text:p>29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9" office:value="951" office:value-type="float">
            <text:p>9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122" office:value-type="float">
            <text:p>122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483" office:value-type="float">
            <text:p>483</text:p>
          </table:table-cell>
          <table:table-cell ns41:value-type="float" table:style-name="ce39" office:value="904" office:value-type="float">
            <text:p>9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82" office:value-type="float">
            <text:p>82</text:p>
          </table:table-cell>
          <table:table-cell ns41:value-type="float" table:style-name="ce31" office:value="305" office:value-type="float">
            <text:p>30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312" office:value-type="float">
            <text:p>312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9" office:value="901" office:value-type="float">
            <text:p>9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71" office:value-type="float">
            <text:p>71</text:p>
          </table:table-cell>
          <table:table-cell ns41:value-type="float" table:style-name="ce31" office:value="275" office:value-type="float">
            <text:p>27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305" office:value-type="float">
            <text:p>305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9" office:value="813" office:value-type="float">
            <text:p>8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64" office:value-type="float">
            <text:p>64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78" office:value-type="float">
            <text:p>478</text:p>
          </table:table-cell>
          <table:table-cell ns41:value-type="float" table:style-name="ce39" office:value="875" office:value-type="float">
            <text:p>8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61" office:value-type="float">
            <text:p>61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16" office:value-type="float">
            <text:p>416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509" office:value-type="float">
            <text:p>509</text:p>
          </table:table-cell>
          <table:table-cell ns41:value-type="float" table:style-name="ce39" office:value="925" office:value-type="float">
            <text:p>9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58" office:value-type="float">
            <text:p>58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417" office:value-type="float">
            <text:p>417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542" office:value-type="float">
            <text:p>542</text:p>
          </table:table-cell>
          <table:table-cell ns41:value-type="float" table:style-name="ce39" office:value="959" office:value-type="float">
            <text:p>9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46" office:value-type="float">
            <text:p>46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9" office:value="737" office:value-type="float">
            <text:p>7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52" office:value-type="float">
            <text:p>52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310" office:value-type="float">
            <text:p>310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9" office:value="836" office:value-type="float">
            <text:p>8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41" office:value-type="float">
            <text:p>341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9" office:value="812" office:value-type="float">
            <text:p>8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54" office:value-type="float">
            <text:p>54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9" office:value="754" office:value-type="float">
            <text:p>7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58" office:value-type="float">
            <text:p>58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345" office:value-type="float">
            <text:p>345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9" office:value="740" office:value-type="float">
            <text:p>7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47" office:value-type="float">
            <text:p>47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9" office:value="758" office:value-type="float">
            <text:p>7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9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38" office:value-type="float">
            <text:p>38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9" office:value="745" office:value-type="float">
            <text:p>7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36" office:value-type="float">
            <text:p>36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339" office:value-type="float">
            <text:p>339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9" office:value="798" office:value-type="float">
            <text:p>79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35" office:value-type="float">
            <text:p>35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483" office:value-type="float">
            <text:p>483</text:p>
          </table:table-cell>
          <table:table-cell ns41:value-type="float" table:style-name="ce39" office:value="856" office:value-type="float">
            <text:p>8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6" office:value="20652" office:value-type="float">
            <text:p>20,652</text:p>
          </table:table-cell>
          <table:table-cell ns41:value-type="float" table:style-name="ce32" office:value="7391" office:value-type="float">
            <text:p>7,391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2" office:value="28538" office:value-type="float">
            <text:p>28,538</text:p>
          </table:table-cell>
          <table:table-cell ns41:value-type="float" table:style-name="ce32" office:value="22350" office:value-type="float">
            <text:p>22,350</text:p>
          </table:table-cell>
          <table:table-cell ns41:value-type="float" table:style-name="ce32" office:value="7771" office:value-type="float">
            <text:p>7,771</text:p>
          </table:table-cell>
          <table:table-cell ns41:value-type="float" table:style-name="ce32" office:value="1068" office:value-type="float">
            <text:p>1,068</text:p>
          </table:table-cell>
          <table:table-cell ns41:value-type="float" table:style-name="ce32" office:value="31189" office:value-type="float">
            <text:p>31,189</text:p>
          </table:table-cell>
          <table:table-cell ns41:value-type="float" table:style-name="ce38" office:value="59727" office:value-type="float">
            <text:p>59,7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78" office:value-type="float">
            <text:p>278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9" office:value="626" office:value-type="float">
            <text:p>6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12" office:value-type="float">
            <text:p>312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9" office:value="689" office:value-type="float">
            <text:p>6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275" office:value-type="float">
            <text:p>27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9" office:value="594" office:value-type="float">
            <text:p>5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29" office:value-type="float">
            <text:p>29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313" office:value-type="float">
            <text:p>313</text:p>
          </table:table-cell>
          <table:table-cell ns41:value-type="float" table:style-name="ce39" office:value="594" office:value-type="float">
            <text:p>5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333" office:value-type="float">
            <text:p>333</text:p>
          </table:table-cell>
          <table:table-cell ns41:value-type="float" table:style-name="ce39" office:value="601" office:value-type="float">
            <text:p>6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13" office:value-type="float">
            <text:p>13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9" office:value="508" office:value-type="float">
            <text:p>5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45" office:value-type="float">
            <text:p>245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349" office:value-type="float">
            <text:p>349</text:p>
          </table:table-cell>
          <table:table-cell ns41:value-type="float" table:style-name="ce39" office:value="594" office:value-type="float">
            <text:p>5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9" office:value="525" office:value-type="float">
            <text:p>5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13" office:value-type="float">
            <text:p>13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299" office:value-type="float">
            <text:p>299</text:p>
          </table:table-cell>
          <table:table-cell ns41:value-type="float" table:style-name="ce39" office:value="501" office:value-type="float">
            <text:p>5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303" office:value-type="float">
            <text:p>303</text:p>
          </table:table-cell>
          <table:table-cell ns41:value-type="float" table:style-name="ce39" office:value="509" office:value-type="float">
            <text:p>5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16" office:value-type="float">
            <text:p>16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9" office:value="423" office:value-type="float">
            <text:p>4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9" office:value="482" office:value-type="float">
            <text:p>4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245" office:value-type="float">
            <text:p>245</text:p>
          </table:table-cell>
          <table:table-cell ns41:value-type="float" table:style-name="ce39" office:value="380" office:value-type="float">
            <text:p>3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9" office:value="379" office:value-type="float">
            <text:p>3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9" office:value="389" office:value-type="float">
            <text:p>3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9" office:value="328" office:value-type="float">
            <text:p>3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9" office:value="286" office:value-type="float">
            <text:p>2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9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9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9" office:value="209" office:value-type="float">
            <text:p>2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9" office:value="237" office:value-type="float">
            <text:p>2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9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9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office:value="26" table:style-name="ce31" table:number-columns-repeated="2" office:value-type="float">
            <text:p>26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9" office:value="163" office:value-type="float">
            <text:p>1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9" office:value="140" office:value-type="float">
            <text:p>1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9" office:value="109" office:value-type="float">
            <text:p>1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9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9" office:value="67" office:value-type="float">
            <text:p>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9" office:value="70" office:value-type="float">
            <text:p>7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9" office:value="59" office:value-type="float">
            <text:p>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1" office:value-type="float">
            <text:p>2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9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9" office:value="45" office:value-type="float">
            <text:p>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9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9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table:style-name="ce25"/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table:style-name="ce25"/>
          <table:table-cell table:style-name="ce31"/>
          <table:table-cell ns41:value-type="float" office:value="2" table:style-name="ce31" table:number-columns-repeated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3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5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ZES STEDEN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6" office:value="21038" office:value-type="float">
            <text:p>21,038</text:p>
          </table:table-cell>
          <table:table-cell ns41:value-type="float" table:style-name="ce32" office:value="10645" office:value-type="float">
            <text:p>10,645</text:p>
          </table:table-cell>
          <table:table-cell ns41:value-type="float" table:style-name="ce32" office:value="1501" office:value-type="float">
            <text:p>1,501</text:p>
          </table:table-cell>
          <table:table-cell ns41:value-type="float" table:style-name="ce32" office:value="33184" office:value-type="float">
            <text:p>33,184</text:p>
          </table:table-cell>
          <table:table-cell ns41:value-type="float" table:style-name="ce32" office:value="23475" office:value-type="float">
            <text:p>23,475</text:p>
          </table:table-cell>
          <table:table-cell ns41:value-type="float" table:style-name="ce32" office:value="10687" office:value-type="float">
            <text:p>10,687</text:p>
          </table:table-cell>
          <table:table-cell ns41:value-type="float" table:style-name="ce32" office:value="3721" office:value-type="float">
            <text:p>3,721</text:p>
          </table:table-cell>
          <table:table-cell ns41:value-type="float" table:style-name="ce32" office:value="37883" office:value-type="float">
            <text:p>37,883</text:p>
          </table:table-cell>
          <table:table-cell ns41:value-type="float" table:style-name="ce38" office:value="71067" office:value-type="float">
            <text:p>71,0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6" office:value="1057" office:value-type="float">
            <text:p>1,057</text:p>
          </table:table-cell>
          <table:table-cell table:style-name="ce31" table:number-columns-repeated="2"/>
          <table:table-cell ns41:value-type="float" table:style-name="ce32" office:value="1057" office:value-type="float">
            <text:p>1,057</text:p>
          </table:table-cell>
          <table:table-cell ns41:value-type="float" table:style-name="ce32" office:value="1034" office:value-type="float">
            <text:p>1,034</text:p>
          </table:table-cell>
          <table:table-cell table:style-name="ce31" table:number-columns-repeated="2"/>
          <table:table-cell ns41:value-type="float" table:style-name="ce32" office:value="1034" office:value-type="float">
            <text:p>1,034</text:p>
          </table:table-cell>
          <table:table-cell ns41:value-type="float" table:style-name="ce38" office:value="2091" office:value-type="float">
            <text:p>2,0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5" office:value="867" office:value-type="float">
            <text:p>867</text:p>
          </table:table-cell>
          <table:table-cell table:style-name="ce31" table:number-columns-repeated="2"/>
          <table:table-cell ns41:value-type="float" table:style-name="ce31" office:value="867" office:value-type="float">
            <text:p>867</text:p>
          </table:table-cell>
          <table:table-cell ns41:value-type="float" table:style-name="ce31" office:value="875" office:value-type="float">
            <text:p>875</text:p>
          </table:table-cell>
          <table:table-cell table:style-name="ce31" table:number-columns-repeated="2"/>
          <table:table-cell ns41:value-type="float" table:style-name="ce31" office:value="875" office:value-type="float">
            <text:p>875</text:p>
          </table:table-cell>
          <table:table-cell ns41:value-type="float" table:style-name="ce38" office:value="1742" office:value-type="float">
            <text:p>1,7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5" office:value="813" office:value-type="float">
            <text:p>813</text:p>
          </table:table-cell>
          <table:table-cell table:style-name="ce31" table:number-columns-repeated="2"/>
          <table:table-cell ns41:value-type="float" table:style-name="ce31" office:value="813" office:value-type="float">
            <text:p>813</text:p>
          </table:table-cell>
          <table:table-cell ns41:value-type="float" table:style-name="ce31" office:value="780" office:value-type="float">
            <text:p>780</text:p>
          </table:table-cell>
          <table:table-cell table:style-name="ce31" table:number-columns-repeated="2"/>
          <table:table-cell ns41:value-type="float" table:style-name="ce31" office:value="780" office:value-type="float">
            <text:p>780</text:p>
          </table:table-cell>
          <table:table-cell ns41:value-type="float" table:style-name="ce38" office:value="1593" office:value-type="float">
            <text:p>1,5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5" office:value="789" office:value-type="float">
            <text:p>789</text:p>
          </table:table-cell>
          <table:table-cell table:style-name="ce31" table:number-columns-repeated="2"/>
          <table:table-cell ns41:value-type="float" table:style-name="ce31" office:value="789" office:value-type="float">
            <text:p>789</text:p>
          </table:table-cell>
          <table:table-cell ns41:value-type="float" table:style-name="ce31" office:value="801" office:value-type="float">
            <text:p>801</text:p>
          </table:table-cell>
          <table:table-cell table:style-name="ce31" table:number-columns-repeated="2"/>
          <table:table-cell ns41:value-type="float" table:style-name="ce31" office:value="801" office:value-type="float">
            <text:p>801</text:p>
          </table:table-cell>
          <table:table-cell ns41:value-type="float" table:style-name="ce38" office:value="1590" office:value-type="float">
            <text:p>1,5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5" office:value="959" office:value-type="float">
            <text:p>959</text:p>
          </table:table-cell>
          <table:table-cell table:style-name="ce31" table:number-columns-repeated="2"/>
          <table:table-cell ns41:value-type="float" table:style-name="ce31" office:value="959" office:value-type="float">
            <text:p>959</text:p>
          </table:table-cell>
          <table:table-cell ns41:value-type="float" table:style-name="ce31" office:value="896" office:value-type="float">
            <text:p>896</text:p>
          </table:table-cell>
          <table:table-cell table:style-name="ce31" table:number-columns-repeated="2"/>
          <table:table-cell ns41:value-type="float" table:style-name="ce31" office:value="896" office:value-type="float">
            <text:p>896</text:p>
          </table:table-cell>
          <table:table-cell ns41:value-type="float" table:style-name="ce38" office:value="1855" office:value-type="float">
            <text:p>1,8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5" office:value="946" office:value-type="float">
            <text:p>946</text:p>
          </table:table-cell>
          <table:table-cell table:style-name="ce31" table:number-columns-repeated="2"/>
          <table:table-cell ns41:value-type="float" table:style-name="ce31" office:value="946" office:value-type="float">
            <text:p>946</text:p>
          </table:table-cell>
          <table:table-cell ns41:value-type="float" table:style-name="ce31" office:value="936" office:value-type="float">
            <text:p>936</text:p>
          </table:table-cell>
          <table:table-cell table:style-name="ce31" table:number-columns-repeated="2"/>
          <table:table-cell ns41:value-type="float" table:style-name="ce31" office:value="936" office:value-type="float">
            <text:p>936</text:p>
          </table:table-cell>
          <table:table-cell ns41:value-type="float" table:style-name="ce38" office:value="1882" office:value-type="float">
            <text:p>1,8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5" office:value="939" office:value-type="float">
            <text:p>939</text:p>
          </table:table-cell>
          <table:table-cell table:style-name="ce31" table:number-columns-repeated="2"/>
          <table:table-cell ns41:value-type="float" table:style-name="ce31" office:value="939" office:value-type="float">
            <text:p>939</text:p>
          </table:table-cell>
          <table:table-cell ns41:value-type="float" table:style-name="ce31" office:value="910" office:value-type="float">
            <text:p>910</text:p>
          </table:table-cell>
          <table:table-cell table:style-name="ce31" table:number-columns-repeated="2"/>
          <table:table-cell ns41:value-type="float" table:style-name="ce31" office:value="910" office:value-type="float">
            <text:p>910</text:p>
          </table:table-cell>
          <table:table-cell ns41:value-type="float" table:style-name="ce38" office:value="1849" office:value-type="float">
            <text:p>1,84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5" office:value="875" office:value-type="float">
            <text:p>875</text:p>
          </table:table-cell>
          <table:table-cell table:style-name="ce31" table:number-columns-repeated="2"/>
          <table:table-cell ns41:value-type="float" table:style-name="ce31" office:value="875" office:value-type="float">
            <text:p>875</text:p>
          </table:table-cell>
          <table:table-cell ns41:value-type="float" table:style-name="ce31" office:value="910" office:value-type="float">
            <text:p>910</text:p>
          </table:table-cell>
          <table:table-cell table:style-name="ce31" table:number-columns-repeated="2"/>
          <table:table-cell ns41:value-type="float" table:style-name="ce31" office:value="910" office:value-type="float">
            <text:p>910</text:p>
          </table:table-cell>
          <table:table-cell ns41:value-type="float" table:style-name="ce38" office:value="1785" office:value-type="float">
            <text:p>1,7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5" office:value="943" office:value-type="float">
            <text:p>943</text:p>
          </table:table-cell>
          <table:table-cell table:style-name="ce31" table:number-columns-repeated="2"/>
          <table:table-cell ns41:value-type="float" table:style-name="ce31" office:value="943" office:value-type="float">
            <text:p>943</text:p>
          </table:table-cell>
          <table:table-cell ns41:value-type="float" table:style-name="ce31" office:value="855" office:value-type="float">
            <text:p>855</text:p>
          </table:table-cell>
          <table:table-cell table:style-name="ce31" table:number-columns-repeated="2"/>
          <table:table-cell ns41:value-type="float" table:style-name="ce31" office:value="855" office:value-type="float">
            <text:p>855</text:p>
          </table:table-cell>
          <table:table-cell ns41:value-type="float" table:style-name="ce38" office:value="1798" office:value-type="float">
            <text:p>1,79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5" office:value="905" office:value-type="float">
            <text:p>905</text:p>
          </table:table-cell>
          <table:table-cell table:style-name="ce31" table:number-columns-repeated="2"/>
          <table:table-cell ns41:value-type="float" table:style-name="ce31" office:value="905" office:value-type="float">
            <text:p>905</text:p>
          </table:table-cell>
          <table:table-cell ns41:value-type="float" table:style-name="ce31" office:value="892" office:value-type="float">
            <text:p>892</text:p>
          </table:table-cell>
          <table:table-cell table:style-name="ce31" table:number-columns-repeated="2"/>
          <table:table-cell ns41:value-type="float" table:style-name="ce31" office:value="892" office:value-type="float">
            <text:p>892</text:p>
          </table:table-cell>
          <table:table-cell ns41:value-type="float" table:style-name="ce38" office:value="1797" office:value-type="float">
            <text:p>1,7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5" office:value="957" office:value-type="float">
            <text:p>957</text:p>
          </table:table-cell>
          <table:table-cell table:style-name="ce31" table:number-columns-repeated="2"/>
          <table:table-cell ns41:value-type="float" table:style-name="ce31" office:value="957" office:value-type="float">
            <text:p>957</text:p>
          </table:table-cell>
          <table:table-cell ns41:value-type="float" table:style-name="ce31" office:value="864" office:value-type="float">
            <text:p>864</text:p>
          </table:table-cell>
          <table:table-cell table:style-name="ce31" table:number-columns-repeated="2"/>
          <table:table-cell ns41:value-type="float" table:style-name="ce31" office:value="864" office:value-type="float">
            <text:p>864</text:p>
          </table:table-cell>
          <table:table-cell ns41:value-type="float" table:style-name="ce38" office:value="1821" office:value-type="float">
            <text:p>1,82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5" office:value="856" office:value-type="float">
            <text:p>856</text:p>
          </table:table-cell>
          <table:table-cell table:style-name="ce31" table:number-columns-repeated="2"/>
          <table:table-cell ns41:value-type="float" table:style-name="ce31" office:value="856" office:value-type="float">
            <text:p>856</text:p>
          </table:table-cell>
          <table:table-cell ns41:value-type="float" table:style-name="ce31" office:value="867" office:value-type="float">
            <text:p>867</text:p>
          </table:table-cell>
          <table:table-cell table:style-name="ce31" table:number-columns-repeated="2"/>
          <table:table-cell ns41:value-type="float" table:style-name="ce31" office:value="867" office:value-type="float">
            <text:p>867</text:p>
          </table:table-cell>
          <table:table-cell ns41:value-type="float" table:style-name="ce38" office:value="1723" office:value-type="float">
            <text:p>1,7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5" office:value="862" office:value-type="float">
            <text:p>862</text:p>
          </table:table-cell>
          <table:table-cell table:style-name="ce31" table:number-columns-repeated="2"/>
          <table:table-cell ns41:value-type="float" table:style-name="ce31" office:value="862" office:value-type="float">
            <text:p>862</text:p>
          </table:table-cell>
          <table:table-cell ns41:value-type="float" table:style-name="ce31" office:value="866" office:value-type="float">
            <text:p>866</text:p>
          </table:table-cell>
          <table:table-cell table:style-name="ce31" table:number-columns-repeated="2"/>
          <table:table-cell ns41:value-type="float" table:style-name="ce31" office:value="866" office:value-type="float">
            <text:p>866</text:p>
          </table:table-cell>
          <table:table-cell ns41:value-type="float" table:style-name="ce38" office:value="1728" office:value-type="float">
            <text:p>1,7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5" office:value="870" office:value-type="float">
            <text:p>870</text:p>
          </table:table-cell>
          <table:table-cell table:style-name="ce31" table:number-columns-repeated="2"/>
          <table:table-cell ns41:value-type="float" table:style-name="ce31" office:value="870" office:value-type="float">
            <text:p>870</text:p>
          </table:table-cell>
          <table:table-cell ns41:value-type="float" table:style-name="ce31" office:value="807" office:value-type="float">
            <text:p>807</text:p>
          </table:table-cell>
          <table:table-cell table:style-name="ce31" table:number-columns-repeated="2"/>
          <table:table-cell ns41:value-type="float" table:style-name="ce31" office:value="807" office:value-type="float">
            <text:p>807</text:p>
          </table:table-cell>
          <table:table-cell ns41:value-type="float" table:style-name="ce38" office:value="1677" office:value-type="float">
            <text:p>1,6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5" office:value="855" office:value-type="float">
            <text:p>855</text:p>
          </table:table-cell>
          <table:table-cell table:style-name="ce31" table:number-columns-repeated="2"/>
          <table:table-cell ns41:value-type="float" table:style-name="ce31" office:value="855" office:value-type="float">
            <text:p>855</text:p>
          </table:table-cell>
          <table:table-cell ns41:value-type="float" table:style-name="ce31" office:value="898" office:value-type="float">
            <text:p>898</text:p>
          </table:table-cell>
          <table:table-cell table:style-name="ce31" table:number-columns-repeated="2"/>
          <table:table-cell ns41:value-type="float" table:style-name="ce31" office:value="898" office:value-type="float">
            <text:p>898</text:p>
          </table:table-cell>
          <table:table-cell ns41:value-type="float" table:style-name="ce38" office:value="1753" office:value-type="float">
            <text:p>1,7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5" office:value="749" office:value-type="float">
            <text:p>749</text:p>
          </table:table-cell>
          <table:table-cell table:style-name="ce31" table:number-columns-repeated="2"/>
          <table:table-cell ns41:value-type="float" table:style-name="ce31" office:value="749" office:value-type="float">
            <text:p>749</text:p>
          </table:table-cell>
          <table:table-cell ns41:value-type="float" table:style-name="ce31" office:value="817" office:value-type="float">
            <text:p>817</text:p>
          </table:table-cell>
          <table:table-cell table:style-name="ce31" table:number-columns-repeated="2"/>
          <table:table-cell ns41:value-type="float" table:style-name="ce31" office:value="817" office:value-type="float">
            <text:p>817</text:p>
          </table:table-cell>
          <table:table-cell ns41:value-type="float" table:style-name="ce38" office:value="1566" office:value-type="float">
            <text:p>1,5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5" office:value="857" office:value-type="float">
            <text:p>857</text:p>
          </table:table-cell>
          <table:table-cell table:style-name="ce31" table:number-columns-repeated="2"/>
          <table:table-cell ns41:value-type="float" table:style-name="ce31" office:value="857" office:value-type="float">
            <text:p>857</text:p>
          </table:table-cell>
          <table:table-cell ns41:value-type="float" table:style-name="ce31" office:value="801" office:value-type="float">
            <text:p>801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02" office:value-type="float">
            <text:p>802</text:p>
          </table:table-cell>
          <table:table-cell ns41:value-type="float" table:style-name="ce38" office:value="1659" office:value-type="float">
            <text:p>1,6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5" office:value="657" office:value-type="float">
            <text:p>657</text:p>
          </table:table-cell>
          <table:table-cell table:style-name="ce31" table:number-columns-repeated="2"/>
          <table:table-cell ns41:value-type="float" table:style-name="ce31" office:value="657" office:value-type="float">
            <text:p>657</text:p>
          </table:table-cell>
          <table:table-cell ns41:value-type="float" table:style-name="ce31" office:value="730" office:value-type="float">
            <text:p>730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32" office:value-type="float">
            <text:p>732</text:p>
          </table:table-cell>
          <table:table-cell ns41:value-type="float" table:style-name="ce38" office:value="1389" office:value-type="float">
            <text:p>1,3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5" office:value="775" office:value-type="float">
            <text:p>775</text:p>
          </table:table-cell>
          <table:table-cell table:style-name="ce31" table:number-columns-repeated="2"/>
          <table:table-cell ns41:value-type="float" table:style-name="ce31" office:value="775" office:value-type="float">
            <text:p>775</text:p>
          </table:table-cell>
          <table:table-cell ns41:value-type="float" table:style-name="ce31" office:value="671" office:value-type="float">
            <text:p>671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77" office:value-type="float">
            <text:p>677</text:p>
          </table:table-cell>
          <table:table-cell ns41:value-type="float" table:style-name="ce38" office:value="1452" office:value-type="float">
            <text:p>1,4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5" office:value="739" office:value-type="float">
            <text:p>739</text:p>
          </table:table-cell>
          <table:table-cell table:style-name="ce31" table:number-columns-repeated="2"/>
          <table:table-cell ns41:value-type="float" table:style-name="ce31" office:value="739" office:value-type="float">
            <text:p>739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698" office:value-type="float">
            <text:p>698</text:p>
          </table:table-cell>
          <table:table-cell ns41:value-type="float" table:style-name="ce38" office:value="1437" office:value-type="float">
            <text:p>1,4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5" office:value="719" office:value-type="float">
            <text:p>719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724" office:value-type="float">
            <text:p>724</text:p>
          </table:table-cell>
          <table:table-cell ns41:value-type="float" table:style-name="ce31" office:value="673" office:value-type="float">
            <text:p>67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00" office:value-type="float">
            <text:p>700</text:p>
          </table:table-cell>
          <table:table-cell ns41:value-type="float" table:style-name="ce38" office:value="1424" office:value-type="float">
            <text:p>1,4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5" office:value="772" office:value-type="float">
            <text:p>772</text:p>
          </table:table-cell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783" office:value-type="float">
            <text:p>783</text:p>
          </table:table-cell>
          <table:table-cell ns41:value-type="float" table:style-name="ce31" office:value="682" office:value-type="float">
            <text:p>682</text:p>
          </table:table-cell>
          <table:table-cell ns41:value-type="float" table:style-name="ce31" office:value="64" office:value-type="float">
            <text:p>64</text:p>
          </table:table-cell>
          <table:table-cell table:style-name="ce31"/>
          <table:table-cell ns41:value-type="float" table:style-name="ce31" office:value="746" office:value-type="float">
            <text:p>746</text:p>
          </table:table-cell>
          <table:table-cell ns41:value-type="float" table:style-name="ce38" office:value="1529" office:value-type="float">
            <text:p>1,5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5" office:value="721" office:value-type="float">
            <text:p>72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47" office:value-type="float">
            <text:p>747</text:p>
          </table:table-cell>
          <table:table-cell ns41:value-type="float" table:style-name="ce31" office:value="616" office:value-type="float">
            <text:p>616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12" office:value-type="float">
            <text:p>712</text:p>
          </table:table-cell>
          <table:table-cell ns41:value-type="float" table:style-name="ce38" office:value="1459" office:value-type="float">
            <text:p>1,4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5" office:value="733" office:value-type="float">
            <text:p>733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83" office:value-type="float">
            <text:p>783</text:p>
          </table:table-cell>
          <table:table-cell ns41:value-type="float" table:style-name="ce31" office:value="574" office:value-type="float">
            <text:p>574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21" office:value-type="float">
            <text:p>721</text:p>
          </table:table-cell>
          <table:table-cell ns41:value-type="float" table:style-name="ce38" office:value="1504" office:value-type="float">
            <text:p>1,5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5" office:value="698" office:value-type="float">
            <text:p>698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74" office:value-type="float">
            <text:p>774</text:p>
          </table:table-cell>
          <table:table-cell ns41:value-type="float" table:style-name="ce31" office:value="575" office:value-type="float">
            <text:p>575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739" office:value-type="float">
            <text:p>739</text:p>
          </table:table-cell>
          <table:table-cell ns41:value-type="float" table:style-name="ce38" office:value="1513" office:value-type="float">
            <text:p>1,5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5" office:value="649" office:value-type="float">
            <text:p>649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87" office:value-type="float">
            <text:p>787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73" office:value-type="float">
            <text:p>673</text:p>
          </table:table-cell>
          <table:table-cell ns41:value-type="float" table:style-name="ce38" office:value="1460" office:value-type="float">
            <text:p>1,46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583" office:value-type="float">
            <text:p>583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45" office:value-type="float">
            <text:p>745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38" office:value="1411" office:value-type="float">
            <text:p>1,4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504" office:value-type="float">
            <text:p>504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243" office:value-type="float">
            <text:p>24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599" office:value-type="float">
            <text:p>599</text:p>
          </table:table-cell>
          <table:table-cell ns41:value-type="float" table:style-name="ce38" office:value="1319" office:value-type="float">
            <text:p>1,3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417" office:value-type="float">
            <text:p>417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97" office:value-type="float">
            <text:p>697</text:p>
          </table:table-cell>
          <table:table-cell ns41:value-type="float" table:style-name="ce31" office:value="280" office:value-type="float">
            <text:p>280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556" office:value-type="float">
            <text:p>556</text:p>
          </table:table-cell>
          <table:table-cell ns41:value-type="float" table:style-name="ce38" office:value="1253" office:value-type="float">
            <text:p>1,25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343" office:value-type="float">
            <text:p>343</text:p>
          </table:table-cell>
          <table:table-cell ns41:value-type="float" table:style-name="ce31" office:value="227" office:value-type="float">
            <text:p>22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83" office:value-type="float">
            <text:p>583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8" office:value="1130" office:value-type="float">
            <text:p>1,1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338" office:value-type="float">
            <text:p>338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629" office:value-type="float">
            <text:p>629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339" office:value-type="float">
            <text:p>33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87" office:value-type="float">
            <text:p>587</text:p>
          </table:table-cell>
          <table:table-cell ns41:value-type="float" table:style-name="ce38" office:value="1216" office:value-type="float">
            <text:p>1,21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220" office:value-type="float">
            <text:p>220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01" office:value-type="float">
            <text:p>501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46" office:value-type="float">
            <text:p>446</text:p>
          </table:table-cell>
          <table:table-cell ns41:value-type="float" table:style-name="ce39" office:value="947" office:value-type="float">
            <text:p>9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226" office:value-type="float">
            <text:p>226</text:p>
          </table:table-cell>
          <table:table-cell ns41:value-type="float" table:style-name="ce31" office:value="276" office:value-type="float">
            <text:p>27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16" office:value-type="float">
            <text:p>516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9" office:value="965" office:value-type="float">
            <text:p>9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197" office:value-type="float">
            <text:p>197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541" office:value-type="float">
            <text:p>541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8" office:value="1055" office:value-type="float">
            <text:p>1,0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169" office:value-type="float">
            <text:p>169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485" office:value-type="float">
            <text:p>485</text:p>
          </table:table-cell>
          <table:table-cell ns41:value-type="float" table:style-name="ce39" office:value="957" office:value-type="float">
            <text:p>9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137" office:value-type="float">
            <text:p>137</text:p>
          </table:table-cell>
          <table:table-cell ns41:value-type="float" table:style-name="ce31" office:value="296" office:value-type="float">
            <text:p>29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353" office:value-type="float">
            <text:p>35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86" office:value-type="float">
            <text:p>486</text:p>
          </table:table-cell>
          <table:table-cell ns41:value-type="float" table:style-name="ce39" office:value="933" office:value-type="float">
            <text:p>9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153" office:value-type="float">
            <text:p>153</text:p>
          </table:table-cell>
          <table:table-cell ns41:value-type="float" table:style-name="ce31" office:value="353" office:value-type="float">
            <text:p>35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9" office:value="990" office:value-type="float">
            <text:p>9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107" office:value-type="float">
            <text:p>107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48" office:value-type="float">
            <text:p>448</text:p>
          </table:table-cell>
          <table:table-cell ns41:value-type="float" table:style-name="ce39" office:value="913" office:value-type="float">
            <text:p>9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121" office:value-type="float">
            <text:p>121</text:p>
          </table:table-cell>
          <table:table-cell ns41:value-type="float" table:style-name="ce31" office:value="338" office:value-type="float">
            <text:p>338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482" office:value-type="float">
            <text:p>482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9" office:value="942" office:value-type="float">
            <text:p>94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95" office:value-type="float">
            <text:p>95</text:p>
          </table:table-cell>
          <table:table-cell ns41:value-type="float" table:style-name="ce31" office:value="342" office:value-type="float">
            <text:p>34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9" office:value="877" office:value-type="float">
            <text:p>8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87" office:value-type="float">
            <text:p>87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9" office:value="907" office:value-type="float">
            <text:p>90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70" office:value-type="float">
            <text:p>70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9" office:value="794" office:value-type="float">
            <text:p>7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72" office:value-type="float">
            <text:p>72</text:p>
          </table:table-cell>
          <table:table-cell ns41:value-type="float" table:style-name="ce31" office:value="310" office:value-type="float">
            <text:p>310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9" office:value="840" office:value-type="float">
            <text:p>8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1" office:value="317" office:value-type="float">
            <text:p>317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9" office:value="768" office:value-type="float">
            <text:p>76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63" office:value-type="float">
            <text:p>63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9" office:value="811" office:value-type="float">
            <text:p>8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9" office:value="775" office:value-type="float">
            <text:p>7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59" office:value-type="float">
            <text:p>59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9" office:value="828" office:value-type="float">
            <text:p>8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41" office:value-type="float">
            <text:p>41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59" office:value-type="float">
            <text:p>35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288" office:value-type="float">
            <text:p>288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9" office:value="736" office:value-type="float">
            <text:p>7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39" office:value-type="float">
            <text:p>39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85" office:value-type="float">
            <text:p>385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9" office:value="788" office:value-type="float">
            <text:p>7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56" office:value-type="float">
            <text:p>56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298" office:value-type="float">
            <text:p>298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9" office:value="838" office:value-type="float">
            <text:p>8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66" office:value-type="float">
            <text:p>66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9" office:value="828" office:value-type="float">
            <text:p>8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6" office:value="25835" office:value-type="float">
            <text:p>25,835</text:p>
          </table:table-cell>
          <table:table-cell ns41:value-type="float" table:style-name="ce32" office:value="7824" office:value-type="float">
            <text:p>7,824</text:p>
          </table:table-cell>
          <table:table-cell ns41:value-type="float" table:style-name="ce31" office:value="491" office:value-type="float">
            <office:annotation draw:style-name="gr1" svg:height="1.958cm" draw:caption-point-y="2.47cm" svg:width="3.551cm" svg:x="12.941cm" draw:caption-point-x="4.398cm" svg:y="118.48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19. Dit moet zijn 491.</text:span></text:p>
              <text:p text:style-name="P1"><text:span text:style-name="T2"/></text:p>
            </office:annotation>
            <text:p>491</text:p>
          </table:table-cell>
          <table:table-cell ns41:value-type="float" table:style-name="ce32" office:value="34150" office:value-type="float">
            <text:p>34,150</text:p>
          </table:table-cell>
          <table:table-cell ns41:value-type="float" table:style-name="ce32" office:value="23593" office:value-type="float">
            <text:p>23,593</text:p>
          </table:table-cell>
          <table:table-cell ns41:value-type="float" table:style-name="ce32" office:value="8388" office:value-type="float">
            <text:p>8,388</text:p>
          </table:table-cell>
          <table:table-cell ns41:value-type="float" table:style-name="ce31" office:value="767" office:value-type="float">
            <text:p>767</text:p>
          </table:table-cell>
          <table:table-cell ns41:value-type="float" table:style-name="ce32" office:value="32748" office:value-type="float">
            <text:p>32,748</text:p>
          </table:table-cell>
          <table:table-cell ns41:value-type="float" table:style-name="ce38" office:value="66898" office:value-type="float">
            <text:p>66,89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288" office:value-type="float">
            <text:p>28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25" office:value-type="float">
            <text:p>325</text:p>
          </table:table-cell>
          <table:table-cell ns41:value-type="float" table:style-name="ce39" office:value="665" office:value-type="float">
            <text:p>6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29" office:value-type="float">
            <text:p>29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30" office:value-type="float">
            <text:p>330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9" office:value="688" office:value-type="float">
            <text:p>6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32" office:value-type="float">
            <text:p>32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41" office:value-type="float">
            <text:p>24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9" office:value="638" office:value-type="float">
            <text:p>6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38" office:value-type="float">
            <text:p>38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253" office:value-type="float">
            <text:p>253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357" office:value-type="float">
            <text:p>357</text:p>
          </table:table-cell>
          <table:table-cell ns41:value-type="float" table:style-name="ce39" office:value="654" office:value-type="float">
            <text:p>65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29" office:value-type="float">
            <text:p>29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305" office:value-type="float">
            <text:p>305</text:p>
          </table:table-cell>
          <table:table-cell ns41:value-type="float" table:style-name="ce39" office:value="577" office:value-type="float">
            <text:p>5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32" office:value-type="float">
            <text:p>32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9" office:value="587" office:value-type="float">
            <text:p>5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9" office:value="526" office:value-type="float">
            <text:p>5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31" office:value-type="float">
            <text:p>31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9" office:value="575" office:value-type="float">
            <text:p>57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9" office:value="437" office:value-type="float">
            <text:p>4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9" office:value="513" office:value-type="float">
            <text:p>5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9" office:value="365" office:value-type="float">
            <text:p>3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31" office:value-type="float">
            <text:p>31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9" office:value="487" office:value-type="float">
            <text:p>48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9" office:value="419" office:value-type="float">
            <text:p>41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9" office:value="385" office:value-type="float">
            <text:p>3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96" office:value-type="float">
            <text:p>196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9" office:value="373" office:value-type="float">
            <text:p>37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13" office:value-type="float">
            <text:p>13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9" office:value="338" office:value-type="float">
            <text:p>3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13" office:value-type="float">
            <text:p>13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9" office:value="303" office:value-type="float">
            <text:p>30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9" office:value="255" office:value-type="float">
            <text:p>25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9" office:value="304" office:value-type="float">
            <text:p>30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9" office:value="282" office:value-type="float">
            <text:p>2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9" office:value="209" office:value-type="float">
            <text:p>20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9" office:value="251" office:value-type="float">
            <text:p>25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9" office:value="184" office:value-type="float">
            <text:p>1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9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9" office:value="202" office:value-type="float">
            <text:p>2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9" office:value="138" office:value-type="float">
            <text:p>1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9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9" office:value="127" office:value-type="float">
            <text:p>1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9" office:value="123" office:value-type="float">
            <text:p>1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9" office:value="90" office:value-type="float">
            <text:p>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9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5" office:value-type="float">
            <text:p>5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3" office:value-type="float">
            <text:p>3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9" office:value="63" office:value-type="float">
            <text:p>6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9" office:value="56" office:value-type="float">
            <text:p>5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9" office:value="46" office:value-type="float">
            <text:p>4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9" office:value="43" office:value-type="float">
            <text:p>4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5"/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table:style-name="ce25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9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5"/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2 tot 10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VIJF EN TACHTIG GEMEENTEN TEN PLATTEN LANDE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6" office:value="26407" office:value-type="float">
            <text:p>26,407</text:p>
          </table:table-cell>
          <table:table-cell ns41:value-type="float" table:style-name="ce32" office:value="11537" office:value-type="float">
            <text:p>11,537</text:p>
          </table:table-cell>
          <table:table-cell ns41:value-type="float" table:style-name="ce32" office:value="1664" office:value-type="float">
            <office:annotation draw:style-name="gr1" svg:height="1.958cm" draw:caption-point-y="2.47cm" svg:width="3.551cm" svg:x="12.941cm" draw:caption-point-x="4.398cm" svg:y="141.8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646. Dit moet zijn 1664.</text:span></text:p>
              <text:p text:style-name="P1"><text:span text:style-name="T2"/></text:p>
            </office:annotation>
            <text:p>1,664</text:p>
          </table:table-cell>
          <table:table-cell ns41:value-type="float" table:style-name="ce32" office:value="39608" office:value-type="float">
            <text:p>39,608</text:p>
          </table:table-cell>
          <table:table-cell ns41:value-type="float" table:style-name="ce32" office:value="24194" office:value-type="float">
            <text:p>24,194</text:p>
          </table:table-cell>
          <table:table-cell ns41:value-type="float" table:style-name="ce32" office:value="11555" office:value-type="float">
            <text:p>11,555</text:p>
          </table:table-cell>
          <table:table-cell ns41:value-type="float" table:style-name="ce32" office:value="2956" office:value-type="float">
            <text:p>2,956</text:p>
          </table:table-cell>
          <table:table-cell ns41:value-type="float" table:style-name="ce32" office:value="38705" office:value-type="float">
            <text:p>38,705</text:p>
          </table:table-cell>
          <table:table-cell ns41:value-type="float" table:style-name="ce38" office:value="78313" office:value-type="float">
            <text:p>78,31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6" office:value="1955" office:value-type="float">
            <text:p>1,955</text:p>
          </table:table-cell>
          <table:table-cell table:style-name="ce31" table:number-columns-repeated="2"/>
          <table:table-cell ns41:value-type="float" table:style-name="ce32" office:value="1955" office:value-type="float">
            <text:p>1,955</text:p>
          </table:table-cell>
          <table:table-cell ns41:value-type="float" table:style-name="ce32" office:value="1881" office:value-type="float">
            <text:p>1,881</text:p>
          </table:table-cell>
          <table:table-cell table:style-name="ce31" table:number-columns-repeated="2"/>
          <table:table-cell ns41:value-type="float" table:style-name="ce32" office:value="1881" office:value-type="float">
            <text:p>1,881</text:p>
          </table:table-cell>
          <table:table-cell ns41:value-type="float" table:style-name="ce38" office:value="3836" office:value-type="float">
            <text:p>3,8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6" office:value="1574" office:value-type="float">
            <text:p>1,574</text:p>
          </table:table-cell>
          <table:table-cell table:style-name="ce31" table:number-columns-repeated="2"/>
          <table:table-cell ns41:value-type="float" table:style-name="ce32" office:value="1574" office:value-type="float">
            <text:p>1,574</text:p>
          </table:table-cell>
          <table:table-cell ns41:value-type="float" table:style-name="ce32" office:value="1602" office:value-type="float">
            <text:p>1,602</text:p>
          </table:table-cell>
          <table:table-cell table:style-name="ce31" table:number-columns-repeated="2"/>
          <table:table-cell ns41:value-type="float" table:style-name="ce32" office:value="1602" office:value-type="float">
            <text:p>1,602</text:p>
          </table:table-cell>
          <table:table-cell ns41:value-type="float" table:style-name="ce38" office:value="3176" office:value-type="float">
            <text:p>3,1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6" office:value="1469" office:value-type="float">
            <text:p>1,469</text:p>
          </table:table-cell>
          <table:table-cell table:style-name="ce31" table:number-columns-repeated="2"/>
          <table:table-cell ns41:value-type="float" table:style-name="ce32" office:value="1469" office:value-type="float">
            <text:p>1,469</text:p>
          </table:table-cell>
          <table:table-cell ns41:value-type="float" table:style-name="ce32" office:value="1454" office:value-type="float">
            <text:p>1,454</text:p>
          </table:table-cell>
          <table:table-cell table:style-name="ce31" table:number-columns-repeated="2"/>
          <table:table-cell ns41:value-type="float" table:style-name="ce32" office:value="1454" office:value-type="float">
            <text:p>1,454</text:p>
          </table:table-cell>
          <table:table-cell ns41:value-type="float" table:style-name="ce38" office:value="2923" office:value-type="float">
            <text:p>2,92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6" office:value="1407" office:value-type="float">
            <text:p>1,407</text:p>
          </table:table-cell>
          <table:table-cell table:style-name="ce31" table:number-columns-repeated="2"/>
          <table:table-cell ns41:value-type="float" table:style-name="ce32" office:value="1407" office:value-type="float">
            <text:p>1,407</text:p>
          </table:table-cell>
          <table:table-cell ns41:value-type="float" table:style-name="ce32" office:value="1420" office:value-type="float">
            <text:p>1,420</text:p>
          </table:table-cell>
          <table:table-cell table:style-name="ce31" table:number-columns-repeated="2"/>
          <table:table-cell ns41:value-type="float" table:style-name="ce32" office:value="1420" office:value-type="float">
            <text:p>1,420</text:p>
          </table:table-cell>
          <table:table-cell ns41:value-type="float" table:style-name="ce38" office:value="2827" office:value-type="float">
            <text:p>2,82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6" office:value="1723" office:value-type="float">
            <text:p>1,723</text:p>
          </table:table-cell>
          <table:table-cell table:style-name="ce31" table:number-columns-repeated="2"/>
          <table:table-cell ns41:value-type="float" table:style-name="ce32" office:value="1723" office:value-type="float">
            <text:p>1,723</text:p>
          </table:table-cell>
          <table:table-cell ns41:value-type="float" table:style-name="ce32" office:value="1624" office:value-type="float">
            <text:p>1,624</text:p>
          </table:table-cell>
          <table:table-cell table:style-name="ce31" table:number-columns-repeated="2"/>
          <table:table-cell ns41:value-type="float" table:style-name="ce32" office:value="1624" office:value-type="float">
            <text:p>1,624</text:p>
          </table:table-cell>
          <table:table-cell ns41:value-type="float" table:style-name="ce38" office:value="3347" office:value-type="float">
            <text:p>3,34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6" office:value="1670" office:value-type="float">
            <text:p>1,670</text:p>
          </table:table-cell>
          <table:table-cell table:style-name="ce31" table:number-columns-repeated="2"/>
          <table:table-cell ns41:value-type="float" table:style-name="ce32" office:value="1670" office:value-type="float">
            <text:p>1,670</text:p>
          </table:table-cell>
          <table:table-cell ns41:value-type="float" table:style-name="ce32" office:value="1697" office:value-type="float">
            <text:p>1,697</text:p>
          </table:table-cell>
          <table:table-cell table:style-name="ce31" table:number-columns-repeated="2"/>
          <table:table-cell ns41:value-type="float" table:style-name="ce32" office:value="1697" office:value-type="float">
            <text:p>1,697</text:p>
          </table:table-cell>
          <table:table-cell ns41:value-type="float" table:style-name="ce38" office:value="3367" office:value-type="float">
            <text:p>3,36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6" office:value="1750" office:value-type="float">
            <text:p>1,750</text:p>
          </table:table-cell>
          <table:table-cell table:style-name="ce31" table:number-columns-repeated="2"/>
          <table:table-cell ns41:value-type="float" table:style-name="ce32" office:value="1750" office:value-type="float">
            <text:p>1,750</text:p>
          </table:table-cell>
          <table:table-cell ns41:value-type="float" table:style-name="ce32" office:value="1643" office:value-type="float">
            <text:p>1,643</text:p>
          </table:table-cell>
          <table:table-cell table:style-name="ce31" table:number-columns-repeated="2"/>
          <table:table-cell ns41:value-type="float" table:style-name="ce32" office:value="1643" office:value-type="float">
            <text:p>1,643</text:p>
          </table:table-cell>
          <table:table-cell ns41:value-type="float" table:style-name="ce38" office:value="3393" office:value-type="float">
            <text:p>3,3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6" office:value="1617" office:value-type="float">
            <text:p>1,617</text:p>
          </table:table-cell>
          <table:table-cell table:style-name="ce31" table:number-columns-repeated="2"/>
          <table:table-cell ns41:value-type="float" table:style-name="ce32" office:value="1617" office:value-type="float">
            <text:p>1,617</text:p>
          </table:table-cell>
          <table:table-cell ns41:value-type="float" table:style-name="ce32" office:value="1641" office:value-type="float">
            <text:p>1,641</text:p>
          </table:table-cell>
          <table:table-cell table:style-name="ce31" table:number-columns-repeated="2"/>
          <table:table-cell ns41:value-type="float" table:style-name="ce32" office:value="1641" office:value-type="float">
            <text:p>1,641</text:p>
          </table:table-cell>
          <table:table-cell ns41:value-type="float" table:style-name="ce38" office:value="3258" office:value-type="float">
            <text:p>3,25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6" office:value="1671" office:value-type="float">
            <text:p>1,671</text:p>
          </table:table-cell>
          <table:table-cell table:style-name="ce31" table:number-columns-repeated="2"/>
          <table:table-cell ns41:value-type="float" table:style-name="ce32" office:value="1671" office:value-type="float">
            <text:p>1,671</text:p>
          </table:table-cell>
          <table:table-cell ns41:value-type="float" table:style-name="ce32" office:value="1603" office:value-type="float">
            <text:p>1,603</text:p>
          </table:table-cell>
          <table:table-cell table:style-name="ce31" table:number-columns-repeated="2"/>
          <table:table-cell ns41:value-type="float" table:style-name="ce32" office:value="1603" office:value-type="float">
            <text:p>1,603</text:p>
          </table:table-cell>
          <table:table-cell ns41:value-type="float" table:style-name="ce38" office:value="3274" office:value-type="float">
            <text:p>3,27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6" office:value="1659" office:value-type="float">
            <text:p>1,659</text:p>
          </table:table-cell>
          <table:table-cell table:style-name="ce31" table:number-columns-repeated="2"/>
          <table:table-cell ns41:value-type="float" table:style-name="ce32" office:value="1659" office:value-type="float">
            <text:p>1,659</text:p>
          </table:table-cell>
          <table:table-cell ns41:value-type="float" table:style-name="ce32" office:value="1626" office:value-type="float">
            <text:p>1,626</text:p>
          </table:table-cell>
          <table:table-cell table:style-name="ce31" table:number-columns-repeated="2"/>
          <table:table-cell ns41:value-type="float" table:style-name="ce32" office:value="1626" office:value-type="float">
            <text:p>1,626</text:p>
          </table:table-cell>
          <table:table-cell ns41:value-type="float" table:style-name="ce38" office:value="3285" office:value-type="float">
            <text:p>3,2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6" office:value="1677" office:value-type="float">
            <text:p>1,677</text:p>
          </table:table-cell>
          <table:table-cell table:style-name="ce31" table:number-columns-repeated="2"/>
          <table:table-cell ns41:value-type="float" table:style-name="ce32" office:value="1677" office:value-type="float">
            <text:p>1,677</text:p>
          </table:table-cell>
          <table:table-cell ns41:value-type="float" table:style-name="ce32" office:value="1624" office:value-type="float">
            <text:p>1,624</text:p>
          </table:table-cell>
          <table:table-cell table:style-name="ce31" table:number-columns-repeated="2"/>
          <table:table-cell ns41:value-type="float" table:style-name="ce32" office:value="1624" office:value-type="float">
            <text:p>1,624</text:p>
          </table:table-cell>
          <table:table-cell ns41:value-type="float" table:style-name="ce38" office:value="3301" office:value-type="float">
            <text:p>3,3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6" office:value="1606" office:value-type="float">
            <text:p>1,606</text:p>
          </table:table-cell>
          <table:table-cell table:style-name="ce31" table:number-columns-repeated="2"/>
          <table:table-cell ns41:value-type="float" table:style-name="ce32" office:value="1606" office:value-type="float">
            <text:p>1,606</text:p>
          </table:table-cell>
          <table:table-cell ns41:value-type="float" table:style-name="ce32" office:value="1660" office:value-type="float">
            <text:p>1,660</text:p>
          </table:table-cell>
          <table:table-cell table:style-name="ce31" table:number-columns-repeated="2"/>
          <table:table-cell ns41:value-type="float" table:style-name="ce32" office:value="1660" office:value-type="float">
            <text:p>1,660</text:p>
          </table:table-cell>
          <table:table-cell ns41:value-type="float" table:style-name="ce38" office:value="3266" office:value-type="float">
            <text:p>3,2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6" office:value="1610" office:value-type="float">
            <text:p>1,610</text:p>
          </table:table-cell>
          <table:table-cell table:style-name="ce31" table:number-columns-repeated="2"/>
          <table:table-cell ns41:value-type="float" office:value="1610" table:style-name="ce32" table:number-columns-repeated="2" office:value-type="float">
            <text:p>1,610</text:p>
          </table:table-cell>
          <table:table-cell table:style-name="ce31" table:number-columns-repeated="2"/>
          <table:table-cell ns41:value-type="float" table:style-name="ce32" office:value="1610" office:value-type="float">
            <text:p>1,610</text:p>
          </table:table-cell>
          <table:table-cell ns41:value-type="float" table:style-name="ce38" office:value="3220" office:value-type="float">
            <text:p>3,22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6" office:value="1594" office:value-type="float">
            <text:p>1,594</text:p>
          </table:table-cell>
          <table:table-cell table:style-name="ce31" table:number-columns-repeated="2"/>
          <table:table-cell ns41:value-type="float" table:style-name="ce32" office:value="1594" office:value-type="float">
            <text:p>1,594</text:p>
          </table:table-cell>
          <table:table-cell ns41:value-type="float" table:style-name="ce32" office:value="1524" office:value-type="float">
            <text:p>1,524</text:p>
          </table:table-cell>
          <table:table-cell table:style-name="ce31" table:number-columns-repeated="2"/>
          <table:table-cell ns41:value-type="float" table:style-name="ce32" office:value="1524" office:value-type="float">
            <text:p>1,524</text:p>
          </table:table-cell>
          <table:table-cell ns41:value-type="float" table:style-name="ce38" office:value="3118" office:value-type="float">
            <text:p>3,1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6" office:value="1630" office:value-type="float">
            <text:p>1,630</text:p>
          </table:table-cell>
          <table:table-cell table:style-name="ce31" table:number-columns-repeated="2"/>
          <table:table-cell ns41:value-type="float" table:style-name="ce32" office:value="1630" office:value-type="float">
            <text:p>1,630</text:p>
          </table:table-cell>
          <table:table-cell ns41:value-type="float" table:style-name="ce32" office:value="1629" office:value-type="float">
            <text:p>1,629</text:p>
          </table:table-cell>
          <table:table-cell table:style-name="ce31" table:number-columns-repeated="2"/>
          <table:table-cell ns41:value-type="float" table:style-name="ce32" office:value="1629" office:value-type="float">
            <text:p>1,629</text:p>
          </table:table-cell>
          <table:table-cell ns41:value-type="float" table:style-name="ce38" office:value="3259" office:value-type="float">
            <text:p>3,25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6" office:value="1478" office:value-type="float">
            <text:p>1,478</text:p>
          </table:table-cell>
          <table:table-cell table:style-name="ce31" table:number-columns-repeated="2"/>
          <table:table-cell ns41:value-type="float" table:style-name="ce32" office:value="1478" office:value-type="float">
            <text:p>1,478</text:p>
          </table:table-cell>
          <table:table-cell ns41:value-type="float" table:style-name="ce32" office:value="1522" office:value-type="float">
            <text:p>1,522</text:p>
          </table:table-cell>
          <table:table-cell table:style-name="ce31" table:number-columns-repeated="2"/>
          <table:table-cell ns41:value-type="float" table:style-name="ce32" office:value="1522" office:value-type="float">
            <text:p>1,522</text:p>
          </table:table-cell>
          <table:table-cell ns41:value-type="float" table:style-name="ce39" office:value="3000" office:value-type="float">
            <text:p>30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6" office:value="1563" office:value-type="float">
            <text:p>1,563</text:p>
          </table:table-cell>
          <table:table-cell table:style-name="ce31" table:number-columns-repeated="2"/>
          <table:table-cell ns41:value-type="float" table:style-name="ce32" office:value="1563" office:value-type="float">
            <text:p>1,563</text:p>
          </table:table-cell>
          <table:table-cell ns41:value-type="float" table:style-name="ce32" office:value="1530" office:value-type="float">
            <text:p>1,530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531" office:value-type="float">
            <text:p>1,531</text:p>
          </table:table-cell>
          <table:table-cell ns41:value-type="float" table:style-name="ce38" office:value="3094" office:value-type="float">
            <text:p>3,09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6" office:value="1345" office:value-type="float">
            <text:p>1,345</text:p>
          </table:table-cell>
          <table:table-cell table:style-name="ce31" table:number-columns-repeated="2"/>
          <table:table-cell ns41:value-type="float" table:style-name="ce32" office:value="1345" office:value-type="float">
            <text:p>1,345</text:p>
          </table:table-cell>
          <table:table-cell ns41:value-type="float" table:style-name="ce32" office:value="1353" office:value-type="float">
            <text:p>1,353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2" office:value="1356" office:value-type="float">
            <text:p>1,356</text:p>
          </table:table-cell>
          <table:table-cell ns41:value-type="float" table:style-name="ce38" office:value="2701" office:value-type="float">
            <text:p>2,7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6" office:value="1367" office:value-type="float">
            <text:p>1,367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2" office:value="1369" office:value-type="float">
            <text:p>1,369</text:p>
          </table:table-cell>
          <table:table-cell ns41:value-type="float" table:style-name="ce32" office:value="1214" office:value-type="float">
            <text:p>1,214</text:p>
          </table:table-cell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2" office:value="1222" office:value-type="float">
            <text:p>1,222</text:p>
          </table:table-cell>
          <table:table-cell ns41:value-type="float" table:style-name="ce38" office:value="2591" office:value-type="float">
            <text:p>2,5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6" office:value="1404" office:value-type="float">
            <text:p>1,404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2" office:value="1410" office:value-type="float">
            <text:p>1,410</text:p>
          </table:table-cell>
          <table:table-cell ns41:value-type="float" table:style-name="ce32" office:value="1311" office:value-type="float">
            <text:p>1,311</text:p>
          </table:table-cell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2" office:value="1335" office:value-type="float">
            <text:p>1,335</text:p>
          </table:table-cell>
          <table:table-cell ns41:value-type="float" table:style-name="ce38" office:value="2745" office:value-type="float">
            <text:p>2,74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6" office:value="1327" office:value-type="float">
            <text:p>1,327</text:p>
          </table:table-cell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2" office:value="1347" office:value-type="float">
            <text:p>1,347</text:p>
          </table:table-cell>
          <table:table-cell ns41:value-type="float" table:style-name="ce32" office:value="1375" office:value-type="float">
            <text:p>1,375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432" office:value-type="float">
            <text:p>1,432</text:p>
          </table:table-cell>
          <table:table-cell ns41:value-type="float" table:style-name="ce38" office:value="2779" office:value-type="float">
            <text:p>2,77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6" office:value="1353" office:value-type="float">
            <text:p>1,353</text:p>
          </table:table-cell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2" office:value="1383" office:value-type="float">
            <text:p>1,383</text:p>
          </table:table-cell>
          <table:table-cell ns41:value-type="float" table:style-name="ce32" office:value="1329" office:value-type="float">
            <text:p>1,329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428" office:value-type="float">
            <text:p>1,428</text:p>
          </table:table-cell>
          <table:table-cell ns41:value-type="float" table:style-name="ce38" office:value="2811" office:value-type="float">
            <text:p>2,8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6" office:value="1313" office:value-type="float">
            <text:p>1,313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385" office:value-type="float">
            <text:p>1,385</text:p>
          </table:table-cell>
          <table:table-cell ns41:value-type="float" table:style-name="ce32" office:value="1245" office:value-type="float">
            <text:p>1,245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2" office:value="1416" office:value-type="float">
            <text:p>1,416</text:p>
          </table:table-cell>
          <table:table-cell ns41:value-type="float" table:style-name="ce38" office:value="2801" office:value-type="float">
            <text:p>2,8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6" office:value="1290" office:value-type="float">
            <text:p>1,290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2" office:value="1420" office:value-type="float">
            <text:p>1,420</text:p>
          </table:table-cell>
          <table:table-cell ns41:value-type="float" table:style-name="ce32" office:value="1230" office:value-type="float">
            <text:p>1,230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491" office:value-type="float">
            <text:p>1,491</text:p>
          </table:table-cell>
          <table:table-cell ns41:value-type="float" table:style-name="ce38" office:value="2911" office:value-type="float">
            <text:p>2,91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6" office:value="1185" office:value-type="float">
            <text:p>1,185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385" office:value-type="float">
            <text:p>1,385</text:p>
          </table:table-cell>
          <table:table-cell ns41:value-type="float" table:style-name="ce32" office:value="1184" office:value-type="float">
            <text:p>1,184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2" office:value="1510" office:value-type="float">
            <text:p>1,510</text:p>
          </table:table-cell>
          <table:table-cell ns41:value-type="float" table:style-name="ce38" office:value="2895" office:value-type="float">
            <text:p>2,8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6" office:value="1116" office:value-type="float">
            <text:p>1,116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2" office:value="1430" office:value-type="float">
            <text:p>1,430</text:p>
          </table:table-cell>
          <table:table-cell ns41:value-type="float" table:style-name="ce32" office:value="1054" office:value-type="float">
            <text:p>1,054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2" office:value="1442" office:value-type="float">
            <text:p>1,442</text:p>
          </table:table-cell>
          <table:table-cell ns41:value-type="float" table:style-name="ce38" office:value="2872" office:value-type="float">
            <text:p>2,8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5" office:value="978" office:value-type="float">
            <text:p>978</text:p>
          </table:table-cell>
          <table:table-cell ns41:value-type="float" table:style-name="ce31" office:value="359" office:value-type="float">
            <text:p>35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2" office:value="1350" office:value-type="float">
            <text:p>1,350</text:p>
          </table:table-cell>
          <table:table-cell ns41:value-type="float" table:style-name="ce31" office:value="897" office:value-type="float">
            <text:p>897</text:p>
          </table:table-cell>
          <table:table-cell ns41:value-type="float" table:style-name="ce31" office:value="466" office:value-type="float">
            <text:p>46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2" office:value="1379" office:value-type="float">
            <text:p>1,379</text:p>
          </table:table-cell>
          <table:table-cell ns41:value-type="float" table:style-name="ce38" office:value="2729" office:value-type="float">
            <text:p>2,72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5" office:value="799" office:value-type="float">
            <text:p>799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2" office:value="1241" office:value-type="float">
            <text:p>1,241</text:p>
          </table:table-cell>
          <table:table-cell ns41:value-type="float" table:style-name="ce31" office:value="783" office:value-type="float">
            <text:p>783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2" office:value="1289" office:value-type="float">
            <text:p>1,289</text:p>
          </table:table-cell>
          <table:table-cell ns41:value-type="float" table:style-name="ce38" office:value="2530" office:value-type="float">
            <text:p>2,53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5" office:value="694" office:value-type="float">
            <text:p>694</text:p>
          </table:table-cell>
          <table:table-cell ns41:value-type="float" table:style-name="ce31" office:value="500" office:value-type="float">
            <text:p>500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2" office:value="1211" office:value-type="float">
            <text:p>1,211</text:p>
          </table:table-cell>
          <table:table-cell ns41:value-type="float" table:style-name="ce31" office:value="642" office:value-type="float">
            <text:p>642</text:p>
          </table:table-cell>
          <table:table-cell ns41:value-type="float" table:style-name="ce31" office:value="498" office:value-type="float">
            <text:p>498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2" office:value="1161" office:value-type="float">
            <text:p>1,161</text:p>
          </table:table-cell>
          <table:table-cell ns41:value-type="float" table:style-name="ce38" office:value="2372" office:value-type="float">
            <text:p>2,37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5" office:value="567" office:value-type="float">
            <text:p>567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2" office:value="1079" office:value-type="float">
            <text:p>1,079</text:p>
          </table:table-cell>
          <table:table-cell ns41:value-type="float" table:style-name="ce31" office:value="548" office:value-type="float">
            <text:p>548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2" office:value="1109" office:value-type="float">
            <text:p>1,109</text:p>
          </table:table-cell>
          <table:table-cell ns41:value-type="float" table:style-name="ce38" office:value="2188" office:value-type="float">
            <text:p>2,1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5" office:value="538" office:value-type="float">
            <text:p>538</text:p>
          </table:table-cell>
          <table:table-cell ns41:value-type="float" table:style-name="ce31" office:value="566" office:value-type="float">
            <text:p>566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2" office:value="1125" office:value-type="float">
            <text:p>1,125</text:p>
          </table:table-cell>
          <table:table-cell ns41:value-type="float" table:style-name="ce31" office:value="504" office:value-type="float">
            <text:p>504</text:p>
          </table:table-cell>
          <table:table-cell ns41:value-type="float" table:style-name="ce31" office:value="662" office:value-type="float">
            <text:p>66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2" office:value="1206" office:value-type="float">
            <text:p>1,206</text:p>
          </table:table-cell>
          <table:table-cell ns41:value-type="float" table:style-name="ce38" office:value="2331" office:value-type="float">
            <text:p>2,3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5" office:value="388" office:value-type="float">
            <text:p>388</text:p>
          </table:table-cell>
          <table:table-cell ns41:value-type="float" table:style-name="ce31" office:value="514" office:value-type="float">
            <text:p>51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16" office:value-type="float">
            <text:p>916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539" office:value-type="float">
            <text:p>53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921" office:value-type="float">
            <text:p>921</text:p>
          </table:table-cell>
          <table:table-cell ns41:value-type="float" table:style-name="ce38" office:value="1837" office:value-type="float">
            <text:p>1,8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5" office:value="377" office:value-type="float">
            <text:p>377</text:p>
          </table:table-cell>
          <table:table-cell ns41:value-type="float" table:style-name="ce31" office:value="542" office:value-type="float">
            <text:p>542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942" office:value-type="float">
            <text:p>942</text:p>
          </table:table-cell>
          <table:table-cell ns41:value-type="float" table:style-name="ce31" office:value="357" office:value-type="float">
            <text:p>357</text:p>
          </table:table-cell>
          <table:table-cell ns41:value-type="float" table:style-name="ce31" office:value="561" office:value-type="float">
            <text:p>56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948" office:value-type="float">
            <text:p>948</text:p>
          </table:table-cell>
          <table:table-cell ns41:value-type="float" table:style-name="ce38" office:value="1890" office:value-type="float">
            <text:p>1,89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5" office:value="334" office:value-type="float">
            <text:p>334</text:p>
          </table:table-cell>
          <table:table-cell ns41:value-type="float" table:style-name="ce31" office:value="624" office:value-type="float">
            <text:p>62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979" office:value-type="float">
            <text:p>979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2" office:value="1053" office:value-type="float">
            <text:p>1,053</text:p>
          </table:table-cell>
          <table:table-cell ns41:value-type="float" table:style-name="ce38" office:value="2032" office:value-type="float">
            <text:p>2,0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5" office:value="290" office:value-type="float">
            <text:p>290</text:p>
          </table:table-cell>
          <table:table-cell ns41:value-type="float" table:style-name="ce31" office:value="588" office:value-type="float">
            <text:p>58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903" office:value-type="float">
            <text:p>903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650" office:value-type="float">
            <text:p>650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2" office:value="1005" office:value-type="float">
            <text:p>1,005</text:p>
          </table:table-cell>
          <table:table-cell ns41:value-type="float" table:style-name="ce38" office:value="1908" office:value-type="float">
            <text:p>1,90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5" office:value="259" office:value-type="float">
            <text:p>259</text:p>
          </table:table-cell>
          <table:table-cell ns41:value-type="float" table:style-name="ce31" office:value="575" office:value-type="float">
            <text:p>575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868" office:value-type="float">
            <text:p>868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643" office:value-type="float">
            <text:p>643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969" office:value-type="float">
            <text:p>969</text:p>
          </table:table-cell>
          <table:table-cell ns41:value-type="float" table:style-name="ce38" office:value="1837" office:value-type="float">
            <text:p>1,83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5" office:value="235" office:value-type="float">
            <text:p>235</text:p>
          </table:table-cell>
          <table:table-cell ns41:value-type="float" table:style-name="ce31" office:value="658" office:value-type="float">
            <text:p>658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924" office:value-type="float">
            <text:p>924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679" office:value-type="float">
            <text:p>679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967" office:value-type="float">
            <text:p>967</text:p>
          </table:table-cell>
          <table:table-cell ns41:value-type="float" table:style-name="ce38" office:value="1891" office:value-type="float">
            <text:p>1,8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5" office:value="178" office:value-type="float">
            <text:p>178</text:p>
          </table:table-cell>
          <table:table-cell ns41:value-type="float" table:style-name="ce31" office:value="623" office:value-type="float">
            <text:p>62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831" office:value-type="float">
            <text:p>831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640" office:value-type="float">
            <text:p>640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895" office:value-type="float">
            <text:p>895</text:p>
          </table:table-cell>
          <table:table-cell ns41:value-type="float" table:style-name="ce38" office:value="1726" office:value-type="float">
            <text:p>1,72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5" office:value="185" office:value-type="float">
            <text:p>185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879" office:value-type="float">
            <text:p>879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938" office:value-type="float">
            <text:p>938</text:p>
          </table:table-cell>
          <table:table-cell ns41:value-type="float" table:style-name="ce38" office:value="1817" office:value-type="float">
            <text:p>1,81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5" office:value="156" office:value-type="float">
            <text:p>156</text:p>
          </table:table-cell>
          <table:table-cell ns41:value-type="float" table:style-name="ce31" office:value="677" office:value-type="float">
            <text:p>67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873" office:value-type="float">
            <text:p>873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678" office:value-type="float">
            <text:p>678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929" office:value-type="float">
            <text:p>929</text:p>
          </table:table-cell>
          <table:table-cell ns41:value-type="float" table:style-name="ce38" office:value="1802" office:value-type="float">
            <text:p>1,80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5" office:value="145" office:value-type="float">
            <text:p>145</text:p>
          </table:table-cell>
          <table:table-cell ns41:value-type="float" table:style-name="ce31" office:value="683" office:value-type="float">
            <text:p>683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879" office:value-type="float">
            <text:p>879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696" office:value-type="float">
            <text:p>696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987" office:value-type="float">
            <text:p>987</text:p>
          </table:table-cell>
          <table:table-cell ns41:value-type="float" table:style-name="ce38" office:value="1866" office:value-type="float">
            <text:p>1,8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5" office:value="116" office:value-type="float">
            <text:p>116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752" office:value-type="float">
            <text:p>752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561" office:value-type="float">
            <text:p>561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779" office:value-type="float">
            <text:p>779</text:p>
          </table:table-cell>
          <table:table-cell ns41:value-type="float" table:style-name="ce38" office:value="1531" office:value-type="float">
            <text:p>1,53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5" office:value="124" office:value-type="float">
            <text:p>124</text:p>
          </table:table-cell>
          <table:table-cell ns41:value-type="float" table:style-name="ce31" office:value="619" office:value-type="float">
            <text:p>619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787" office:value-type="float">
            <text:p>787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626" office:value-type="float">
            <text:p>626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889" office:value-type="float">
            <text:p>889</text:p>
          </table:table-cell>
          <table:table-cell ns41:value-type="float" table:style-name="ce38" office:value="1676" office:value-type="float">
            <text:p>1,6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5" office:value="90" office:value-type="float">
            <text:p>90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737" office:value-type="float">
            <text:p>737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617" office:value-type="float">
            <text:p>617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843" office:value-type="float">
            <text:p>843</text:p>
          </table:table-cell>
          <table:table-cell ns41:value-type="float" table:style-name="ce38" office:value="1580" office:value-type="float">
            <text:p>1,58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5" office:value="117" office:value-type="float">
            <text:p>117</text:p>
          </table:table-cell>
          <table:table-cell ns41:value-type="float" table:style-name="ce31" office:value="598" office:value-type="float">
            <text:p>59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771" office:value-type="float">
            <text:p>771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566" office:value-type="float">
            <text:p>566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795" office:value-type="float">
            <text:p>795</text:p>
          </table:table-cell>
          <table:table-cell ns41:value-type="float" table:style-name="ce38" office:value="1565" office:value-type="float">
            <text:p>1,56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5" office:value="113" office:value-type="float">
            <text:p>113</text:p>
          </table:table-cell>
          <table:table-cell ns41:value-type="float" table:style-name="ce31" office:value="580" office:value-type="float">
            <text:p>580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746" office:value-type="float">
            <text:p>746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1" office:value="545" office:value-type="float">
            <text:p>545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769" office:value-type="float">
            <text:p>769</text:p>
          </table:table-cell>
          <table:table-cell ns41:value-type="float" table:style-name="ce38" office:value="1515" office:value-type="float">
            <text:p>1,5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5" office:value="106" office:value-type="float">
            <text:p>106</text:p>
          </table:table-cell>
          <table:table-cell ns41:value-type="float" table:style-name="ce31" office:value="631" office:value-type="float">
            <text:p>631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791" office:value-type="float">
            <text:p>791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572" office:value-type="float">
            <text:p>572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795" office:value-type="float">
            <text:p>795</text:p>
          </table:table-cell>
          <table:table-cell ns41:value-type="float" table:style-name="ce38" office:value="1586" office:value-type="float">
            <text:p>1,58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31" office:value="569" office:value-type="float">
            <text:p>569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702" office:value-type="float">
            <text:p>702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810" office:value-type="float">
            <text:p>810</text:p>
          </table:table-cell>
          <table:table-cell ns41:value-type="float" table:style-name="ce38" office:value="1512" office:value-type="float">
            <text:p>1,51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5" office:value="77" office:value-type="float">
            <text:p>77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717" office:value-type="float">
            <text:p>717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816" office:value-type="float">
            <text:p>816</text:p>
          </table:table-cell>
          <table:table-cell ns41:value-type="float" table:style-name="ce38" office:value="1533" office:value-type="float">
            <office:annotation draw:style-name="gr1" svg:height="1.957cm" draw:caption-point-y="2.47cm" svg:width="3.551cm" svg:x="23.588cm" draw:caption-point-x="4.398cm" svg:y="163.9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553. Dit moet zijn 1533.</text:span></text:p>
              <text:p text:style-name="P1"><text:span text:style-name="T2"/></text:p>
            </office:annotation>
            <text:p>1,5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5" office:value="92" office:value-type="float">
            <text:p>92</text:p>
          </table:table-cell>
          <table:table-cell ns41:value-type="float" table:style-name="ce31" office:value="596" office:value-type="float">
            <text:p>596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754" office:value-type="float">
            <text:p>754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584" office:value-type="float">
            <text:p>584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882" office:value-type="float">
            <text:p>882</text:p>
          </table:table-cell>
          <table:table-cell ns41:value-type="float" table:style-name="ce38" office:value="1636" office:value-type="float">
            <text:p>1,6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5" office:value="101" office:value-type="float">
            <text:p>101</text:p>
          </table:table-cell>
          <table:table-cell ns41:value-type="float" table:style-name="ce31" office:value="631" office:value-type="float">
            <text:p>631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804" office:value-type="float">
            <text:p>804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555" office:value-type="float">
            <text:p>555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880" office:value-type="float">
            <text:p>880</text:p>
          </table:table-cell>
          <table:table-cell ns41:value-type="float" table:style-name="ce38" office:value="1684" office:value-type="float">
            <text:p>1,68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6" office:value="46487" office:value-type="float">
            <text:p>46,487</text:p>
          </table:table-cell>
          <table:table-cell ns41:value-type="float" table:style-name="ce32" office:value="15215" office:value-type="float">
            <text:p>15,215</text:p>
          </table:table-cell>
          <table:table-cell ns41:value-type="float" table:style-name="ce31" office:value="986" office:value-type="float">
            <text:p>986</text:p>
          </table:table-cell>
          <table:table-cell ns41:value-type="float" table:style-name="ce32" office:value="62688" office:value-type="float">
            <text:p>62,688</text:p>
          </table:table-cell>
          <table:table-cell ns41:value-type="float" table:style-name="ce32" office:value="45943" office:value-type="float">
            <text:p>45,943</text:p>
          </table:table-cell>
          <table:table-cell ns41:value-type="float" table:style-name="ce32" office:value="16159" office:value-type="float">
            <text:p>16,159</text:p>
          </table:table-cell>
          <table:table-cell ns41:value-type="float" table:style-name="ce32" office:value="1835" office:value-type="float">
            <text:p>1,835</text:p>
          </table:table-cell>
          <table:table-cell ns41:value-type="float" table:style-name="ce32" office:value="63937" office:value-type="float">
            <text:p>63,937</text:p>
          </table:table-cell>
          <table:table-cell ns41:value-type="float" table:style-name="ce38" office:value="126625" office:value-type="float">
            <text:p>126,62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5" office:value="49" office:value-type="float">
            <text:p>49</text:p>
          </table:table-cell>
          <table:table-cell ns41:value-type="float" table:style-name="ce31" office:value="519" office:value-type="float">
            <text:p>51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673" office:value-type="float">
            <text:p>673</text:p>
          </table:table-cell>
          <table:table-cell ns41:value-type="float" table:style-name="ce38" office:value="1291" office:value-type="float">
            <text:p>1,29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1" office:value="511" office:value-type="float">
            <text:p>511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642" office:value-type="float">
            <text:p>642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489" office:value-type="float">
            <text:p>489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735" office:value-type="float">
            <text:p>735</text:p>
          </table:table-cell>
          <table:table-cell ns41:value-type="float" table:style-name="ce38" office:value="1377" office:value-type="float">
            <text:p>1,37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424" office:value-type="float">
            <text:p>424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1" office:value="653" office:value-type="float">
            <text:p>653</text:p>
          </table:table-cell>
          <table:table-cell ns41:value-type="float" table:style-name="ce38" office:value="1232" office:value-type="float">
            <text:p>1,23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5" office:value="67" office:value-type="float">
            <text:p>67</text:p>
          </table:table-cell>
          <table:table-cell ns41:value-type="float" table:style-name="ce31" office:value="446" office:value-type="float">
            <text:p>446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578" office:value-type="float">
            <text:p>578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31" office:value="670" office:value-type="float">
            <text:p>670</text:p>
          </table:table-cell>
          <table:table-cell ns41:value-type="float" table:style-name="ce38" office:value="1248" office:value-type="float">
            <text:p>1,2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540" office:value-type="float">
            <text:p>540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638" office:value-type="float">
            <text:p>638</text:p>
          </table:table-cell>
          <table:table-cell ns41:value-type="float" table:style-name="ce38" office:value="1178" office:value-type="float">
            <text:p>1,17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620" office:value-type="float">
            <text:p>620</text:p>
          </table:table-cell>
          <table:table-cell ns41:value-type="float" table:style-name="ce38" office:value="1095" office:value-type="float">
            <text:p>1,09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5" office:value="51" office:value-type="float">
            <text:p>51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502" office:value-type="float">
            <text:p>502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362" office:value-type="float">
            <text:p>362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8" office:value="1120" office:value-type="float">
            <text:p>1,12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5" office:value="48" office:value-type="float">
            <text:p>48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518" office:value-type="float">
            <text:p>518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351" office:value-type="float">
            <text:p>351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582" office:value-type="float">
            <text:p>582</text:p>
          </table:table-cell>
          <table:table-cell ns41:value-type="float" table:style-name="ce38" office:value="1100" office:value-type="float">
            <text:p>1,1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5" office:value="39" office:value-type="float">
            <text:p>39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9" office:value="938" office:value-type="float">
            <text:p>9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5" office:value="46" office:value-type="float">
            <text:p>46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586" office:value-type="float">
            <text:p>586</text:p>
          </table:table-cell>
          <table:table-cell ns41:value-type="float" table:style-name="ce38" office:value="1022" office:value-type="float">
            <text:p>1,02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5" office:value="28" office:value-type="float">
            <text:p>28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227" office:value-type="float">
            <text:p>227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9" office:value="788" office:value-type="float">
            <text:p>7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5" office:value="51" office:value-type="float">
            <text:p>51</text:p>
          </table:table-cell>
          <table:table-cell ns41:value-type="float" table:style-name="ce31" office:value="306" office:value-type="float">
            <text:p>306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529" office:value-type="float">
            <text:p>529</text:p>
          </table:table-cell>
          <table:table-cell ns41:value-type="float" table:style-name="ce39" office:value="969" office:value-type="float">
            <text:p>96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463" office:value-type="float">
            <text:p>463</text:p>
          </table:table-cell>
          <table:table-cell ns41:value-type="float" table:style-name="ce39" office:value="799" office:value-type="float">
            <text:p>79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5" office:value="30" office:value-type="float">
            <text:p>30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9" office:value="764" office:value-type="float">
            <text:p>76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5" office:value="37" office:value-type="float">
            <text:p>37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353" office:value-type="float">
            <text:p>353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195" office:value-type="float">
            <text:p>195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9" office:value="762" office:value-type="float">
            <text:p>76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9" office:value="666" office:value-type="float">
            <text:p>66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5" office:value="20" office:value-type="float">
            <text:p>20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9" office:value="589" office:value-type="float">
            <text:p>58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5" office:value="16" office:value-type="float">
            <text:p>16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286" office:value-type="float">
            <text:p>286</text:p>
          </table:table-cell>
          <table:table-cell ns41:value-type="float" table:style-name="ce39" office:value="528" office:value-type="float">
            <text:p>52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314" office:value-type="float">
            <text:p>314</text:p>
          </table:table-cell>
          <table:table-cell ns41:value-type="float" table:style-name="ce39" office:value="583" office:value-type="float">
            <text:p>58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5" office:value="19" office:value-type="float">
            <text:p>19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1" office:value="345" office:value-type="float">
            <text:p>345</text:p>
          </table:table-cell>
          <table:table-cell ns41:value-type="float" table:style-name="ce39" office:value="593" office:value-type="float">
            <text:p>5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5" office:value="12" office:value-type="float">
            <text:p>12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9" office:value="418" office:value-type="float">
            <text:p>41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9" office:value="488" office:value-type="float">
            <text:p>4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5" office:value="15" office:value-type="float">
            <text:p>15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9" office:value="376" office:value-type="float">
            <text:p>37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5" office:value="21" office:value-type="float">
            <text:p>21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9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9" office:value="397" office:value-type="float">
            <text:p>39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9" office:value="301" office:value-type="float">
            <text:p>30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146" office:value-type="float">
            <text:p>146</text:p>
          </table:table-cell>
          <table:table-cell ns41:value-type="float" table:style-name="ce39" office:value="285" office:value-type="float">
            <text:p>28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9" office:value="236" office:value-type="float">
            <text:p>23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9" office:value="239" office:value-type="float">
            <text:p>23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5" office:value="6" office:value-type="float">
            <text:p>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9" office:value="200" office:value-type="float">
            <text:p>20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5" office:value="8" office:value-type="float">
            <text:p>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9" office:value="124" office:value-type="float">
            <text:p>124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5" office:value="8" office:value-type="float">
            <text:p>8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9" office:value="133" office:value-type="float">
            <text:p>13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5" office:value="10" office:value-type="float">
            <text:p>1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1" office:value-type="float">
            <text:p>51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9" office:value="115" office:value-type="float">
            <text:p>1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9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9" office:value="88" office:value-type="float">
            <text:p>8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5"/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9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9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table:style-name="ce25"/>
          <table:table-cell ns41:value-type="float" table:style-name="ce31" office:value="9" office:value-type="float">
            <text:p>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6" table:style-name="ce31" table:number-columns-repeated="2" office:value-type="float">
            <text:p>6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3" office:value-type="float">
            <text:p>1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5" table:style-name="ce31" table:number-columns-repeated="2" office:value-type="float">
            <text:p>5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5"/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2 tot 103 jaren.</text:p>
          </table:table-cell>
          <table:table-cell table:style-name="Default"/>
          <table:table-cell table:style-name="ce25"/>
          <table:table-cell table:style-name="ce31" table:number-columns-repeated="5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7" office:value="47445" office:value-type="float">
            <text:p>47,445</text:p>
          </table:table-cell>
          <table:table-cell ns41:value-type="float" table:style-name="ce33" office:value="22182" office:value-type="float">
            <text:p>22,182</text:p>
          </table:table-cell>
          <table:table-cell ns41:value-type="float" table:style-name="ce33" office:value="3165" office:value-type="float">
            <text:p>3,165</text:p>
          </table:table-cell>
          <table:table-cell ns41:value-type="float" table:style-name="ce33" office:value="72792" office:value-type="float">
            <text:p>72,792</text:p>
          </table:table-cell>
          <table:table-cell ns41:value-type="float" table:style-name="ce33" office:value="47669" office:value-type="float">
            <text:p>47,669</text:p>
          </table:table-cell>
          <table:table-cell ns41:value-type="float" table:style-name="ce33" office:value="22242" office:value-type="float">
            <text:p>22,242</text:p>
          </table:table-cell>
          <table:table-cell ns41:value-type="float" table:style-name="ce33" office:value="6677" office:value-type="float">
            <text:p>6,677</text:p>
          </table:table-cell>
          <table:table-cell ns41:value-type="float" table:style-name="ce33" office:value="76588" office:value-type="float">
            <text:p>76,588</text:p>
          </table:table-cell>
          <table:table-cell ns41:value-type="float" table:style-name="ce40" office:value="149380" office:value-type="float">
            <text:p>149,380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6" table:default-cell-style-name="ce5"/>
        <table:table-column table:style-name="co5" table:default-cell-style-name="Default" table:number-columns-repeated="1021"/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ns41:value-type="string" table:style-name="ce44" office:value-type="string">
            <text:p>Editregel</text:p>
          </table:table-cell>
          <table:table-cell ns41:value-type="string" table:style-name="ce44" office:value-type="string">
            <text:p>Deel telling</text:p>
          </table:table-cell>
          <table:table-cell ns41:value-type="string" table:style-name="ce44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4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42" office:value="24545" office:value-type="float">
            <text:p>2454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1" office:value-type="float">
            <text:p>380505003201001</text:p>
          </table:table-cell>
          <table:table-cell table:number-columns-repeated="1021"/>
        </table:table-row>
        <table:table-row table:style-name="ro4">
          <table:table-cell ns41:value-type="float" table:style-name="ce42" office:value="24546" office:value-type="float">
            <text:p>2454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2" office:value-type="float">
            <text:p>380505003201002</text:p>
          </table:table-cell>
          <table:table-cell table:number-columns-repeated="1021"/>
        </table:table-row>
        <table:table-row table:style-name="ro4">
          <table:table-cell ns41:value-type="float" table:style-name="ce42" office:value="24547" office:value-type="float">
            <text:p>2454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3" office:value-type="float">
            <text:p>380505003201003</text:p>
          </table:table-cell>
          <table:table-cell table:number-columns-repeated="1021"/>
        </table:table-row>
        <table:table-row table:style-name="ro4">
          <table:table-cell ns41:value-type="float" table:style-name="ce42" office:value="24548" office:value-type="float">
            <text:p>2454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4" office:value-type="float">
            <text:p>380505003201004</text:p>
          </table:table-cell>
          <table:table-cell table:number-columns-repeated="1021"/>
        </table:table-row>
        <table:table-row table:style-name="ro4">
          <table:table-cell ns41:value-type="float" table:style-name="ce42" office:value="24549" office:value-type="float">
            <text:p>2454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5" office:value-type="float">
            <text:p>380505003201005</text:p>
          </table:table-cell>
          <table:table-cell table:number-columns-repeated="1021"/>
        </table:table-row>
        <table:table-row table:style-name="ro4">
          <table:table-cell ns41:value-type="float" table:style-name="ce42" office:value="24550" office:value-type="float">
            <text:p>2455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6" office:value-type="float">
            <text:p>380505003201006</text:p>
          </table:table-cell>
          <table:table-cell table:number-columns-repeated="1021"/>
        </table:table-row>
        <table:table-row table:style-name="ro4">
          <table:table-cell ns41:value-type="float" table:style-name="ce42" office:value="24551" office:value-type="float">
            <text:p>2455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7" office:value-type="float">
            <text:p>380505003201007</text:p>
          </table:table-cell>
          <table:table-cell table:number-columns-repeated="1021"/>
        </table:table-row>
        <table:table-row table:style-name="ro4">
          <table:table-cell ns41:value-type="float" table:style-name="ce42" office:value="24552" office:value-type="float">
            <text:p>2455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8" office:value-type="float">
            <text:p>380505003201008</text:p>
          </table:table-cell>
          <table:table-cell table:number-columns-repeated="1021"/>
        </table:table-row>
        <table:table-row table:style-name="ro4">
          <table:table-cell ns41:value-type="float" table:style-name="ce42" office:value="24553" office:value-type="float">
            <text:p>2455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09" office:value-type="float">
            <text:p>380505003201009</text:p>
          </table:table-cell>
          <table:table-cell table:number-columns-repeated="1021"/>
        </table:table-row>
        <table:table-row table:style-name="ro4">
          <table:table-cell ns41:value-type="float" table:style-name="ce42" office:value="24554" office:value-type="float">
            <text:p>2455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0" office:value-type="float">
            <text:p>380505003201010</text:p>
          </table:table-cell>
          <table:table-cell table:number-columns-repeated="1021"/>
        </table:table-row>
        <table:table-row table:style-name="ro4">
          <table:table-cell ns41:value-type="float" table:style-name="ce42" office:value="24555" office:value-type="float">
            <text:p>2455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1" office:value-type="float">
            <text:p>380505003201011</text:p>
          </table:table-cell>
          <table:table-cell table:number-columns-repeated="1021"/>
        </table:table-row>
        <table:table-row table:style-name="ro4">
          <table:table-cell ns41:value-type="float" table:style-name="ce42" office:value="24556" office:value-type="float">
            <text:p>2455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2" office:value-type="float">
            <text:p>380505003201012</text:p>
          </table:table-cell>
          <table:table-cell table:number-columns-repeated="1021"/>
        </table:table-row>
        <table:table-row table:style-name="ro4">
          <table:table-cell ns41:value-type="float" table:style-name="ce42" office:value="24557" office:value-type="float">
            <text:p>2455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3" office:value-type="float">
            <text:p>380505003201013</text:p>
          </table:table-cell>
          <table:table-cell table:number-columns-repeated="1021"/>
        </table:table-row>
        <table:table-row table:style-name="ro4">
          <table:table-cell ns41:value-type="float" table:style-name="ce42" office:value="24558" office:value-type="float">
            <text:p>2455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4" office:value-type="float">
            <text:p>380505003201014</text:p>
          </table:table-cell>
          <table:table-cell table:number-columns-repeated="1021"/>
        </table:table-row>
        <table:table-row table:style-name="ro4">
          <table:table-cell ns41:value-type="float" table:style-name="ce42" office:value="24559" office:value-type="float">
            <text:p>2455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5" office:value-type="float">
            <text:p>380505003201015</text:p>
          </table:table-cell>
          <table:table-cell table:number-columns-repeated="1021"/>
        </table:table-row>
        <table:table-row table:style-name="ro4">
          <table:table-cell ns41:value-type="float" table:style-name="ce42" office:value="24560" office:value-type="float">
            <text:p>2456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6" office:value-type="float">
            <text:p>380505003201016</text:p>
          </table:table-cell>
          <table:table-cell table:number-columns-repeated="1021"/>
        </table:table-row>
        <table:table-row table:style-name="ro4">
          <table:table-cell ns41:value-type="float" table:style-name="ce42" office:value="24561" office:value-type="float">
            <text:p>2456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7" office:value-type="float">
            <text:p>380505003201017</text:p>
          </table:table-cell>
          <table:table-cell table:number-columns-repeated="1021"/>
        </table:table-row>
        <table:table-row table:style-name="ro4">
          <table:table-cell ns41:value-type="float" table:style-name="ce42" office:value="24562" office:value-type="float">
            <text:p>2456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8" office:value-type="float">
            <text:p>380505003201018</text:p>
          </table:table-cell>
          <table:table-cell table:number-columns-repeated="1021"/>
        </table:table-row>
        <table:table-row table:style-name="ro4">
          <table:table-cell ns41:value-type="float" table:style-name="ce42" office:value="24563" office:value-type="float">
            <text:p>2456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19" office:value-type="float">
            <text:p>380505003201019</text:p>
          </table:table-cell>
          <table:table-cell table:number-columns-repeated="1021"/>
        </table:table-row>
        <table:table-row table:style-name="ro4">
          <table:table-cell ns41:value-type="float" table:style-name="ce42" office:value="24564" office:value-type="float">
            <text:p>2456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0" office:value-type="float">
            <text:p>380505003201020</text:p>
          </table:table-cell>
          <table:table-cell table:number-columns-repeated="1021"/>
        </table:table-row>
        <table:table-row table:style-name="ro4">
          <table:table-cell ns41:value-type="float" table:style-name="ce42" office:value="24565" office:value-type="float">
            <text:p>2456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1" office:value-type="float">
            <text:p>380505003201021</text:p>
          </table:table-cell>
          <table:table-cell table:number-columns-repeated="1021"/>
        </table:table-row>
        <table:table-row table:style-name="ro4">
          <table:table-cell ns41:value-type="float" table:style-name="ce42" office:value="24566" office:value-type="float">
            <text:p>2456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2" office:value-type="float">
            <text:p>380505003201022</text:p>
          </table:table-cell>
          <table:table-cell table:number-columns-repeated="1021"/>
        </table:table-row>
        <table:table-row table:style-name="ro4">
          <table:table-cell ns41:value-type="float" table:style-name="ce42" office:value="24567" office:value-type="float">
            <text:p>2456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3" office:value-type="float">
            <text:p>380505003201023</text:p>
          </table:table-cell>
          <table:table-cell table:number-columns-repeated="1021"/>
        </table:table-row>
        <table:table-row table:style-name="ro4">
          <table:table-cell ns41:value-type="float" table:style-name="ce42" office:value="24568" office:value-type="float">
            <text:p>2456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4" office:value-type="float">
            <text:p>380505003201024</text:p>
          </table:table-cell>
          <table:table-cell table:number-columns-repeated="1021"/>
        </table:table-row>
        <table:table-row table:style-name="ro4">
          <table:table-cell ns41:value-type="float" table:style-name="ce42" office:value="24569" office:value-type="float">
            <text:p>2456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5" office:value-type="float">
            <text:p>380505003201025</text:p>
          </table:table-cell>
          <table:table-cell table:number-columns-repeated="1021"/>
        </table:table-row>
        <table:table-row table:style-name="ro4">
          <table:table-cell ns41:value-type="float" table:style-name="ce42" office:value="24570" office:value-type="float">
            <text:p>2457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6" office:value-type="float">
            <text:p>380505003201026</text:p>
          </table:table-cell>
          <table:table-cell table:number-columns-repeated="1021"/>
        </table:table-row>
        <table:table-row table:style-name="ro4">
          <table:table-cell ns41:value-type="float" table:style-name="ce42" office:value="24571" office:value-type="float">
            <text:p>2457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7" office:value-type="float">
            <text:p>380505003201027</text:p>
          </table:table-cell>
          <table:table-cell table:number-columns-repeated="1021"/>
        </table:table-row>
        <table:table-row table:style-name="ro4">
          <table:table-cell ns41:value-type="float" table:style-name="ce42" office:value="24572" office:value-type="float">
            <text:p>2457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8" office:value-type="float">
            <text:p>380505003201028</text:p>
          </table:table-cell>
          <table:table-cell table:number-columns-repeated="1021"/>
        </table:table-row>
        <table:table-row table:style-name="ro4">
          <table:table-cell ns41:value-type="float" table:style-name="ce42" office:value="24573" office:value-type="float">
            <text:p>2457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29" office:value-type="float">
            <text:p>380505003201029</text:p>
          </table:table-cell>
          <table:table-cell table:number-columns-repeated="1021"/>
        </table:table-row>
        <table:table-row table:style-name="ro4">
          <table:table-cell ns41:value-type="float" table:style-name="ce42" office:value="24574" office:value-type="float">
            <text:p>2457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0" office:value-type="float">
            <text:p>380505003201030</text:p>
          </table:table-cell>
          <table:table-cell table:number-columns-repeated="1021"/>
        </table:table-row>
        <table:table-row table:style-name="ro4">
          <table:table-cell ns41:value-type="float" table:style-name="ce42" office:value="24575" office:value-type="float">
            <text:p>2457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1" office:value-type="float">
            <text:p>380505003201031</text:p>
          </table:table-cell>
          <table:table-cell table:number-columns-repeated="1021"/>
        </table:table-row>
        <table:table-row table:style-name="ro4">
          <table:table-cell ns41:value-type="float" table:style-name="ce42" office:value="24576" office:value-type="float">
            <text:p>2457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2" office:value-type="float">
            <text:p>380505003201032</text:p>
          </table:table-cell>
          <table:table-cell table:number-columns-repeated="1021"/>
        </table:table-row>
        <table:table-row table:style-name="ro4">
          <table:table-cell ns41:value-type="float" table:style-name="ce42" office:value="24577" office:value-type="float">
            <text:p>2457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3" office:value-type="float">
            <text:p>380505003201033</text:p>
          </table:table-cell>
          <table:table-cell table:number-columns-repeated="1021"/>
        </table:table-row>
        <table:table-row table:style-name="ro4">
          <table:table-cell ns41:value-type="float" table:style-name="ce42" office:value="24578" office:value-type="float">
            <text:p>2457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4" office:value-type="float">
            <text:p>380505003201034</text:p>
          </table:table-cell>
          <table:table-cell table:number-columns-repeated="1021"/>
        </table:table-row>
        <table:table-row table:style-name="ro4">
          <table:table-cell ns41:value-type="float" table:style-name="ce42" office:value="24579" office:value-type="float">
            <text:p>2457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5" office:value-type="float">
            <text:p>380505003201035</text:p>
          </table:table-cell>
          <table:table-cell table:number-columns-repeated="1021"/>
        </table:table-row>
        <table:table-row table:style-name="ro4">
          <table:table-cell ns41:value-type="float" table:style-name="ce42" office:value="24580" office:value-type="float">
            <text:p>2458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6" office:value-type="float">
            <text:p>380505003201036</text:p>
          </table:table-cell>
          <table:table-cell table:number-columns-repeated="1021"/>
        </table:table-row>
        <table:table-row table:style-name="ro4">
          <table:table-cell ns41:value-type="float" table:style-name="ce42" office:value="24581" office:value-type="float">
            <text:p>2458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7" office:value-type="float">
            <text:p>380505003201037</text:p>
          </table:table-cell>
          <table:table-cell table:number-columns-repeated="1021"/>
        </table:table-row>
        <table:table-row table:style-name="ro4">
          <table:table-cell ns41:value-type="float" table:style-name="ce42" office:value="24582" office:value-type="float">
            <text:p>2458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8" office:value-type="float">
            <text:p>380505003201038</text:p>
          </table:table-cell>
          <table:table-cell table:number-columns-repeated="1021"/>
        </table:table-row>
        <table:table-row table:style-name="ro4">
          <table:table-cell ns41:value-type="float" table:style-name="ce42" office:value="24583" office:value-type="float">
            <text:p>2458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39" office:value-type="float">
            <text:p>380505003201039</text:p>
          </table:table-cell>
          <table:table-cell table:number-columns-repeated="1021"/>
        </table:table-row>
        <table:table-row table:style-name="ro4">
          <table:table-cell ns41:value-type="float" table:style-name="ce42" office:value="24584" office:value-type="float">
            <text:p>2458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0" office:value-type="float">
            <text:p>380505003201040</text:p>
          </table:table-cell>
          <table:table-cell table:number-columns-repeated="1021"/>
        </table:table-row>
        <table:table-row table:style-name="ro4">
          <table:table-cell ns41:value-type="float" table:style-name="ce42" office:value="24585" office:value-type="float">
            <text:p>2458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1" office:value-type="float">
            <text:p>380505003201041</text:p>
          </table:table-cell>
          <table:table-cell table:number-columns-repeated="1021"/>
        </table:table-row>
        <table:table-row table:style-name="ro4">
          <table:table-cell ns41:value-type="float" table:style-name="ce42" office:value="24586" office:value-type="float">
            <text:p>2458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2" office:value-type="float">
            <text:p>380505003201042</text:p>
          </table:table-cell>
          <table:table-cell table:number-columns-repeated="1021"/>
        </table:table-row>
        <table:table-row table:style-name="ro4">
          <table:table-cell ns41:value-type="float" table:style-name="ce42" office:value="24587" office:value-type="float">
            <text:p>2458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3" office:value-type="float">
            <text:p>380505003201043</text:p>
          </table:table-cell>
          <table:table-cell table:number-columns-repeated="1021"/>
        </table:table-row>
        <table:table-row table:style-name="ro4">
          <table:table-cell ns41:value-type="float" table:style-name="ce42" office:value="24588" office:value-type="float">
            <text:p>2458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4" office:value-type="float">
            <text:p>380505003201044</text:p>
          </table:table-cell>
          <table:table-cell table:number-columns-repeated="1021"/>
        </table:table-row>
        <table:table-row table:style-name="ro4">
          <table:table-cell ns41:value-type="float" table:style-name="ce42" office:value="24589" office:value-type="float">
            <text:p>2458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5" office:value-type="float">
            <text:p>380505003201045</text:p>
          </table:table-cell>
          <table:table-cell table:number-columns-repeated="1021"/>
        </table:table-row>
        <table:table-row table:style-name="ro4">
          <table:table-cell ns41:value-type="float" table:style-name="ce42" office:value="24590" office:value-type="float">
            <text:p>2459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6" office:value-type="float">
            <text:p>380505003201046</text:p>
          </table:table-cell>
          <table:table-cell table:number-columns-repeated="1021"/>
        </table:table-row>
        <table:table-row table:style-name="ro4">
          <table:table-cell ns41:value-type="float" table:style-name="ce42" office:value="24591" office:value-type="float">
            <text:p>2459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7" office:value-type="float">
            <text:p>380505003201047</text:p>
          </table:table-cell>
          <table:table-cell table:number-columns-repeated="1021"/>
        </table:table-row>
        <table:table-row table:style-name="ro4">
          <table:table-cell ns41:value-type="float" table:style-name="ce42" office:value="24592" office:value-type="float">
            <text:p>2459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8" office:value-type="float">
            <text:p>380505003201048</text:p>
          </table:table-cell>
          <table:table-cell table:number-columns-repeated="1021"/>
        </table:table-row>
        <table:table-row table:style-name="ro4">
          <table:table-cell ns41:value-type="float" table:style-name="ce42" office:value="24593" office:value-type="float">
            <text:p>2459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49" office:value-type="float">
            <text:p>380505003201049</text:p>
          </table:table-cell>
          <table:table-cell table:number-columns-repeated="1021"/>
        </table:table-row>
        <table:table-row table:style-name="ro4">
          <table:table-cell ns41:value-type="float" table:style-name="ce42" office:value="24594" office:value-type="float">
            <text:p>2459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0" office:value-type="float">
            <text:p>380505003201050</text:p>
          </table:table-cell>
          <table:table-cell table:number-columns-repeated="1021"/>
        </table:table-row>
        <table:table-row table:style-name="ro4">
          <table:table-cell ns41:value-type="float" table:style-name="ce42" office:value="24595" office:value-type="float">
            <text:p>2459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1" office:value-type="float">
            <text:p>380505003201051</text:p>
          </table:table-cell>
          <table:table-cell table:number-columns-repeated="1021"/>
        </table:table-row>
        <table:table-row table:style-name="ro4">
          <table:table-cell ns41:value-type="float" table:style-name="ce42" office:value="24596" office:value-type="float">
            <text:p>2459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2" office:value-type="float">
            <text:p>380505003201052</text:p>
          </table:table-cell>
          <table:table-cell table:number-columns-repeated="1021"/>
        </table:table-row>
        <table:table-row table:style-name="ro4">
          <table:table-cell ns41:value-type="float" table:style-name="ce42" office:value="24597" office:value-type="float">
            <text:p>2459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3" office:value-type="float">
            <text:p>380505003201053</text:p>
          </table:table-cell>
          <table:table-cell table:number-columns-repeated="1021"/>
        </table:table-row>
        <table:table-row table:style-name="ro4">
          <table:table-cell ns41:value-type="float" table:style-name="ce42" office:value="24598" office:value-type="float">
            <text:p>2459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4" office:value-type="float">
            <text:p>380505003201054</text:p>
          </table:table-cell>
          <table:table-cell table:number-columns-repeated="1021"/>
        </table:table-row>
        <table:table-row table:style-name="ro4">
          <table:table-cell ns41:value-type="float" table:style-name="ce42" office:value="24599" office:value-type="float">
            <text:p>2459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5" office:value-type="float">
            <text:p>380505003201055</text:p>
          </table:table-cell>
          <table:table-cell table:number-columns-repeated="1021"/>
        </table:table-row>
        <table:table-row table:style-name="ro4">
          <table:table-cell ns41:value-type="float" table:style-name="ce42" office:value="24600" office:value-type="float">
            <text:p>2460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6" office:value-type="float">
            <text:p>380505003201056</text:p>
          </table:table-cell>
          <table:table-cell table:number-columns-repeated="1021"/>
        </table:table-row>
        <table:table-row table:style-name="ro4">
          <table:table-cell ns41:value-type="float" table:style-name="ce42" office:value="24601" office:value-type="float">
            <text:p>2460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7" office:value-type="float">
            <text:p>380505003201057</text:p>
          </table:table-cell>
          <table:table-cell table:number-columns-repeated="1021"/>
        </table:table-row>
        <table:table-row table:style-name="ro4">
          <table:table-cell ns41:value-type="float" table:style-name="ce42" office:value="24602" office:value-type="float">
            <text:p>2460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8" office:value-type="float">
            <text:p>380505003201058</text:p>
          </table:table-cell>
          <table:table-cell table:number-columns-repeated="1021"/>
        </table:table-row>
        <table:table-row table:style-name="ro4">
          <table:table-cell ns41:value-type="float" table:style-name="ce42" office:value="24603" office:value-type="float">
            <text:p>2460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59" office:value-type="float">
            <text:p>380505003201059</text:p>
          </table:table-cell>
          <table:table-cell table:number-columns-repeated="1021"/>
        </table:table-row>
        <table:table-row table:style-name="ro4">
          <table:table-cell ns41:value-type="float" table:style-name="ce42" office:value="24604" office:value-type="float">
            <text:p>2460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0" office:value-type="float">
            <text:p>380505003201060</text:p>
          </table:table-cell>
          <table:table-cell table:number-columns-repeated="1021"/>
        </table:table-row>
        <table:table-row table:style-name="ro4">
          <table:table-cell ns41:value-type="float" table:style-name="ce42" office:value="24605" office:value-type="float">
            <text:p>2460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1" office:value-type="float">
            <text:p>380505003201061</text:p>
          </table:table-cell>
          <table:table-cell table:number-columns-repeated="1021"/>
        </table:table-row>
        <table:table-row table:style-name="ro4">
          <table:table-cell ns41:value-type="float" table:style-name="ce42" office:value="24606" office:value-type="float">
            <text:p>2460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2" office:value-type="float">
            <text:p>380505003201062</text:p>
          </table:table-cell>
          <table:table-cell table:number-columns-repeated="1021"/>
        </table:table-row>
        <table:table-row table:style-name="ro4">
          <table:table-cell ns41:value-type="float" table:style-name="ce42" office:value="24607" office:value-type="float">
            <text:p>2460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3" office:value-type="float">
            <text:p>380505003201063</text:p>
          </table:table-cell>
          <table:table-cell table:number-columns-repeated="1021"/>
        </table:table-row>
        <table:table-row table:style-name="ro4">
          <table:table-cell ns41:value-type="float" table:style-name="ce42" office:value="24608" office:value-type="float">
            <text:p>2460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4" office:value-type="float">
            <text:p>380505003201064</text:p>
          </table:table-cell>
          <table:table-cell table:number-columns-repeated="1021"/>
        </table:table-row>
        <table:table-row table:style-name="ro4">
          <table:table-cell ns41:value-type="float" table:style-name="ce42" office:value="24609" office:value-type="float">
            <text:p>2460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5" office:value-type="float">
            <text:p>380505003201065</text:p>
          </table:table-cell>
          <table:table-cell table:number-columns-repeated="1021"/>
        </table:table-row>
        <table:table-row table:style-name="ro4">
          <table:table-cell ns41:value-type="float" table:style-name="ce42" office:value="24610" office:value-type="float">
            <text:p>2461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6" office:value-type="float">
            <text:p>380505003201066</text:p>
          </table:table-cell>
          <table:table-cell table:number-columns-repeated="1021"/>
        </table:table-row>
        <table:table-row table:style-name="ro4">
          <table:table-cell ns41:value-type="float" table:style-name="ce42" office:value="24611" office:value-type="float">
            <text:p>2461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7" office:value-type="float">
            <text:p>380505003201067</text:p>
          </table:table-cell>
          <table:table-cell table:number-columns-repeated="1021"/>
        </table:table-row>
        <table:table-row table:style-name="ro4">
          <table:table-cell ns41:value-type="float" table:style-name="ce42" office:value="24612" office:value-type="float">
            <text:p>2461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8" office:value-type="float">
            <text:p>380505003201068</text:p>
          </table:table-cell>
          <table:table-cell table:number-columns-repeated="1021"/>
        </table:table-row>
        <table:table-row table:style-name="ro4">
          <table:table-cell ns41:value-type="float" table:style-name="ce42" office:value="24613" office:value-type="float">
            <text:p>2461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69" office:value-type="float">
            <text:p>380505003201069</text:p>
          </table:table-cell>
          <table:table-cell table:number-columns-repeated="1021"/>
        </table:table-row>
        <table:table-row table:style-name="ro4">
          <table:table-cell ns41:value-type="float" table:style-name="ce42" office:value="24614" office:value-type="float">
            <text:p>2461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0" office:value-type="float">
            <text:p>380505003201070</text:p>
          </table:table-cell>
          <table:table-cell table:number-columns-repeated="1021"/>
        </table:table-row>
        <table:table-row table:style-name="ro4">
          <table:table-cell ns41:value-type="float" table:style-name="ce42" office:value="24615" office:value-type="float">
            <text:p>2461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1" office:value-type="float">
            <text:p>380505003201071</text:p>
          </table:table-cell>
          <table:table-cell table:number-columns-repeated="1021"/>
        </table:table-row>
        <table:table-row table:style-name="ro4">
          <table:table-cell ns41:value-type="float" table:style-name="ce42" office:value="24616" office:value-type="float">
            <text:p>2461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2" office:value-type="float">
            <text:p>380505003201072</text:p>
          </table:table-cell>
          <table:table-cell table:number-columns-repeated="1021"/>
        </table:table-row>
        <table:table-row table:style-name="ro4">
          <table:table-cell ns41:value-type="float" table:style-name="ce42" office:value="24617" office:value-type="float">
            <text:p>2461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3" office:value-type="float">
            <text:p>380505003201073</text:p>
          </table:table-cell>
          <table:table-cell table:number-columns-repeated="1021"/>
        </table:table-row>
        <table:table-row table:style-name="ro4">
          <table:table-cell ns41:value-type="float" table:style-name="ce42" office:value="24618" office:value-type="float">
            <text:p>2461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4" office:value-type="float">
            <text:p>380505003201074</text:p>
          </table:table-cell>
          <table:table-cell table:number-columns-repeated="1021"/>
        </table:table-row>
        <table:table-row table:style-name="ro4">
          <table:table-cell ns41:value-type="float" table:style-name="ce42" office:value="24619" office:value-type="float">
            <text:p>2461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5" office:value-type="float">
            <text:p>380505003201075</text:p>
          </table:table-cell>
          <table:table-cell table:number-columns-repeated="1021"/>
        </table:table-row>
        <table:table-row table:style-name="ro4">
          <table:table-cell ns41:value-type="float" table:style-name="ce42" office:value="24620" office:value-type="float">
            <text:p>2462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6" office:value-type="float">
            <text:p>380505003201076</text:p>
          </table:table-cell>
          <table:table-cell table:number-columns-repeated="1021"/>
        </table:table-row>
        <table:table-row table:style-name="ro4">
          <table:table-cell ns41:value-type="float" table:style-name="ce42" office:value="24621" office:value-type="float">
            <text:p>2462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7" office:value-type="float">
            <text:p>380505003201077</text:p>
          </table:table-cell>
          <table:table-cell table:number-columns-repeated="1021"/>
        </table:table-row>
        <table:table-row table:style-name="ro4">
          <table:table-cell ns41:value-type="float" table:style-name="ce42" office:value="24622" office:value-type="float">
            <text:p>2462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8" office:value-type="float">
            <text:p>380505003201078</text:p>
          </table:table-cell>
          <table:table-cell table:number-columns-repeated="1021"/>
        </table:table-row>
        <table:table-row table:style-name="ro4">
          <table:table-cell ns41:value-type="float" table:style-name="ce42" office:value="24623" office:value-type="float">
            <text:p>2462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79" office:value-type="float">
            <text:p>380505003201079</text:p>
          </table:table-cell>
          <table:table-cell table:number-columns-repeated="1021"/>
        </table:table-row>
        <table:table-row table:style-name="ro4">
          <table:table-cell ns41:value-type="float" table:style-name="ce42" office:value="24624" office:value-type="float">
            <text:p>2462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0" office:value-type="float">
            <text:p>380505003201080</text:p>
          </table:table-cell>
          <table:table-cell table:number-columns-repeated="1021"/>
        </table:table-row>
        <table:table-row table:style-name="ro4">
          <table:table-cell ns41:value-type="float" table:style-name="ce42" office:value="24625" office:value-type="float">
            <text:p>2462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1" office:value-type="float">
            <text:p>380505003201081</text:p>
          </table:table-cell>
          <table:table-cell table:number-columns-repeated="1021"/>
        </table:table-row>
        <table:table-row table:style-name="ro4">
          <table:table-cell ns41:value-type="float" table:style-name="ce42" office:value="24626" office:value-type="float">
            <text:p>2462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2" office:value-type="float">
            <text:p>380505003201082</text:p>
          </table:table-cell>
          <table:table-cell table:number-columns-repeated="1021"/>
        </table:table-row>
        <table:table-row table:style-name="ro4">
          <table:table-cell ns41:value-type="float" table:style-name="ce42" office:value="24627" office:value-type="float">
            <text:p>2462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3" office:value-type="float">
            <text:p>380505003201083</text:p>
          </table:table-cell>
          <table:table-cell table:number-columns-repeated="1021"/>
        </table:table-row>
        <table:table-row table:style-name="ro4">
          <table:table-cell ns41:value-type="float" table:style-name="ce42" office:value="24628" office:value-type="float">
            <text:p>2462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4" office:value-type="float">
            <text:p>380505003201084</text:p>
          </table:table-cell>
          <table:table-cell table:number-columns-repeated="1021"/>
        </table:table-row>
        <table:table-row table:style-name="ro4">
          <table:table-cell ns41:value-type="float" table:style-name="ce42" office:value="24629" office:value-type="float">
            <text:p>2462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5" office:value-type="float">
            <text:p>380505003201085</text:p>
          </table:table-cell>
          <table:table-cell table:number-columns-repeated="1021"/>
        </table:table-row>
        <table:table-row table:style-name="ro4">
          <table:table-cell ns41:value-type="float" table:style-name="ce42" office:value="24630" office:value-type="float">
            <text:p>2463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6" office:value-type="float">
            <text:p>380505003201086</text:p>
          </table:table-cell>
          <table:table-cell table:number-columns-repeated="1021"/>
        </table:table-row>
        <table:table-row table:style-name="ro4">
          <table:table-cell ns41:value-type="float" table:style-name="ce42" office:value="24631" office:value-type="float">
            <text:p>2463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7" office:value-type="float">
            <text:p>380505003201087</text:p>
          </table:table-cell>
          <table:table-cell table:number-columns-repeated="1021"/>
        </table:table-row>
        <table:table-row table:style-name="ro4">
          <table:table-cell ns41:value-type="float" table:style-name="ce42" office:value="24632" office:value-type="float">
            <text:p>2463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8" office:value-type="float">
            <text:p>380505003201088</text:p>
          </table:table-cell>
          <table:table-cell table:number-columns-repeated="1021"/>
        </table:table-row>
        <table:table-row table:style-name="ro4">
          <table:table-cell ns41:value-type="float" table:style-name="ce42" office:value="24633" office:value-type="float">
            <text:p>2463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89" office:value-type="float">
            <text:p>380505003201089</text:p>
          </table:table-cell>
          <table:table-cell table:number-columns-repeated="1021"/>
        </table:table-row>
        <table:table-row table:style-name="ro4">
          <table:table-cell ns41:value-type="float" table:style-name="ce42" office:value="24634" office:value-type="float">
            <text:p>2463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0" office:value-type="float">
            <text:p>380505003201090</text:p>
          </table:table-cell>
          <table:table-cell table:number-columns-repeated="1021"/>
        </table:table-row>
        <table:table-row table:style-name="ro4">
          <table:table-cell ns41:value-type="float" table:style-name="ce42" office:value="24635" office:value-type="float">
            <text:p>2463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1" office:value-type="float">
            <text:p>380505003201091</text:p>
          </table:table-cell>
          <table:table-cell table:number-columns-repeated="1021"/>
        </table:table-row>
        <table:table-row table:style-name="ro4">
          <table:table-cell ns41:value-type="float" table:style-name="ce42" office:value="24636" office:value-type="float">
            <text:p>2463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2" office:value-type="float">
            <text:p>380505003201092</text:p>
          </table:table-cell>
          <table:table-cell table:number-columns-repeated="1021"/>
        </table:table-row>
        <table:table-row table:style-name="ro4">
          <table:table-cell ns41:value-type="float" table:style-name="ce42" office:value="24637" office:value-type="float">
            <text:p>2463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3" office:value-type="float">
            <text:p>380505003201093</text:p>
          </table:table-cell>
          <table:table-cell table:number-columns-repeated="1021"/>
        </table:table-row>
        <table:table-row table:style-name="ro4">
          <table:table-cell ns41:value-type="float" table:style-name="ce42" office:value="24638" office:value-type="float">
            <text:p>2463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4" office:value-type="float">
            <text:p>380505003201094</text:p>
          </table:table-cell>
          <table:table-cell table:number-columns-repeated="1021"/>
        </table:table-row>
        <table:table-row table:style-name="ro4">
          <table:table-cell ns41:value-type="float" table:style-name="ce42" office:value="24639" office:value-type="float">
            <text:p>2463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5" office:value-type="float">
            <text:p>380505003201095</text:p>
          </table:table-cell>
          <table:table-cell table:number-columns-repeated="1021"/>
        </table:table-row>
        <table:table-row table:style-name="ro4">
          <table:table-cell ns41:value-type="float" table:style-name="ce42" office:value="24640" office:value-type="float">
            <text:p>2464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6" office:value-type="float">
            <text:p>380505003201096</text:p>
          </table:table-cell>
          <table:table-cell table:number-columns-repeated="1021"/>
        </table:table-row>
        <table:table-row table:style-name="ro4">
          <table:table-cell ns41:value-type="float" table:style-name="ce42" office:value="24641" office:value-type="float">
            <text:p>2464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7" office:value-type="float">
            <text:p>380505003201097</text:p>
          </table:table-cell>
          <table:table-cell table:number-columns-repeated="1021"/>
        </table:table-row>
        <table:table-row table:style-name="ro4">
          <table:table-cell ns41:value-type="float" table:style-name="ce42" office:value="24642" office:value-type="float">
            <text:p>2464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8" office:value-type="float">
            <text:p>380505003201098</text:p>
          </table:table-cell>
          <table:table-cell table:number-columns-repeated="1021"/>
        </table:table-row>
        <table:table-row table:style-name="ro4">
          <table:table-cell ns41:value-type="float" table:style-name="ce42" office:value="24643" office:value-type="float">
            <text:p>2464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099" office:value-type="float">
            <text:p>380505003201099</text:p>
          </table:table-cell>
          <table:table-cell table:number-columns-repeated="1021"/>
        </table:table-row>
        <table:table-row table:style-name="ro4">
          <table:table-cell ns41:value-type="float" table:style-name="ce42" office:value="24644" office:value-type="float">
            <text:p>2464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100" office:value-type="float">
            <text:p>380505003201100</text:p>
          </table:table-cell>
          <table:table-cell table:number-columns-repeated="1021"/>
        </table:table-row>
        <table:table-row table:style-name="ro4">
          <table:table-cell ns41:value-type="float" table:style-name="ce42" office:value="24645" office:value-type="float">
            <text:p>2464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101" office:value-type="float">
            <text:p>380505003201101</text:p>
          </table:table-cell>
          <table:table-cell table:number-columns-repeated="1021"/>
        </table:table-row>
        <table:table-row table:style-name="ro4">
          <table:table-cell ns41:value-type="float" table:style-name="ce42" office:value="24646" office:value-type="float">
            <text:p>2464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102" office:value-type="float">
            <text:p>380505003201102</text:p>
          </table:table-cell>
          <table:table-cell table:number-columns-repeated="1021"/>
        </table:table-row>
        <table:table-row table:style-name="ro4">
          <table:table-cell ns41:value-type="float" table:style-name="ce42" office:value="24647" office:value-type="float">
            <text:p>2464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103" office:value-type="float">
            <text:p>380505003201103</text:p>
          </table:table-cell>
          <table:table-cell table:number-columns-repeated="1021"/>
        </table:table-row>
        <table:table-row table:style-name="ro4">
          <table:table-cell ns41:value-type="float" table:style-name="ce42" office:value="24648" office:value-type="float">
            <text:p>2464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201104" office:value-type="float">
            <text:p>380505003201104</text:p>
          </table:table-cell>
          <table:table-cell table:number-columns-repeated="1021"/>
        </table:table-row>
        <table:table-row table:style-name="ro4">
          <table:table-cell ns41:value-type="float" table:style-name="ce42" office:value="24649" office:value-type="float">
            <text:p>2464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1" office:value-type="float">
            <text:p>380505003301001</text:p>
          </table:table-cell>
          <table:table-cell table:number-columns-repeated="1021"/>
        </table:table-row>
        <table:table-row table:style-name="ro4">
          <table:table-cell ns41:value-type="float" table:style-name="ce42" office:value="24650" office:value-type="float">
            <text:p>2465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2" office:value-type="float">
            <text:p>380505003301002</text:p>
          </table:table-cell>
          <table:table-cell table:number-columns-repeated="1021"/>
        </table:table-row>
        <table:table-row table:style-name="ro4">
          <table:table-cell ns41:value-type="float" table:style-name="ce42" office:value="24651" office:value-type="float">
            <text:p>2465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3" office:value-type="float">
            <text:p>380505003301003</text:p>
          </table:table-cell>
          <table:table-cell table:number-columns-repeated="1021"/>
        </table:table-row>
        <table:table-row table:style-name="ro4">
          <table:table-cell ns41:value-type="float" table:style-name="ce42" office:value="24652" office:value-type="float">
            <text:p>2465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4" office:value-type="float">
            <text:p>380505003301004</text:p>
          </table:table-cell>
          <table:table-cell table:number-columns-repeated="1021"/>
        </table:table-row>
        <table:table-row table:style-name="ro4">
          <table:table-cell ns41:value-type="float" table:style-name="ce42" office:value="24653" office:value-type="float">
            <text:p>2465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5" office:value-type="float">
            <text:p>380505003301005</text:p>
          </table:table-cell>
          <table:table-cell table:number-columns-repeated="1021"/>
        </table:table-row>
        <table:table-row table:style-name="ro4">
          <table:table-cell ns41:value-type="float" table:style-name="ce42" office:value="24654" office:value-type="float">
            <text:p>2465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6" office:value-type="float">
            <text:p>380505003301006</text:p>
          </table:table-cell>
          <table:table-cell table:number-columns-repeated="1021"/>
        </table:table-row>
        <table:table-row table:style-name="ro4">
          <table:table-cell ns41:value-type="float" table:style-name="ce42" office:value="24655" office:value-type="float">
            <text:p>2465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7" office:value-type="float">
            <text:p>380505003301007</text:p>
          </table:table-cell>
          <table:table-cell table:number-columns-repeated="1021"/>
        </table:table-row>
        <table:table-row table:style-name="ro4">
          <table:table-cell ns41:value-type="float" table:style-name="ce42" office:value="24656" office:value-type="float">
            <text:p>2465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8" office:value-type="float">
            <text:p>380505003301008</text:p>
          </table:table-cell>
          <table:table-cell table:number-columns-repeated="1021"/>
        </table:table-row>
        <table:table-row table:style-name="ro4">
          <table:table-cell ns41:value-type="float" table:style-name="ce42" office:value="24657" office:value-type="float">
            <text:p>2465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09" office:value-type="float">
            <text:p>380505003301009</text:p>
          </table:table-cell>
          <table:table-cell table:number-columns-repeated="1021"/>
        </table:table-row>
        <table:table-row table:style-name="ro4">
          <table:table-cell ns41:value-type="float" table:style-name="ce42" office:value="24658" office:value-type="float">
            <text:p>2465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0" office:value-type="float">
            <text:p>380505003301010</text:p>
          </table:table-cell>
          <table:table-cell table:number-columns-repeated="1021"/>
        </table:table-row>
        <table:table-row table:style-name="ro4">
          <table:table-cell ns41:value-type="float" table:style-name="ce42" office:value="24659" office:value-type="float">
            <text:p>2465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1" office:value-type="float">
            <text:p>380505003301011</text:p>
          </table:table-cell>
          <table:table-cell table:number-columns-repeated="1021"/>
        </table:table-row>
        <table:table-row table:style-name="ro4">
          <table:table-cell ns41:value-type="float" table:style-name="ce42" office:value="24660" office:value-type="float">
            <text:p>2466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2" office:value-type="float">
            <text:p>380505003301012</text:p>
          </table:table-cell>
          <table:table-cell table:number-columns-repeated="1021"/>
        </table:table-row>
        <table:table-row table:style-name="ro4">
          <table:table-cell ns41:value-type="float" table:style-name="ce42" office:value="24661" office:value-type="float">
            <text:p>2466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3" office:value-type="float">
            <text:p>380505003301013</text:p>
          </table:table-cell>
          <table:table-cell table:number-columns-repeated="1021"/>
        </table:table-row>
        <table:table-row table:style-name="ro4">
          <table:table-cell ns41:value-type="float" table:style-name="ce42" office:value="24662" office:value-type="float">
            <text:p>2466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4" office:value-type="float">
            <text:p>380505003301014</text:p>
          </table:table-cell>
          <table:table-cell table:number-columns-repeated="1021"/>
        </table:table-row>
        <table:table-row table:style-name="ro4">
          <table:table-cell ns41:value-type="float" table:style-name="ce42" office:value="24663" office:value-type="float">
            <text:p>2466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5" office:value-type="float">
            <text:p>380505003301015</text:p>
          </table:table-cell>
          <table:table-cell table:number-columns-repeated="1021"/>
        </table:table-row>
        <table:table-row table:style-name="ro4">
          <table:table-cell ns41:value-type="float" table:style-name="ce42" office:value="24664" office:value-type="float">
            <text:p>2466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6" office:value-type="float">
            <text:p>380505003301016</text:p>
          </table:table-cell>
          <table:table-cell table:number-columns-repeated="1021"/>
        </table:table-row>
        <table:table-row table:style-name="ro4">
          <table:table-cell ns41:value-type="float" table:style-name="ce42" office:value="24665" office:value-type="float">
            <text:p>2466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7" office:value-type="float">
            <text:p>380505003301017</text:p>
          </table:table-cell>
          <table:table-cell table:number-columns-repeated="1021"/>
        </table:table-row>
        <table:table-row table:style-name="ro4">
          <table:table-cell ns41:value-type="float" table:style-name="ce42" office:value="24666" office:value-type="float">
            <text:p>2466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8" office:value-type="float">
            <text:p>380505003301018</text:p>
          </table:table-cell>
          <table:table-cell table:number-columns-repeated="1021"/>
        </table:table-row>
        <table:table-row table:style-name="ro4">
          <table:table-cell ns41:value-type="float" table:style-name="ce42" office:value="24667" office:value-type="float">
            <text:p>2466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19" office:value-type="float">
            <text:p>380505003301019</text:p>
          </table:table-cell>
          <table:table-cell table:number-columns-repeated="1021"/>
        </table:table-row>
        <table:table-row table:style-name="ro4">
          <table:table-cell ns41:value-type="float" table:style-name="ce42" office:value="24668" office:value-type="float">
            <text:p>2466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0" office:value-type="float">
            <text:p>380505003301020</text:p>
          </table:table-cell>
          <table:table-cell table:number-columns-repeated="1021"/>
        </table:table-row>
        <table:table-row table:style-name="ro4">
          <table:table-cell ns41:value-type="float" table:style-name="ce42" office:value="24669" office:value-type="float">
            <text:p>2466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1" office:value-type="float">
            <text:p>380505003301021</text:p>
          </table:table-cell>
          <table:table-cell table:number-columns-repeated="1021"/>
        </table:table-row>
        <table:table-row table:style-name="ro4">
          <table:table-cell ns41:value-type="float" table:style-name="ce42" office:value="24670" office:value-type="float">
            <text:p>2467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2" office:value-type="float">
            <text:p>380505003301022</text:p>
          </table:table-cell>
          <table:table-cell table:number-columns-repeated="1021"/>
        </table:table-row>
        <table:table-row table:style-name="ro4">
          <table:table-cell ns41:value-type="float" table:style-name="ce42" office:value="24671" office:value-type="float">
            <text:p>2467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3" office:value-type="float">
            <text:p>380505003301023</text:p>
          </table:table-cell>
          <table:table-cell table:number-columns-repeated="1021"/>
        </table:table-row>
        <table:table-row table:style-name="ro4">
          <table:table-cell ns41:value-type="float" table:style-name="ce42" office:value="24672" office:value-type="float">
            <text:p>2467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4" office:value-type="float">
            <text:p>380505003301024</text:p>
          </table:table-cell>
          <table:table-cell table:number-columns-repeated="1021"/>
        </table:table-row>
        <table:table-row table:style-name="ro4">
          <table:table-cell ns41:value-type="float" table:style-name="ce42" office:value="24673" office:value-type="float">
            <text:p>2467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5" office:value-type="float">
            <text:p>380505003301025</text:p>
          </table:table-cell>
          <table:table-cell table:number-columns-repeated="1021"/>
        </table:table-row>
        <table:table-row table:style-name="ro4">
          <table:table-cell ns41:value-type="float" table:style-name="ce42" office:value="24674" office:value-type="float">
            <text:p>2467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6" office:value-type="float">
            <text:p>380505003301026</text:p>
          </table:table-cell>
          <table:table-cell table:number-columns-repeated="1021"/>
        </table:table-row>
        <table:table-row table:style-name="ro4">
          <table:table-cell ns41:value-type="float" table:style-name="ce42" office:value="24675" office:value-type="float">
            <text:p>2467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7" office:value-type="float">
            <text:p>380505003301027</text:p>
          </table:table-cell>
          <table:table-cell table:number-columns-repeated="1021"/>
        </table:table-row>
        <table:table-row table:style-name="ro4">
          <table:table-cell ns41:value-type="float" table:style-name="ce42" office:value="24676" office:value-type="float">
            <text:p>2467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8" office:value-type="float">
            <text:p>380505003301028</text:p>
          </table:table-cell>
          <table:table-cell table:number-columns-repeated="1021"/>
        </table:table-row>
        <table:table-row table:style-name="ro4">
          <table:table-cell ns41:value-type="float" table:style-name="ce42" office:value="24677" office:value-type="float">
            <text:p>2467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29" office:value-type="float">
            <text:p>380505003301029</text:p>
          </table:table-cell>
          <table:table-cell table:number-columns-repeated="1021"/>
        </table:table-row>
        <table:table-row table:style-name="ro4">
          <table:table-cell ns41:value-type="float" table:style-name="ce42" office:value="24678" office:value-type="float">
            <text:p>2467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0" office:value-type="float">
            <text:p>380505003301030</text:p>
          </table:table-cell>
          <table:table-cell table:number-columns-repeated="1021"/>
        </table:table-row>
        <table:table-row table:style-name="ro4">
          <table:table-cell ns41:value-type="float" table:style-name="ce42" office:value="24679" office:value-type="float">
            <text:p>2467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1" office:value-type="float">
            <text:p>380505003301031</text:p>
          </table:table-cell>
          <table:table-cell table:number-columns-repeated="1021"/>
        </table:table-row>
        <table:table-row table:style-name="ro4">
          <table:table-cell ns41:value-type="float" table:style-name="ce42" office:value="24680" office:value-type="float">
            <text:p>2468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2" office:value-type="float">
            <text:p>380505003301032</text:p>
          </table:table-cell>
          <table:table-cell table:number-columns-repeated="1021"/>
        </table:table-row>
        <table:table-row table:style-name="ro4">
          <table:table-cell ns41:value-type="float" table:style-name="ce42" office:value="24681" office:value-type="float">
            <text:p>2468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3" office:value-type="float">
            <text:p>380505003301033</text:p>
          </table:table-cell>
          <table:table-cell table:number-columns-repeated="1021"/>
        </table:table-row>
        <table:table-row table:style-name="ro4">
          <table:table-cell ns41:value-type="float" table:style-name="ce42" office:value="24682" office:value-type="float">
            <text:p>2468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4" office:value-type="float">
            <text:p>380505003301034</text:p>
          </table:table-cell>
          <table:table-cell table:number-columns-repeated="1021"/>
        </table:table-row>
        <table:table-row table:style-name="ro4">
          <table:table-cell ns41:value-type="float" table:style-name="ce42" office:value="24683" office:value-type="float">
            <text:p>2468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5" office:value-type="float">
            <text:p>380505003301035</text:p>
          </table:table-cell>
          <table:table-cell table:number-columns-repeated="1021"/>
        </table:table-row>
        <table:table-row table:style-name="ro4">
          <table:table-cell ns41:value-type="float" table:style-name="ce42" office:value="24684" office:value-type="float">
            <text:p>2468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6" office:value-type="float">
            <text:p>380505003301036</text:p>
          </table:table-cell>
          <table:table-cell table:number-columns-repeated="1021"/>
        </table:table-row>
        <table:table-row table:style-name="ro4">
          <table:table-cell ns41:value-type="float" table:style-name="ce42" office:value="24685" office:value-type="float">
            <text:p>2468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7" office:value-type="float">
            <text:p>380505003301037</text:p>
          </table:table-cell>
          <table:table-cell table:number-columns-repeated="1021"/>
        </table:table-row>
        <table:table-row table:style-name="ro4">
          <table:table-cell ns41:value-type="float" table:style-name="ce42" office:value="24686" office:value-type="float">
            <text:p>2468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8" office:value-type="float">
            <text:p>380505003301038</text:p>
          </table:table-cell>
          <table:table-cell table:number-columns-repeated="1021"/>
        </table:table-row>
        <table:table-row table:style-name="ro4">
          <table:table-cell ns41:value-type="float" table:style-name="ce42" office:value="24687" office:value-type="float">
            <text:p>2468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39" office:value-type="float">
            <text:p>380505003301039</text:p>
          </table:table-cell>
          <table:table-cell table:number-columns-repeated="1021"/>
        </table:table-row>
        <table:table-row table:style-name="ro4">
          <table:table-cell ns41:value-type="float" table:style-name="ce42" office:value="24688" office:value-type="float">
            <text:p>2468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0" office:value-type="float">
            <text:p>380505003301040</text:p>
          </table:table-cell>
          <table:table-cell table:number-columns-repeated="1021"/>
        </table:table-row>
        <table:table-row table:style-name="ro4">
          <table:table-cell ns41:value-type="float" table:style-name="ce42" office:value="24689" office:value-type="float">
            <text:p>2468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1" office:value-type="float">
            <text:p>380505003301041</text:p>
          </table:table-cell>
          <table:table-cell table:number-columns-repeated="1021"/>
        </table:table-row>
        <table:table-row table:style-name="ro4">
          <table:table-cell ns41:value-type="float" table:style-name="ce42" office:value="24690" office:value-type="float">
            <text:p>2469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2" office:value-type="float">
            <text:p>380505003301042</text:p>
          </table:table-cell>
          <table:table-cell table:number-columns-repeated="1021"/>
        </table:table-row>
        <table:table-row table:style-name="ro4">
          <table:table-cell ns41:value-type="float" table:style-name="ce42" office:value="24691" office:value-type="float">
            <text:p>2469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3" office:value-type="float">
            <text:p>380505003301043</text:p>
          </table:table-cell>
          <table:table-cell table:number-columns-repeated="1021"/>
        </table:table-row>
        <table:table-row table:style-name="ro4">
          <table:table-cell ns41:value-type="float" table:style-name="ce42" office:value="24692" office:value-type="float">
            <text:p>2469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4" office:value-type="float">
            <text:p>380505003301044</text:p>
          </table:table-cell>
          <table:table-cell table:number-columns-repeated="1021"/>
        </table:table-row>
        <table:table-row table:style-name="ro4">
          <table:table-cell ns41:value-type="float" table:style-name="ce42" office:value="24693" office:value-type="float">
            <text:p>2469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5" office:value-type="float">
            <text:p>380505003301045</text:p>
          </table:table-cell>
          <table:table-cell table:number-columns-repeated="1021"/>
        </table:table-row>
        <table:table-row table:style-name="ro4">
          <table:table-cell ns41:value-type="float" table:style-name="ce42" office:value="24694" office:value-type="float">
            <text:p>2469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6" office:value-type="float">
            <text:p>380505003301046</text:p>
          </table:table-cell>
          <table:table-cell table:number-columns-repeated="1021"/>
        </table:table-row>
        <table:table-row table:style-name="ro4">
          <table:table-cell ns41:value-type="float" table:style-name="ce42" office:value="24695" office:value-type="float">
            <text:p>2469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7" office:value-type="float">
            <text:p>380505003301047</text:p>
          </table:table-cell>
          <table:table-cell table:number-columns-repeated="1021"/>
        </table:table-row>
        <table:table-row table:style-name="ro4">
          <table:table-cell ns41:value-type="float" table:style-name="ce42" office:value="24696" office:value-type="float">
            <text:p>2469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8" office:value-type="float">
            <text:p>380505003301048</text:p>
          </table:table-cell>
          <table:table-cell table:number-columns-repeated="1021"/>
        </table:table-row>
        <table:table-row table:style-name="ro4">
          <table:table-cell ns41:value-type="float" table:style-name="ce42" office:value="24697" office:value-type="float">
            <text:p>2469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49" office:value-type="float">
            <text:p>380505003301049</text:p>
          </table:table-cell>
          <table:table-cell table:number-columns-repeated="1021"/>
        </table:table-row>
        <table:table-row table:style-name="ro4">
          <table:table-cell ns41:value-type="float" table:style-name="ce42" office:value="24698" office:value-type="float">
            <text:p>2469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0" office:value-type="float">
            <text:p>380505003301050</text:p>
          </table:table-cell>
          <table:table-cell table:number-columns-repeated="1021"/>
        </table:table-row>
        <table:table-row table:style-name="ro4">
          <table:table-cell ns41:value-type="float" table:style-name="ce42" office:value="24699" office:value-type="float">
            <text:p>2469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1" office:value-type="float">
            <text:p>380505003301051</text:p>
          </table:table-cell>
          <table:table-cell table:number-columns-repeated="1021"/>
        </table:table-row>
        <table:table-row table:style-name="ro4">
          <table:table-cell ns41:value-type="float" table:style-name="ce42" office:value="24700" office:value-type="float">
            <text:p>2470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2" office:value-type="float">
            <text:p>380505003301052</text:p>
          </table:table-cell>
          <table:table-cell table:number-columns-repeated="1021"/>
        </table:table-row>
        <table:table-row table:style-name="ro4">
          <table:table-cell ns41:value-type="float" table:style-name="ce42" office:value="24701" office:value-type="float">
            <text:p>2470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3" office:value-type="float">
            <text:p>380505003301053</text:p>
          </table:table-cell>
          <table:table-cell table:number-columns-repeated="1021"/>
        </table:table-row>
        <table:table-row table:style-name="ro4">
          <table:table-cell ns41:value-type="float" table:style-name="ce42" office:value="24702" office:value-type="float">
            <text:p>2470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4" office:value-type="float">
            <text:p>380505003301054</text:p>
          </table:table-cell>
          <table:table-cell table:number-columns-repeated="1021"/>
        </table:table-row>
        <table:table-row table:style-name="ro4">
          <table:table-cell ns41:value-type="float" table:style-name="ce42" office:value="24703" office:value-type="float">
            <text:p>2470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5" office:value-type="float">
            <text:p>380505003301055</text:p>
          </table:table-cell>
          <table:table-cell table:number-columns-repeated="1021"/>
        </table:table-row>
        <table:table-row table:style-name="ro4">
          <table:table-cell ns41:value-type="float" table:style-name="ce42" office:value="24704" office:value-type="float">
            <text:p>2470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6" office:value-type="float">
            <text:p>380505003301056</text:p>
          </table:table-cell>
          <table:table-cell table:number-columns-repeated="1021"/>
        </table:table-row>
        <table:table-row table:style-name="ro4">
          <table:table-cell ns41:value-type="float" table:style-name="ce42" office:value="24705" office:value-type="float">
            <text:p>2470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7" office:value-type="float">
            <text:p>380505003301057</text:p>
          </table:table-cell>
          <table:table-cell table:number-columns-repeated="1021"/>
        </table:table-row>
        <table:table-row table:style-name="ro4">
          <table:table-cell ns41:value-type="float" table:style-name="ce42" office:value="24706" office:value-type="float">
            <text:p>2470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8" office:value-type="float">
            <text:p>380505003301058</text:p>
          </table:table-cell>
          <table:table-cell table:number-columns-repeated="1021"/>
        </table:table-row>
        <table:table-row table:style-name="ro4">
          <table:table-cell ns41:value-type="float" table:style-name="ce42" office:value="24707" office:value-type="float">
            <text:p>2470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59" office:value-type="float">
            <text:p>380505003301059</text:p>
          </table:table-cell>
          <table:table-cell table:number-columns-repeated="1021"/>
        </table:table-row>
        <table:table-row table:style-name="ro4">
          <table:table-cell ns41:value-type="float" table:style-name="ce42" office:value="24708" office:value-type="float">
            <text:p>2470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0" office:value-type="float">
            <text:p>380505003301060</text:p>
          </table:table-cell>
          <table:table-cell table:number-columns-repeated="1021"/>
        </table:table-row>
        <table:table-row table:style-name="ro4">
          <table:table-cell ns41:value-type="float" table:style-name="ce42" office:value="24709" office:value-type="float">
            <text:p>2470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1" office:value-type="float">
            <text:p>380505003301061</text:p>
          </table:table-cell>
          <table:table-cell table:number-columns-repeated="1021"/>
        </table:table-row>
        <table:table-row table:style-name="ro4">
          <table:table-cell ns41:value-type="float" table:style-name="ce42" office:value="24710" office:value-type="float">
            <text:p>2471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2" office:value-type="float">
            <text:p>380505003301062</text:p>
          </table:table-cell>
          <table:table-cell table:number-columns-repeated="1021"/>
        </table:table-row>
        <table:table-row table:style-name="ro4">
          <table:table-cell ns41:value-type="float" table:style-name="ce42" office:value="24711" office:value-type="float">
            <text:p>2471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3" office:value-type="float">
            <text:p>380505003301063</text:p>
          </table:table-cell>
          <table:table-cell table:number-columns-repeated="1021"/>
        </table:table-row>
        <table:table-row table:style-name="ro4">
          <table:table-cell ns41:value-type="float" table:style-name="ce42" office:value="24712" office:value-type="float">
            <text:p>2471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4" office:value-type="float">
            <text:p>380505003301064</text:p>
          </table:table-cell>
          <table:table-cell table:number-columns-repeated="1021"/>
        </table:table-row>
        <table:table-row table:style-name="ro4">
          <table:table-cell ns41:value-type="float" table:style-name="ce42" office:value="24713" office:value-type="float">
            <text:p>2471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5" office:value-type="float">
            <text:p>380505003301065</text:p>
          </table:table-cell>
          <table:table-cell table:number-columns-repeated="1021"/>
        </table:table-row>
        <table:table-row table:style-name="ro4">
          <table:table-cell ns41:value-type="float" table:style-name="ce42" office:value="24714" office:value-type="float">
            <text:p>2471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6" office:value-type="float">
            <text:p>380505003301066</text:p>
          </table:table-cell>
          <table:table-cell table:number-columns-repeated="1021"/>
        </table:table-row>
        <table:table-row table:style-name="ro4">
          <table:table-cell ns41:value-type="float" table:style-name="ce42" office:value="24715" office:value-type="float">
            <text:p>2471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7" office:value-type="float">
            <text:p>380505003301067</text:p>
          </table:table-cell>
          <table:table-cell table:number-columns-repeated="1021"/>
        </table:table-row>
        <table:table-row table:style-name="ro4">
          <table:table-cell ns41:value-type="float" table:style-name="ce42" office:value="24716" office:value-type="float">
            <text:p>2471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8" office:value-type="float">
            <text:p>380505003301068</text:p>
          </table:table-cell>
          <table:table-cell table:number-columns-repeated="1021"/>
        </table:table-row>
        <table:table-row table:style-name="ro4">
          <table:table-cell ns41:value-type="float" table:style-name="ce42" office:value="24717" office:value-type="float">
            <text:p>2471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69" office:value-type="float">
            <text:p>380505003301069</text:p>
          </table:table-cell>
          <table:table-cell table:number-columns-repeated="1021"/>
        </table:table-row>
        <table:table-row table:style-name="ro4">
          <table:table-cell ns41:value-type="float" table:style-name="ce42" office:value="24718" office:value-type="float">
            <text:p>2471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0" office:value-type="float">
            <text:p>380505003301070</text:p>
          </table:table-cell>
          <table:table-cell table:number-columns-repeated="1021"/>
        </table:table-row>
        <table:table-row table:style-name="ro4">
          <table:table-cell ns41:value-type="float" table:style-name="ce42" office:value="24719" office:value-type="float">
            <text:p>2471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1" office:value-type="float">
            <text:p>380505003301071</text:p>
          </table:table-cell>
          <table:table-cell table:number-columns-repeated="1021"/>
        </table:table-row>
        <table:table-row table:style-name="ro4">
          <table:table-cell ns41:value-type="float" table:style-name="ce42" office:value="24720" office:value-type="float">
            <text:p>2472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2" office:value-type="float">
            <text:p>380505003301072</text:p>
          </table:table-cell>
          <table:table-cell table:number-columns-repeated="1021"/>
        </table:table-row>
        <table:table-row table:style-name="ro4">
          <table:table-cell ns41:value-type="float" table:style-name="ce42" office:value="24721" office:value-type="float">
            <text:p>2472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3" office:value-type="float">
            <text:p>380505003301073</text:p>
          </table:table-cell>
          <table:table-cell table:number-columns-repeated="1021"/>
        </table:table-row>
        <table:table-row table:style-name="ro4">
          <table:table-cell ns41:value-type="float" table:style-name="ce42" office:value="24722" office:value-type="float">
            <text:p>2472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4" office:value-type="float">
            <text:p>380505003301074</text:p>
          </table:table-cell>
          <table:table-cell table:number-columns-repeated="1021"/>
        </table:table-row>
        <table:table-row table:style-name="ro4">
          <table:table-cell ns41:value-type="float" table:style-name="ce42" office:value="24723" office:value-type="float">
            <text:p>2472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5" office:value-type="float">
            <text:p>380505003301075</text:p>
          </table:table-cell>
          <table:table-cell table:number-columns-repeated="1021"/>
        </table:table-row>
        <table:table-row table:style-name="ro4">
          <table:table-cell ns41:value-type="float" table:style-name="ce42" office:value="24724" office:value-type="float">
            <text:p>2472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6" office:value-type="float">
            <text:p>380505003301076</text:p>
          </table:table-cell>
          <table:table-cell table:number-columns-repeated="1021"/>
        </table:table-row>
        <table:table-row table:style-name="ro4">
          <table:table-cell ns41:value-type="float" table:style-name="ce42" office:value="24725" office:value-type="float">
            <text:p>2472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7" office:value-type="float">
            <text:p>380505003301077</text:p>
          </table:table-cell>
          <table:table-cell table:number-columns-repeated="1021"/>
        </table:table-row>
        <table:table-row table:style-name="ro4">
          <table:table-cell ns41:value-type="float" table:style-name="ce42" office:value="24726" office:value-type="float">
            <text:p>2472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8" office:value-type="float">
            <text:p>380505003301078</text:p>
          </table:table-cell>
          <table:table-cell table:number-columns-repeated="1021"/>
        </table:table-row>
        <table:table-row table:style-name="ro4">
          <table:table-cell ns41:value-type="float" table:style-name="ce42" office:value="24727" office:value-type="float">
            <text:p>2472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79" office:value-type="float">
            <text:p>380505003301079</text:p>
          </table:table-cell>
          <table:table-cell table:number-columns-repeated="1021"/>
        </table:table-row>
        <table:table-row table:style-name="ro4">
          <table:table-cell ns41:value-type="float" table:style-name="ce42" office:value="24728" office:value-type="float">
            <text:p>2472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0" office:value-type="float">
            <text:p>380505003301080</text:p>
          </table:table-cell>
          <table:table-cell table:number-columns-repeated="1021"/>
        </table:table-row>
        <table:table-row table:style-name="ro4">
          <table:table-cell ns41:value-type="float" table:style-name="ce42" office:value="24729" office:value-type="float">
            <text:p>2472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1" office:value-type="float">
            <text:p>380505003301081</text:p>
          </table:table-cell>
          <table:table-cell table:number-columns-repeated="1021"/>
        </table:table-row>
        <table:table-row table:style-name="ro4">
          <table:table-cell ns41:value-type="float" table:style-name="ce42" office:value="24730" office:value-type="float">
            <text:p>2473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2" office:value-type="float">
            <text:p>380505003301082</text:p>
          </table:table-cell>
          <table:table-cell table:number-columns-repeated="1021"/>
        </table:table-row>
        <table:table-row table:style-name="ro4">
          <table:table-cell ns41:value-type="float" table:style-name="ce42" office:value="24731" office:value-type="float">
            <text:p>2473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3" office:value-type="float">
            <text:p>380505003301083</text:p>
          </table:table-cell>
          <table:table-cell table:number-columns-repeated="1021"/>
        </table:table-row>
        <table:table-row table:style-name="ro4">
          <table:table-cell ns41:value-type="float" table:style-name="ce42" office:value="24732" office:value-type="float">
            <text:p>2473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4" office:value-type="float">
            <text:p>380505003301084</text:p>
          </table:table-cell>
          <table:table-cell table:number-columns-repeated="1021"/>
        </table:table-row>
        <table:table-row table:style-name="ro4">
          <table:table-cell ns41:value-type="float" table:style-name="ce42" office:value="24733" office:value-type="float">
            <text:p>2473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5" office:value-type="float">
            <text:p>380505003301085</text:p>
          </table:table-cell>
          <table:table-cell table:number-columns-repeated="1021"/>
        </table:table-row>
        <table:table-row table:style-name="ro4">
          <table:table-cell ns41:value-type="float" table:style-name="ce42" office:value="24734" office:value-type="float">
            <text:p>2473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6" office:value-type="float">
            <text:p>380505003301086</text:p>
          </table:table-cell>
          <table:table-cell table:number-columns-repeated="1021"/>
        </table:table-row>
        <table:table-row table:style-name="ro4">
          <table:table-cell ns41:value-type="float" table:style-name="ce42" office:value="24735" office:value-type="float">
            <text:p>2473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7" office:value-type="float">
            <text:p>380505003301087</text:p>
          </table:table-cell>
          <table:table-cell table:number-columns-repeated="1021"/>
        </table:table-row>
        <table:table-row table:style-name="ro4">
          <table:table-cell ns41:value-type="float" table:style-name="ce42" office:value="24736" office:value-type="float">
            <text:p>2473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8" office:value-type="float">
            <text:p>380505003301088</text:p>
          </table:table-cell>
          <table:table-cell table:number-columns-repeated="1021"/>
        </table:table-row>
        <table:table-row table:style-name="ro4">
          <table:table-cell ns41:value-type="float" table:style-name="ce42" office:value="24737" office:value-type="float">
            <text:p>2473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89" office:value-type="float">
            <text:p>380505003301089</text:p>
          </table:table-cell>
          <table:table-cell table:number-columns-repeated="1021"/>
        </table:table-row>
        <table:table-row table:style-name="ro4">
          <table:table-cell ns41:value-type="float" table:style-name="ce42" office:value="24738" office:value-type="float">
            <text:p>2473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0" office:value-type="float">
            <text:p>380505003301090</text:p>
          </table:table-cell>
          <table:table-cell table:number-columns-repeated="1021"/>
        </table:table-row>
        <table:table-row table:style-name="ro4">
          <table:table-cell ns41:value-type="float" table:style-name="ce42" office:value="24739" office:value-type="float">
            <text:p>2473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1" office:value-type="float">
            <text:p>380505003301091</text:p>
          </table:table-cell>
          <table:table-cell table:number-columns-repeated="1021"/>
        </table:table-row>
        <table:table-row table:style-name="ro4">
          <table:table-cell ns41:value-type="float" table:style-name="ce42" office:value="24740" office:value-type="float">
            <text:p>2474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2" office:value-type="float">
            <text:p>380505003301092</text:p>
          </table:table-cell>
          <table:table-cell table:number-columns-repeated="1021"/>
        </table:table-row>
        <table:table-row table:style-name="ro4">
          <table:table-cell ns41:value-type="float" table:style-name="ce42" office:value="24741" office:value-type="float">
            <text:p>2474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3" office:value-type="float">
            <text:p>380505003301093</text:p>
          </table:table-cell>
          <table:table-cell table:number-columns-repeated="1021"/>
        </table:table-row>
        <table:table-row table:style-name="ro4">
          <table:table-cell ns41:value-type="float" table:style-name="ce42" office:value="24742" office:value-type="float">
            <text:p>2474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4" office:value-type="float">
            <text:p>380505003301094</text:p>
          </table:table-cell>
          <table:table-cell table:number-columns-repeated="1021"/>
        </table:table-row>
        <table:table-row table:style-name="ro4">
          <table:table-cell ns41:value-type="float" table:style-name="ce42" office:value="24743" office:value-type="float">
            <text:p>2474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5" office:value-type="float">
            <text:p>380505003301095</text:p>
          </table:table-cell>
          <table:table-cell table:number-columns-repeated="1021"/>
        </table:table-row>
        <table:table-row table:style-name="ro4">
          <table:table-cell ns41:value-type="float" table:style-name="ce42" office:value="24744" office:value-type="float">
            <text:p>2474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6" office:value-type="float">
            <text:p>380505003301096</text:p>
          </table:table-cell>
          <table:table-cell table:number-columns-repeated="1021"/>
        </table:table-row>
        <table:table-row table:style-name="ro4">
          <table:table-cell ns41:value-type="float" table:style-name="ce42" office:value="24745" office:value-type="float">
            <text:p>2474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7" office:value-type="float">
            <text:p>380505003301097</text:p>
          </table:table-cell>
          <table:table-cell table:number-columns-repeated="1021"/>
        </table:table-row>
        <table:table-row table:style-name="ro4">
          <table:table-cell ns41:value-type="float" table:style-name="ce42" office:value="24746" office:value-type="float">
            <text:p>2474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8" office:value-type="float">
            <text:p>380505003301098</text:p>
          </table:table-cell>
          <table:table-cell table:number-columns-repeated="1021"/>
        </table:table-row>
        <table:table-row table:style-name="ro4">
          <table:table-cell ns41:value-type="float" table:style-name="ce42" office:value="24747" office:value-type="float">
            <text:p>2474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099" office:value-type="float">
            <text:p>380505003301099</text:p>
          </table:table-cell>
          <table:table-cell table:number-columns-repeated="1021"/>
        </table:table-row>
        <table:table-row table:style-name="ro4">
          <table:table-cell ns41:value-type="float" table:style-name="ce42" office:value="24748" office:value-type="float">
            <text:p>2474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100" office:value-type="float">
            <text:p>380505003301100</text:p>
          </table:table-cell>
          <table:table-cell table:number-columns-repeated="1021"/>
        </table:table-row>
        <table:table-row table:style-name="ro4">
          <table:table-cell ns41:value-type="float" table:style-name="ce42" office:value="24749" office:value-type="float">
            <text:p>2474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101" office:value-type="float">
            <text:p>380505003301101</text:p>
          </table:table-cell>
          <table:table-cell table:number-columns-repeated="1021"/>
        </table:table-row>
        <table:table-row table:style-name="ro4">
          <table:table-cell ns41:value-type="float" table:style-name="ce42" office:value="24750" office:value-type="float">
            <text:p>2475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102" office:value-type="float">
            <text:p>380505003301102</text:p>
          </table:table-cell>
          <table:table-cell table:number-columns-repeated="1021"/>
        </table:table-row>
        <table:table-row table:style-name="ro4">
          <table:table-cell ns41:value-type="float" table:style-name="ce42" office:value="24751" office:value-type="float">
            <text:p>2475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103" office:value-type="float">
            <text:p>380505003301103</text:p>
          </table:table-cell>
          <table:table-cell table:number-columns-repeated="1021"/>
        </table:table-row>
        <table:table-row table:style-name="ro4">
          <table:table-cell ns41:value-type="float" table:style-name="ce42" office:value="24752" office:value-type="float">
            <text:p>2475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5003301104" office:value-type="float">
            <text:p>380505003301104</text:p>
          </table:table-cell>
          <table:table-cell table:number-columns-repeated="1021"/>
        </table:table-row>
        <table:table-row table:style-name="ro4">
          <table:table-cell ns41:value-type="float" table:style-name="ce42" office:value="24753" office:value-type="float">
            <text:p>2475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1" office:value-type="float">
            <text:p>380506003401001</text:p>
          </table:table-cell>
          <table:table-cell table:number-columns-repeated="1021"/>
        </table:table-row>
        <table:table-row table:style-name="ro4">
          <table:table-cell ns41:value-type="float" table:style-name="ce42" office:value="24754" office:value-type="float">
            <text:p>2475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2" office:value-type="float">
            <text:p>380506003401002</text:p>
          </table:table-cell>
          <table:table-cell table:number-columns-repeated="1021"/>
        </table:table-row>
        <table:table-row table:style-name="ro4">
          <table:table-cell ns41:value-type="float" table:style-name="ce42" office:value="24755" office:value-type="float">
            <text:p>2475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3" office:value-type="float">
            <text:p>380506003401003</text:p>
          </table:table-cell>
          <table:table-cell table:number-columns-repeated="1021"/>
        </table:table-row>
        <table:table-row table:style-name="ro4">
          <table:table-cell ns41:value-type="float" table:style-name="ce42" office:value="24756" office:value-type="float">
            <text:p>2475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4" office:value-type="float">
            <text:p>380506003401004</text:p>
          </table:table-cell>
          <table:table-cell table:number-columns-repeated="1021"/>
        </table:table-row>
        <table:table-row table:style-name="ro4">
          <table:table-cell ns41:value-type="float" table:style-name="ce42" office:value="24757" office:value-type="float">
            <text:p>2475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5" office:value-type="float">
            <text:p>380506003401005</text:p>
          </table:table-cell>
          <table:table-cell table:number-columns-repeated="1021"/>
        </table:table-row>
        <table:table-row table:style-name="ro4">
          <table:table-cell ns41:value-type="float" table:style-name="ce42" office:value="24758" office:value-type="float">
            <text:p>2475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6" office:value-type="float">
            <text:p>380506003401006</text:p>
          </table:table-cell>
          <table:table-cell table:number-columns-repeated="1021"/>
        </table:table-row>
        <table:table-row table:style-name="ro4">
          <table:table-cell ns41:value-type="float" table:style-name="ce42" office:value="24759" office:value-type="float">
            <text:p>2475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7" office:value-type="float">
            <text:p>380506003401007</text:p>
          </table:table-cell>
          <table:table-cell table:number-columns-repeated="1021"/>
        </table:table-row>
        <table:table-row table:style-name="ro4">
          <table:table-cell ns41:value-type="float" table:style-name="ce42" office:value="24760" office:value-type="float">
            <text:p>2476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8" office:value-type="float">
            <text:p>380506003401008</text:p>
          </table:table-cell>
          <table:table-cell table:number-columns-repeated="1021"/>
        </table:table-row>
        <table:table-row table:style-name="ro4">
          <table:table-cell ns41:value-type="float" table:style-name="ce42" office:value="24761" office:value-type="float">
            <text:p>2476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09" office:value-type="float">
            <text:p>380506003401009</text:p>
          </table:table-cell>
          <table:table-cell table:number-columns-repeated="1021"/>
        </table:table-row>
        <table:table-row table:style-name="ro4">
          <table:table-cell ns41:value-type="float" table:style-name="ce42" office:value="24762" office:value-type="float">
            <text:p>2476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0" office:value-type="float">
            <text:p>380506003401010</text:p>
          </table:table-cell>
          <table:table-cell table:number-columns-repeated="1021"/>
        </table:table-row>
        <table:table-row table:style-name="ro4">
          <table:table-cell ns41:value-type="float" table:style-name="ce42" office:value="24763" office:value-type="float">
            <text:p>2476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1" office:value-type="float">
            <text:p>380506003401011</text:p>
          </table:table-cell>
          <table:table-cell table:number-columns-repeated="1021"/>
        </table:table-row>
        <table:table-row table:style-name="ro4">
          <table:table-cell ns41:value-type="float" table:style-name="ce42" office:value="24764" office:value-type="float">
            <text:p>2476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2" office:value-type="float">
            <text:p>380506003401012</text:p>
          </table:table-cell>
          <table:table-cell table:number-columns-repeated="1021"/>
        </table:table-row>
        <table:table-row table:style-name="ro4">
          <table:table-cell ns41:value-type="float" table:style-name="ce42" office:value="24765" office:value-type="float">
            <text:p>2476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3" office:value-type="float">
            <text:p>380506003401013</text:p>
          </table:table-cell>
          <table:table-cell table:number-columns-repeated="1021"/>
        </table:table-row>
        <table:table-row table:style-name="ro4">
          <table:table-cell ns41:value-type="float" table:style-name="ce42" office:value="24766" office:value-type="float">
            <text:p>2476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4" office:value-type="float">
            <text:p>380506003401014</text:p>
          </table:table-cell>
          <table:table-cell table:number-columns-repeated="1021"/>
        </table:table-row>
        <table:table-row table:style-name="ro4">
          <table:table-cell ns41:value-type="float" table:style-name="ce42" office:value="24767" office:value-type="float">
            <text:p>2476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5" office:value-type="float">
            <text:p>380506003401015</text:p>
          </table:table-cell>
          <table:table-cell table:number-columns-repeated="1021"/>
        </table:table-row>
        <table:table-row table:style-name="ro4">
          <table:table-cell ns41:value-type="float" table:style-name="ce42" office:value="24768" office:value-type="float">
            <text:p>2476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6" office:value-type="float">
            <text:p>380506003401016</text:p>
          </table:table-cell>
          <table:table-cell table:number-columns-repeated="1021"/>
        </table:table-row>
        <table:table-row table:style-name="ro4">
          <table:table-cell ns41:value-type="float" table:style-name="ce42" office:value="24769" office:value-type="float">
            <text:p>2476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7" office:value-type="float">
            <text:p>380506003401017</text:p>
          </table:table-cell>
          <table:table-cell table:number-columns-repeated="1021"/>
        </table:table-row>
        <table:table-row table:style-name="ro4">
          <table:table-cell ns41:value-type="float" table:style-name="ce42" office:value="24770" office:value-type="float">
            <text:p>2477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8" office:value-type="float">
            <text:p>380506003401018</text:p>
          </table:table-cell>
          <table:table-cell table:number-columns-repeated="1021"/>
        </table:table-row>
        <table:table-row table:style-name="ro4">
          <table:table-cell ns41:value-type="float" table:style-name="ce42" office:value="24771" office:value-type="float">
            <text:p>2477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19" office:value-type="float">
            <text:p>380506003401019</text:p>
          </table:table-cell>
          <table:table-cell table:number-columns-repeated="1021"/>
        </table:table-row>
        <table:table-row table:style-name="ro4">
          <table:table-cell ns41:value-type="float" table:style-name="ce42" office:value="24772" office:value-type="float">
            <text:p>2477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0" office:value-type="float">
            <text:p>380506003401020</text:p>
          </table:table-cell>
          <table:table-cell table:number-columns-repeated="1021"/>
        </table:table-row>
        <table:table-row table:style-name="ro4">
          <table:table-cell ns41:value-type="float" table:style-name="ce42" office:value="24773" office:value-type="float">
            <text:p>2477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1" office:value-type="float">
            <text:p>380506003401021</text:p>
          </table:table-cell>
          <table:table-cell table:number-columns-repeated="1021"/>
        </table:table-row>
        <table:table-row table:style-name="ro4">
          <table:table-cell ns41:value-type="float" table:style-name="ce42" office:value="24774" office:value-type="float">
            <text:p>2477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2" office:value-type="float">
            <text:p>380506003401022</text:p>
          </table:table-cell>
          <table:table-cell table:number-columns-repeated="1021"/>
        </table:table-row>
        <table:table-row table:style-name="ro4">
          <table:table-cell ns41:value-type="float" table:style-name="ce42" office:value="24775" office:value-type="float">
            <text:p>2477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3" office:value-type="float">
            <text:p>380506003401023</text:p>
          </table:table-cell>
          <table:table-cell table:number-columns-repeated="1021"/>
        </table:table-row>
        <table:table-row table:style-name="ro4">
          <table:table-cell ns41:value-type="float" table:style-name="ce42" office:value="24776" office:value-type="float">
            <text:p>2477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4" office:value-type="float">
            <text:p>380506003401024</text:p>
          </table:table-cell>
          <table:table-cell table:number-columns-repeated="1021"/>
        </table:table-row>
        <table:table-row table:style-name="ro4">
          <table:table-cell ns41:value-type="float" table:style-name="ce42" office:value="24777" office:value-type="float">
            <text:p>2477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5" office:value-type="float">
            <text:p>380506003401025</text:p>
          </table:table-cell>
          <table:table-cell table:number-columns-repeated="1021"/>
        </table:table-row>
        <table:table-row table:style-name="ro4">
          <table:table-cell ns41:value-type="float" table:style-name="ce42" office:value="24778" office:value-type="float">
            <text:p>2477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6" office:value-type="float">
            <text:p>380506003401026</text:p>
          </table:table-cell>
          <table:table-cell table:number-columns-repeated="1021"/>
        </table:table-row>
        <table:table-row table:style-name="ro4">
          <table:table-cell ns41:value-type="float" table:style-name="ce42" office:value="24779" office:value-type="float">
            <text:p>2477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7" office:value-type="float">
            <text:p>380506003401027</text:p>
          </table:table-cell>
          <table:table-cell table:number-columns-repeated="1021"/>
        </table:table-row>
        <table:table-row table:style-name="ro4">
          <table:table-cell ns41:value-type="float" table:style-name="ce42" office:value="24780" office:value-type="float">
            <text:p>2478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8" office:value-type="float">
            <text:p>380506003401028</text:p>
          </table:table-cell>
          <table:table-cell table:number-columns-repeated="1021"/>
        </table:table-row>
        <table:table-row table:style-name="ro4">
          <table:table-cell ns41:value-type="float" table:style-name="ce42" office:value="24781" office:value-type="float">
            <text:p>2478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29" office:value-type="float">
            <text:p>380506003401029</text:p>
          </table:table-cell>
          <table:table-cell table:number-columns-repeated="1021"/>
        </table:table-row>
        <table:table-row table:style-name="ro4">
          <table:table-cell ns41:value-type="float" table:style-name="ce42" office:value="24782" office:value-type="float">
            <text:p>2478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0" office:value-type="float">
            <text:p>380506003401030</text:p>
          </table:table-cell>
          <table:table-cell table:number-columns-repeated="1021"/>
        </table:table-row>
        <table:table-row table:style-name="ro4">
          <table:table-cell ns41:value-type="float" table:style-name="ce42" office:value="24783" office:value-type="float">
            <text:p>2478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1" office:value-type="float">
            <text:p>380506003401031</text:p>
          </table:table-cell>
          <table:table-cell table:number-columns-repeated="1021"/>
        </table:table-row>
        <table:table-row table:style-name="ro4">
          <table:table-cell ns41:value-type="float" table:style-name="ce42" office:value="24784" office:value-type="float">
            <text:p>2478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2" office:value-type="float">
            <text:p>380506003401032</text:p>
          </table:table-cell>
          <table:table-cell table:number-columns-repeated="1021"/>
        </table:table-row>
        <table:table-row table:style-name="ro4">
          <table:table-cell ns41:value-type="float" table:style-name="ce42" office:value="24785" office:value-type="float">
            <text:p>2478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3" office:value-type="float">
            <text:p>380506003401033</text:p>
          </table:table-cell>
          <table:table-cell table:number-columns-repeated="1021"/>
        </table:table-row>
        <table:table-row table:style-name="ro4">
          <table:table-cell ns41:value-type="float" table:style-name="ce42" office:value="24786" office:value-type="float">
            <text:p>2478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4" office:value-type="float">
            <text:p>380506003401034</text:p>
          </table:table-cell>
          <table:table-cell table:number-columns-repeated="1021"/>
        </table:table-row>
        <table:table-row table:style-name="ro4">
          <table:table-cell ns41:value-type="float" table:style-name="ce42" office:value="24787" office:value-type="float">
            <text:p>2478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5" office:value-type="float">
            <text:p>380506003401035</text:p>
          </table:table-cell>
          <table:table-cell table:number-columns-repeated="1021"/>
        </table:table-row>
        <table:table-row table:style-name="ro4">
          <table:table-cell ns41:value-type="float" table:style-name="ce42" office:value="24788" office:value-type="float">
            <text:p>2478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6" office:value-type="float">
            <text:p>380506003401036</text:p>
          </table:table-cell>
          <table:table-cell table:number-columns-repeated="1021"/>
        </table:table-row>
        <table:table-row table:style-name="ro4">
          <table:table-cell ns41:value-type="float" table:style-name="ce42" office:value="24789" office:value-type="float">
            <text:p>2478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7" office:value-type="float">
            <text:p>380506003401037</text:p>
          </table:table-cell>
          <table:table-cell table:number-columns-repeated="1021"/>
        </table:table-row>
        <table:table-row table:style-name="ro4">
          <table:table-cell ns41:value-type="float" table:style-name="ce42" office:value="24790" office:value-type="float">
            <text:p>2479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8" office:value-type="float">
            <text:p>380506003401038</text:p>
          </table:table-cell>
          <table:table-cell table:number-columns-repeated="1021"/>
        </table:table-row>
        <table:table-row table:style-name="ro4">
          <table:table-cell ns41:value-type="float" table:style-name="ce42" office:value="24791" office:value-type="float">
            <text:p>2479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39" office:value-type="float">
            <text:p>380506003401039</text:p>
          </table:table-cell>
          <table:table-cell table:number-columns-repeated="1021"/>
        </table:table-row>
        <table:table-row table:style-name="ro4">
          <table:table-cell ns41:value-type="float" table:style-name="ce42" office:value="24792" office:value-type="float">
            <text:p>2479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0" office:value-type="float">
            <text:p>380506003401040</text:p>
          </table:table-cell>
          <table:table-cell table:number-columns-repeated="1021"/>
        </table:table-row>
        <table:table-row table:style-name="ro4">
          <table:table-cell ns41:value-type="float" table:style-name="ce42" office:value="24793" office:value-type="float">
            <text:p>2479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1" office:value-type="float">
            <text:p>380506003401041</text:p>
          </table:table-cell>
          <table:table-cell table:number-columns-repeated="1021"/>
        </table:table-row>
        <table:table-row table:style-name="ro4">
          <table:table-cell ns41:value-type="float" table:style-name="ce42" office:value="24794" office:value-type="float">
            <text:p>2479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2" office:value-type="float">
            <text:p>380506003401042</text:p>
          </table:table-cell>
          <table:table-cell table:number-columns-repeated="1021"/>
        </table:table-row>
        <table:table-row table:style-name="ro4">
          <table:table-cell ns41:value-type="float" table:style-name="ce42" office:value="24795" office:value-type="float">
            <text:p>2479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3" office:value-type="float">
            <text:p>380506003401043</text:p>
          </table:table-cell>
          <table:table-cell table:number-columns-repeated="1021"/>
        </table:table-row>
        <table:table-row table:style-name="ro4">
          <table:table-cell ns41:value-type="float" table:style-name="ce42" office:value="24796" office:value-type="float">
            <text:p>2479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4" office:value-type="float">
            <text:p>380506003401044</text:p>
          </table:table-cell>
          <table:table-cell table:number-columns-repeated="1021"/>
        </table:table-row>
        <table:table-row table:style-name="ro4">
          <table:table-cell ns41:value-type="float" table:style-name="ce42" office:value="24797" office:value-type="float">
            <text:p>2479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5" office:value-type="float">
            <text:p>380506003401045</text:p>
          </table:table-cell>
          <table:table-cell table:number-columns-repeated="1021"/>
        </table:table-row>
        <table:table-row table:style-name="ro4">
          <table:table-cell ns41:value-type="float" table:style-name="ce42" office:value="24798" office:value-type="float">
            <text:p>2479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6" office:value-type="float">
            <text:p>380506003401046</text:p>
          </table:table-cell>
          <table:table-cell table:number-columns-repeated="1021"/>
        </table:table-row>
        <table:table-row table:style-name="ro4">
          <table:table-cell ns41:value-type="float" table:style-name="ce42" office:value="24799" office:value-type="float">
            <text:p>2479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7" office:value-type="float">
            <text:p>380506003401047</text:p>
          </table:table-cell>
          <table:table-cell table:number-columns-repeated="1021"/>
        </table:table-row>
        <table:table-row table:style-name="ro4">
          <table:table-cell ns41:value-type="float" table:style-name="ce42" office:value="24800" office:value-type="float">
            <text:p>2480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8" office:value-type="float">
            <text:p>380506003401048</text:p>
          </table:table-cell>
          <table:table-cell table:number-columns-repeated="1021"/>
        </table:table-row>
        <table:table-row table:style-name="ro4">
          <table:table-cell ns41:value-type="float" table:style-name="ce42" office:value="24801" office:value-type="float">
            <text:p>2480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49" office:value-type="float">
            <text:p>380506003401049</text:p>
          </table:table-cell>
          <table:table-cell table:number-columns-repeated="1021"/>
        </table:table-row>
        <table:table-row table:style-name="ro4">
          <table:table-cell ns41:value-type="float" table:style-name="ce42" office:value="24802" office:value-type="float">
            <text:p>2480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0" office:value-type="float">
            <text:p>380506003401050</text:p>
          </table:table-cell>
          <table:table-cell table:number-columns-repeated="1021"/>
        </table:table-row>
        <table:table-row table:style-name="ro4">
          <table:table-cell ns41:value-type="float" table:style-name="ce42" office:value="24803" office:value-type="float">
            <text:p>2480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1" office:value-type="float">
            <text:p>380506003401051</text:p>
          </table:table-cell>
          <table:table-cell table:number-columns-repeated="1021"/>
        </table:table-row>
        <table:table-row table:style-name="ro4">
          <table:table-cell ns41:value-type="float" table:style-name="ce42" office:value="24804" office:value-type="float">
            <text:p>2480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2" office:value-type="float">
            <text:p>380506003401052</text:p>
          </table:table-cell>
          <table:table-cell table:number-columns-repeated="1021"/>
        </table:table-row>
        <table:table-row table:style-name="ro4">
          <table:table-cell ns41:value-type="float" table:style-name="ce42" office:value="24805" office:value-type="float">
            <text:p>2480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3" office:value-type="float">
            <text:p>380506003401053</text:p>
          </table:table-cell>
          <table:table-cell table:number-columns-repeated="1021"/>
        </table:table-row>
        <table:table-row table:style-name="ro4">
          <table:table-cell ns41:value-type="float" table:style-name="ce42" office:value="24806" office:value-type="float">
            <text:p>2480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4" office:value-type="float">
            <text:p>380506003401054</text:p>
          </table:table-cell>
          <table:table-cell table:number-columns-repeated="1021"/>
        </table:table-row>
        <table:table-row table:style-name="ro4">
          <table:table-cell ns41:value-type="float" table:style-name="ce42" office:value="24807" office:value-type="float">
            <text:p>2480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5" office:value-type="float">
            <text:p>380506003401055</text:p>
          </table:table-cell>
          <table:table-cell table:number-columns-repeated="1021"/>
        </table:table-row>
        <table:table-row table:style-name="ro4">
          <table:table-cell ns41:value-type="float" table:style-name="ce42" office:value="24808" office:value-type="float">
            <text:p>2480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6" office:value-type="float">
            <text:p>380506003401056</text:p>
          </table:table-cell>
          <table:table-cell table:number-columns-repeated="1021"/>
        </table:table-row>
        <table:table-row table:style-name="ro4">
          <table:table-cell ns41:value-type="float" table:style-name="ce42" office:value="24809" office:value-type="float">
            <text:p>2480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7" office:value-type="float">
            <text:p>380506003401057</text:p>
          </table:table-cell>
          <table:table-cell table:number-columns-repeated="1021"/>
        </table:table-row>
        <table:table-row table:style-name="ro4">
          <table:table-cell ns41:value-type="float" table:style-name="ce42" office:value="24810" office:value-type="float">
            <text:p>2481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8" office:value-type="float">
            <text:p>380506003401058</text:p>
          </table:table-cell>
          <table:table-cell table:number-columns-repeated="1021"/>
        </table:table-row>
        <table:table-row table:style-name="ro4">
          <table:table-cell ns41:value-type="float" table:style-name="ce42" office:value="24811" office:value-type="float">
            <text:p>2481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59" office:value-type="float">
            <text:p>380506003401059</text:p>
          </table:table-cell>
          <table:table-cell table:number-columns-repeated="1021"/>
        </table:table-row>
        <table:table-row table:style-name="ro4">
          <table:table-cell ns41:value-type="float" table:style-name="ce42" office:value="24812" office:value-type="float">
            <text:p>2481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0" office:value-type="float">
            <text:p>380506003401060</text:p>
          </table:table-cell>
          <table:table-cell table:number-columns-repeated="1021"/>
        </table:table-row>
        <table:table-row table:style-name="ro4">
          <table:table-cell ns41:value-type="float" table:style-name="ce42" office:value="24813" office:value-type="float">
            <text:p>2481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1" office:value-type="float">
            <text:p>380506003401061</text:p>
          </table:table-cell>
          <table:table-cell table:number-columns-repeated="1021"/>
        </table:table-row>
        <table:table-row table:style-name="ro4">
          <table:table-cell ns41:value-type="float" table:style-name="ce42" office:value="24814" office:value-type="float">
            <text:p>2481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2" office:value-type="float">
            <text:p>380506003401062</text:p>
          </table:table-cell>
          <table:table-cell table:number-columns-repeated="1021"/>
        </table:table-row>
        <table:table-row table:style-name="ro4">
          <table:table-cell ns41:value-type="float" table:style-name="ce42" office:value="24815" office:value-type="float">
            <text:p>2481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3" office:value-type="float">
            <text:p>380506003401063</text:p>
          </table:table-cell>
          <table:table-cell table:number-columns-repeated="1021"/>
        </table:table-row>
        <table:table-row table:style-name="ro4">
          <table:table-cell ns41:value-type="float" table:style-name="ce42" office:value="24816" office:value-type="float">
            <text:p>2481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4" office:value-type="float">
            <text:p>380506003401064</text:p>
          </table:table-cell>
          <table:table-cell table:number-columns-repeated="1021"/>
        </table:table-row>
        <table:table-row table:style-name="ro4">
          <table:table-cell ns41:value-type="float" table:style-name="ce42" office:value="24817" office:value-type="float">
            <text:p>2481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5" office:value-type="float">
            <text:p>380506003401065</text:p>
          </table:table-cell>
          <table:table-cell table:number-columns-repeated="1021"/>
        </table:table-row>
        <table:table-row table:style-name="ro4">
          <table:table-cell ns41:value-type="float" table:style-name="ce42" office:value="24818" office:value-type="float">
            <text:p>2481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6" office:value-type="float">
            <text:p>380506003401066</text:p>
          </table:table-cell>
          <table:table-cell table:number-columns-repeated="1021"/>
        </table:table-row>
        <table:table-row table:style-name="ro4">
          <table:table-cell ns41:value-type="float" table:style-name="ce42" office:value="24819" office:value-type="float">
            <text:p>2481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7" office:value-type="float">
            <text:p>380506003401067</text:p>
          </table:table-cell>
          <table:table-cell table:number-columns-repeated="1021"/>
        </table:table-row>
        <table:table-row table:style-name="ro4">
          <table:table-cell ns41:value-type="float" table:style-name="ce42" office:value="24820" office:value-type="float">
            <text:p>2482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8" office:value-type="float">
            <text:p>380506003401068</text:p>
          </table:table-cell>
          <table:table-cell table:number-columns-repeated="1021"/>
        </table:table-row>
        <table:table-row table:style-name="ro4">
          <table:table-cell ns41:value-type="float" table:style-name="ce42" office:value="24821" office:value-type="float">
            <text:p>2482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69" office:value-type="float">
            <text:p>380506003401069</text:p>
          </table:table-cell>
          <table:table-cell table:number-columns-repeated="1021"/>
        </table:table-row>
        <table:table-row table:style-name="ro4">
          <table:table-cell ns41:value-type="float" table:style-name="ce42" office:value="24822" office:value-type="float">
            <text:p>2482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0" office:value-type="float">
            <text:p>380506003401070</text:p>
          </table:table-cell>
          <table:table-cell table:number-columns-repeated="1021"/>
        </table:table-row>
        <table:table-row table:style-name="ro4">
          <table:table-cell ns41:value-type="float" table:style-name="ce42" office:value="24823" office:value-type="float">
            <text:p>2482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1" office:value-type="float">
            <text:p>380506003401071</text:p>
          </table:table-cell>
          <table:table-cell table:number-columns-repeated="1021"/>
        </table:table-row>
        <table:table-row table:style-name="ro4">
          <table:table-cell ns41:value-type="float" table:style-name="ce42" office:value="24824" office:value-type="float">
            <text:p>2482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2" office:value-type="float">
            <text:p>380506003401072</text:p>
          </table:table-cell>
          <table:table-cell table:number-columns-repeated="1021"/>
        </table:table-row>
        <table:table-row table:style-name="ro4">
          <table:table-cell ns41:value-type="float" table:style-name="ce42" office:value="24825" office:value-type="float">
            <text:p>2482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3" office:value-type="float">
            <text:p>380506003401073</text:p>
          </table:table-cell>
          <table:table-cell table:number-columns-repeated="1021"/>
        </table:table-row>
        <table:table-row table:style-name="ro4">
          <table:table-cell ns41:value-type="float" table:style-name="ce42" office:value="24826" office:value-type="float">
            <text:p>2482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4" office:value-type="float">
            <text:p>380506003401074</text:p>
          </table:table-cell>
          <table:table-cell table:number-columns-repeated="1021"/>
        </table:table-row>
        <table:table-row table:style-name="ro4">
          <table:table-cell ns41:value-type="float" table:style-name="ce42" office:value="24827" office:value-type="float">
            <text:p>2482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5" office:value-type="float">
            <text:p>380506003401075</text:p>
          </table:table-cell>
          <table:table-cell table:number-columns-repeated="1021"/>
        </table:table-row>
        <table:table-row table:style-name="ro4">
          <table:table-cell ns41:value-type="float" table:style-name="ce42" office:value="24828" office:value-type="float">
            <text:p>2482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6" office:value-type="float">
            <text:p>380506003401076</text:p>
          </table:table-cell>
          <table:table-cell table:number-columns-repeated="1021"/>
        </table:table-row>
        <table:table-row table:style-name="ro4">
          <table:table-cell ns41:value-type="float" table:style-name="ce42" office:value="24829" office:value-type="float">
            <text:p>2482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7" office:value-type="float">
            <text:p>380506003401077</text:p>
          </table:table-cell>
          <table:table-cell table:number-columns-repeated="1021"/>
        </table:table-row>
        <table:table-row table:style-name="ro4">
          <table:table-cell ns41:value-type="float" table:style-name="ce42" office:value="24830" office:value-type="float">
            <text:p>2483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8" office:value-type="float">
            <text:p>380506003401078</text:p>
          </table:table-cell>
          <table:table-cell table:number-columns-repeated="1021"/>
        </table:table-row>
        <table:table-row table:style-name="ro4">
          <table:table-cell ns41:value-type="float" table:style-name="ce42" office:value="24831" office:value-type="float">
            <text:p>2483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79" office:value-type="float">
            <text:p>380506003401079</text:p>
          </table:table-cell>
          <table:table-cell table:number-columns-repeated="1021"/>
        </table:table-row>
        <table:table-row table:style-name="ro4">
          <table:table-cell ns41:value-type="float" table:style-name="ce42" office:value="24832" office:value-type="float">
            <text:p>2483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0" office:value-type="float">
            <text:p>380506003401080</text:p>
          </table:table-cell>
          <table:table-cell table:number-columns-repeated="1021"/>
        </table:table-row>
        <table:table-row table:style-name="ro4">
          <table:table-cell ns41:value-type="float" table:style-name="ce42" office:value="24833" office:value-type="float">
            <text:p>2483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1" office:value-type="float">
            <text:p>380506003401081</text:p>
          </table:table-cell>
          <table:table-cell table:number-columns-repeated="1021"/>
        </table:table-row>
        <table:table-row table:style-name="ro4">
          <table:table-cell ns41:value-type="float" table:style-name="ce42" office:value="24834" office:value-type="float">
            <text:p>2483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2" office:value-type="float">
            <text:p>380506003401082</text:p>
          </table:table-cell>
          <table:table-cell table:number-columns-repeated="1021"/>
        </table:table-row>
        <table:table-row table:style-name="ro4">
          <table:table-cell ns41:value-type="float" table:style-name="ce42" office:value="24835" office:value-type="float">
            <text:p>2483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3" office:value-type="float">
            <text:p>380506003401083</text:p>
          </table:table-cell>
          <table:table-cell table:number-columns-repeated="1021"/>
        </table:table-row>
        <table:table-row table:style-name="ro4">
          <table:table-cell ns41:value-type="float" table:style-name="ce42" office:value="24836" office:value-type="float">
            <text:p>2483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4" office:value-type="float">
            <text:p>380506003401084</text:p>
          </table:table-cell>
          <table:table-cell table:number-columns-repeated="1021"/>
        </table:table-row>
        <table:table-row table:style-name="ro4">
          <table:table-cell ns41:value-type="float" table:style-name="ce42" office:value="24837" office:value-type="float">
            <text:p>2483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5" office:value-type="float">
            <text:p>380506003401085</text:p>
          </table:table-cell>
          <table:table-cell table:number-columns-repeated="1021"/>
        </table:table-row>
        <table:table-row table:style-name="ro4">
          <table:table-cell ns41:value-type="float" table:style-name="ce42" office:value="24838" office:value-type="float">
            <text:p>2483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6" office:value-type="float">
            <text:p>380506003401086</text:p>
          </table:table-cell>
          <table:table-cell table:number-columns-repeated="1021"/>
        </table:table-row>
        <table:table-row table:style-name="ro4">
          <table:table-cell ns41:value-type="float" table:style-name="ce42" office:value="24839" office:value-type="float">
            <text:p>2483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7" office:value-type="float">
            <text:p>380506003401087</text:p>
          </table:table-cell>
          <table:table-cell table:number-columns-repeated="1021"/>
        </table:table-row>
        <table:table-row table:style-name="ro4">
          <table:table-cell ns41:value-type="float" table:style-name="ce42" office:value="24840" office:value-type="float">
            <text:p>2484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8" office:value-type="float">
            <text:p>380506003401088</text:p>
          </table:table-cell>
          <table:table-cell table:number-columns-repeated="1021"/>
        </table:table-row>
        <table:table-row table:style-name="ro4">
          <table:table-cell ns41:value-type="float" table:style-name="ce42" office:value="24841" office:value-type="float">
            <text:p>2484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89" office:value-type="float">
            <text:p>380506003401089</text:p>
          </table:table-cell>
          <table:table-cell table:number-columns-repeated="1021"/>
        </table:table-row>
        <table:table-row table:style-name="ro4">
          <table:table-cell ns41:value-type="float" table:style-name="ce42" office:value="24842" office:value-type="float">
            <text:p>2484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0" office:value-type="float">
            <text:p>380506003401090</text:p>
          </table:table-cell>
          <table:table-cell table:number-columns-repeated="1021"/>
        </table:table-row>
        <table:table-row table:style-name="ro4">
          <table:table-cell ns41:value-type="float" table:style-name="ce42" office:value="24843" office:value-type="float">
            <text:p>2484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1" office:value-type="float">
            <text:p>380506003401091</text:p>
          </table:table-cell>
          <table:table-cell table:number-columns-repeated="1021"/>
        </table:table-row>
        <table:table-row table:style-name="ro4">
          <table:table-cell ns41:value-type="float" table:style-name="ce42" office:value="24844" office:value-type="float">
            <text:p>2484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2" office:value-type="float">
            <text:p>380506003401092</text:p>
          </table:table-cell>
          <table:table-cell table:number-columns-repeated="1021"/>
        </table:table-row>
        <table:table-row table:style-name="ro4">
          <table:table-cell ns41:value-type="float" table:style-name="ce42" office:value="24845" office:value-type="float">
            <text:p>2484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3" office:value-type="float">
            <text:p>380506003401093</text:p>
          </table:table-cell>
          <table:table-cell table:number-columns-repeated="1021"/>
        </table:table-row>
        <table:table-row table:style-name="ro4">
          <table:table-cell ns41:value-type="float" table:style-name="ce42" office:value="24846" office:value-type="float">
            <text:p>2484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4" office:value-type="float">
            <text:p>380506003401094</text:p>
          </table:table-cell>
          <table:table-cell table:number-columns-repeated="1021"/>
        </table:table-row>
        <table:table-row table:style-name="ro4">
          <table:table-cell ns41:value-type="float" table:style-name="ce42" office:value="24847" office:value-type="float">
            <text:p>2484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5" office:value-type="float">
            <text:p>380506003401095</text:p>
          </table:table-cell>
          <table:table-cell table:number-columns-repeated="1021"/>
        </table:table-row>
        <table:table-row table:style-name="ro4">
          <table:table-cell ns41:value-type="float" table:style-name="ce42" office:value="24848" office:value-type="float">
            <text:p>2484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6" office:value-type="float">
            <text:p>380506003401096</text:p>
          </table:table-cell>
          <table:table-cell table:number-columns-repeated="1021"/>
        </table:table-row>
        <table:table-row table:style-name="ro4">
          <table:table-cell ns41:value-type="float" table:style-name="ce42" office:value="24849" office:value-type="float">
            <text:p>2484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7" office:value-type="float">
            <text:p>380506003401097</text:p>
          </table:table-cell>
          <table:table-cell table:number-columns-repeated="1021"/>
        </table:table-row>
        <table:table-row table:style-name="ro4">
          <table:table-cell ns41:value-type="float" table:style-name="ce42" office:value="24850" office:value-type="float">
            <text:p>2485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8" office:value-type="float">
            <text:p>380506003401098</text:p>
          </table:table-cell>
          <table:table-cell table:number-columns-repeated="1021"/>
        </table:table-row>
        <table:table-row table:style-name="ro4">
          <table:table-cell ns41:value-type="float" table:style-name="ce42" office:value="24851" office:value-type="float">
            <text:p>2485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099" office:value-type="float">
            <text:p>380506003401099</text:p>
          </table:table-cell>
          <table:table-cell table:number-columns-repeated="1021"/>
        </table:table-row>
        <table:table-row table:style-name="ro4">
          <table:table-cell ns41:value-type="float" table:style-name="ce42" office:value="24852" office:value-type="float">
            <text:p>2485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100" office:value-type="float">
            <text:p>380506003401100</text:p>
          </table:table-cell>
          <table:table-cell table:number-columns-repeated="1021"/>
        </table:table-row>
        <table:table-row table:style-name="ro4">
          <table:table-cell ns41:value-type="float" table:style-name="ce42" office:value="24853" office:value-type="float">
            <text:p>2485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101" office:value-type="float">
            <text:p>380506003401101</text:p>
          </table:table-cell>
          <table:table-cell table:number-columns-repeated="1021"/>
        </table:table-row>
        <table:table-row table:style-name="ro4">
          <table:table-cell ns41:value-type="float" table:style-name="ce42" office:value="24854" office:value-type="float">
            <text:p>2485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102" office:value-type="float">
            <text:p>380506003401102</text:p>
          </table:table-cell>
          <table:table-cell table:number-columns-repeated="1021"/>
        </table:table-row>
        <table:table-row table:style-name="ro4">
          <table:table-cell ns41:value-type="float" table:style-name="ce42" office:value="24855" office:value-type="float">
            <text:p>2485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103" office:value-type="float">
            <text:p>380506003401103</text:p>
          </table:table-cell>
          <table:table-cell table:number-columns-repeated="1021"/>
        </table:table-row>
        <table:table-row table:style-name="ro4">
          <table:table-cell ns41:value-type="float" table:style-name="ce42" office:value="24856" office:value-type="float">
            <text:p>2485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401104" office:value-type="float">
            <text:p>380506003401104</text:p>
          </table:table-cell>
          <table:table-cell table:number-columns-repeated="1021"/>
        </table:table-row>
        <table:table-row table:style-name="ro4">
          <table:table-cell ns41:value-type="float" table:style-name="ce42" office:value="24857" office:value-type="float">
            <text:p>2485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1" office:value-type="float">
            <text:p>380506003501001</text:p>
          </table:table-cell>
          <table:table-cell table:number-columns-repeated="1021"/>
        </table:table-row>
        <table:table-row table:style-name="ro4">
          <table:table-cell ns41:value-type="float" table:style-name="ce42" office:value="24858" office:value-type="float">
            <text:p>2485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2" office:value-type="float">
            <text:p>380506003501002</text:p>
          </table:table-cell>
          <table:table-cell table:number-columns-repeated="1021"/>
        </table:table-row>
        <table:table-row table:style-name="ro4">
          <table:table-cell ns41:value-type="float" table:style-name="ce42" office:value="24859" office:value-type="float">
            <text:p>2485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3" office:value-type="float">
            <text:p>380506003501003</text:p>
          </table:table-cell>
          <table:table-cell table:number-columns-repeated="1021"/>
        </table:table-row>
        <table:table-row table:style-name="ro4">
          <table:table-cell ns41:value-type="float" table:style-name="ce42" office:value="24860" office:value-type="float">
            <text:p>2486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4" office:value-type="float">
            <text:p>380506003501004</text:p>
          </table:table-cell>
          <table:table-cell table:number-columns-repeated="1021"/>
        </table:table-row>
        <table:table-row table:style-name="ro4">
          <table:table-cell ns41:value-type="float" table:style-name="ce42" office:value="24861" office:value-type="float">
            <text:p>2486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5" office:value-type="float">
            <text:p>380506003501005</text:p>
          </table:table-cell>
          <table:table-cell table:number-columns-repeated="1021"/>
        </table:table-row>
        <table:table-row table:style-name="ro4">
          <table:table-cell ns41:value-type="float" table:style-name="ce42" office:value="24862" office:value-type="float">
            <text:p>2486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6" office:value-type="float">
            <text:p>380506003501006</text:p>
          </table:table-cell>
          <table:table-cell table:number-columns-repeated="1021"/>
        </table:table-row>
        <table:table-row table:style-name="ro4">
          <table:table-cell ns41:value-type="float" table:style-name="ce42" office:value="24863" office:value-type="float">
            <text:p>2486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7" office:value-type="float">
            <text:p>380506003501007</text:p>
          </table:table-cell>
          <table:table-cell table:number-columns-repeated="1021"/>
        </table:table-row>
        <table:table-row table:style-name="ro4">
          <table:table-cell ns41:value-type="float" table:style-name="ce42" office:value="24864" office:value-type="float">
            <text:p>2486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8" office:value-type="float">
            <text:p>380506003501008</text:p>
          </table:table-cell>
          <table:table-cell table:number-columns-repeated="1021"/>
        </table:table-row>
        <table:table-row table:style-name="ro4">
          <table:table-cell ns41:value-type="float" table:style-name="ce42" office:value="24865" office:value-type="float">
            <text:p>2486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09" office:value-type="float">
            <text:p>380506003501009</text:p>
          </table:table-cell>
          <table:table-cell table:number-columns-repeated="1021"/>
        </table:table-row>
        <table:table-row table:style-name="ro4">
          <table:table-cell ns41:value-type="float" table:style-name="ce42" office:value="24866" office:value-type="float">
            <text:p>2486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0" office:value-type="float">
            <text:p>380506003501010</text:p>
          </table:table-cell>
          <table:table-cell table:number-columns-repeated="1021"/>
        </table:table-row>
        <table:table-row table:style-name="ro4">
          <table:table-cell ns41:value-type="float" table:style-name="ce42" office:value="24867" office:value-type="float">
            <text:p>2486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1" office:value-type="float">
            <text:p>380506003501011</text:p>
          </table:table-cell>
          <table:table-cell table:number-columns-repeated="1021"/>
        </table:table-row>
        <table:table-row table:style-name="ro4">
          <table:table-cell ns41:value-type="float" table:style-name="ce42" office:value="24868" office:value-type="float">
            <text:p>2486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2" office:value-type="float">
            <text:p>380506003501012</text:p>
          </table:table-cell>
          <table:table-cell table:number-columns-repeated="1021"/>
        </table:table-row>
        <table:table-row table:style-name="ro4">
          <table:table-cell ns41:value-type="float" table:style-name="ce42" office:value="24869" office:value-type="float">
            <text:p>2486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3" office:value-type="float">
            <text:p>380506003501013</text:p>
          </table:table-cell>
          <table:table-cell table:number-columns-repeated="1021"/>
        </table:table-row>
        <table:table-row table:style-name="ro4">
          <table:table-cell ns41:value-type="float" table:style-name="ce42" office:value="24870" office:value-type="float">
            <text:p>2487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4" office:value-type="float">
            <text:p>380506003501014</text:p>
          </table:table-cell>
          <table:table-cell table:number-columns-repeated="1021"/>
        </table:table-row>
        <table:table-row table:style-name="ro4">
          <table:table-cell ns41:value-type="float" table:style-name="ce42" office:value="24871" office:value-type="float">
            <text:p>2487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5" office:value-type="float">
            <text:p>380506003501015</text:p>
          </table:table-cell>
          <table:table-cell table:number-columns-repeated="1021"/>
        </table:table-row>
        <table:table-row table:style-name="ro4">
          <table:table-cell ns41:value-type="float" table:style-name="ce42" office:value="24872" office:value-type="float">
            <text:p>2487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6" office:value-type="float">
            <text:p>380506003501016</text:p>
          </table:table-cell>
          <table:table-cell table:number-columns-repeated="1021"/>
        </table:table-row>
        <table:table-row table:style-name="ro4">
          <table:table-cell ns41:value-type="float" table:style-name="ce42" office:value="24873" office:value-type="float">
            <text:p>2487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7" office:value-type="float">
            <text:p>380506003501017</text:p>
          </table:table-cell>
          <table:table-cell table:number-columns-repeated="1021"/>
        </table:table-row>
        <table:table-row table:style-name="ro4">
          <table:table-cell ns41:value-type="float" table:style-name="ce42" office:value="24874" office:value-type="float">
            <text:p>2487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8" office:value-type="float">
            <text:p>380506003501018</text:p>
          </table:table-cell>
          <table:table-cell table:number-columns-repeated="1021"/>
        </table:table-row>
        <table:table-row table:style-name="ro4">
          <table:table-cell ns41:value-type="float" table:style-name="ce42" office:value="24875" office:value-type="float">
            <text:p>2487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19" office:value-type="float">
            <text:p>380506003501019</text:p>
          </table:table-cell>
          <table:table-cell table:number-columns-repeated="1021"/>
        </table:table-row>
        <table:table-row table:style-name="ro4">
          <table:table-cell ns41:value-type="float" table:style-name="ce42" office:value="24876" office:value-type="float">
            <text:p>2487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0" office:value-type="float">
            <text:p>380506003501020</text:p>
          </table:table-cell>
          <table:table-cell table:number-columns-repeated="1021"/>
        </table:table-row>
        <table:table-row table:style-name="ro4">
          <table:table-cell ns41:value-type="float" table:style-name="ce42" office:value="24877" office:value-type="float">
            <text:p>2487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1" office:value-type="float">
            <text:p>380506003501021</text:p>
          </table:table-cell>
          <table:table-cell table:number-columns-repeated="1021"/>
        </table:table-row>
        <table:table-row table:style-name="ro4">
          <table:table-cell ns41:value-type="float" table:style-name="ce42" office:value="24878" office:value-type="float">
            <text:p>2487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2" office:value-type="float">
            <text:p>380506003501022</text:p>
          </table:table-cell>
          <table:table-cell table:number-columns-repeated="1021"/>
        </table:table-row>
        <table:table-row table:style-name="ro4">
          <table:table-cell ns41:value-type="float" table:style-name="ce42" office:value="24879" office:value-type="float">
            <text:p>2487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3" office:value-type="float">
            <text:p>380506003501023</text:p>
          </table:table-cell>
          <table:table-cell table:number-columns-repeated="1021"/>
        </table:table-row>
        <table:table-row table:style-name="ro4">
          <table:table-cell ns41:value-type="float" table:style-name="ce42" office:value="24880" office:value-type="float">
            <text:p>2488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4" office:value-type="float">
            <text:p>380506003501024</text:p>
          </table:table-cell>
          <table:table-cell table:number-columns-repeated="1021"/>
        </table:table-row>
        <table:table-row table:style-name="ro4">
          <table:table-cell ns41:value-type="float" table:style-name="ce42" office:value="24881" office:value-type="float">
            <text:p>2488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5" office:value-type="float">
            <text:p>380506003501025</text:p>
          </table:table-cell>
          <table:table-cell table:number-columns-repeated="1021"/>
        </table:table-row>
        <table:table-row table:style-name="ro4">
          <table:table-cell ns41:value-type="float" table:style-name="ce42" office:value="24882" office:value-type="float">
            <text:p>2488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6" office:value-type="float">
            <text:p>380506003501026</text:p>
          </table:table-cell>
          <table:table-cell table:number-columns-repeated="1021"/>
        </table:table-row>
        <table:table-row table:style-name="ro4">
          <table:table-cell ns41:value-type="float" table:style-name="ce42" office:value="24883" office:value-type="float">
            <text:p>2488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7" office:value-type="float">
            <text:p>380506003501027</text:p>
          </table:table-cell>
          <table:table-cell table:number-columns-repeated="1021"/>
        </table:table-row>
        <table:table-row table:style-name="ro4">
          <table:table-cell ns41:value-type="float" table:style-name="ce42" office:value="24884" office:value-type="float">
            <text:p>2488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8" office:value-type="float">
            <text:p>380506003501028</text:p>
          </table:table-cell>
          <table:table-cell table:number-columns-repeated="1021"/>
        </table:table-row>
        <table:table-row table:style-name="ro4">
          <table:table-cell ns41:value-type="float" table:style-name="ce42" office:value="24885" office:value-type="float">
            <text:p>2488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29" office:value-type="float">
            <text:p>380506003501029</text:p>
          </table:table-cell>
          <table:table-cell table:number-columns-repeated="1021"/>
        </table:table-row>
        <table:table-row table:style-name="ro4">
          <table:table-cell ns41:value-type="float" table:style-name="ce42" office:value="24886" office:value-type="float">
            <text:p>2488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0" office:value-type="float">
            <text:p>380506003501030</text:p>
          </table:table-cell>
          <table:table-cell table:number-columns-repeated="1021"/>
        </table:table-row>
        <table:table-row table:style-name="ro4">
          <table:table-cell ns41:value-type="float" table:style-name="ce42" office:value="24887" office:value-type="float">
            <text:p>2488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1" office:value-type="float">
            <text:p>380506003501031</text:p>
          </table:table-cell>
          <table:table-cell table:number-columns-repeated="1021"/>
        </table:table-row>
        <table:table-row table:style-name="ro4">
          <table:table-cell ns41:value-type="float" table:style-name="ce42" office:value="24888" office:value-type="float">
            <text:p>2488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2" office:value-type="float">
            <text:p>380506003501032</text:p>
          </table:table-cell>
          <table:table-cell table:number-columns-repeated="1021"/>
        </table:table-row>
        <table:table-row table:style-name="ro4">
          <table:table-cell ns41:value-type="float" table:style-name="ce42" office:value="24889" office:value-type="float">
            <text:p>2488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3" office:value-type="float">
            <text:p>380506003501033</text:p>
          </table:table-cell>
          <table:table-cell table:number-columns-repeated="1021"/>
        </table:table-row>
        <table:table-row table:style-name="ro4">
          <table:table-cell ns41:value-type="float" table:style-name="ce42" office:value="24890" office:value-type="float">
            <text:p>2489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4" office:value-type="float">
            <text:p>380506003501034</text:p>
          </table:table-cell>
          <table:table-cell table:number-columns-repeated="1021"/>
        </table:table-row>
        <table:table-row table:style-name="ro4">
          <table:table-cell ns41:value-type="float" table:style-name="ce42" office:value="24891" office:value-type="float">
            <text:p>2489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5" office:value-type="float">
            <text:p>380506003501035</text:p>
          </table:table-cell>
          <table:table-cell table:number-columns-repeated="1021"/>
        </table:table-row>
        <table:table-row table:style-name="ro4">
          <table:table-cell ns41:value-type="float" table:style-name="ce42" office:value="24892" office:value-type="float">
            <text:p>2489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6" office:value-type="float">
            <text:p>380506003501036</text:p>
          </table:table-cell>
          <table:table-cell table:number-columns-repeated="1021"/>
        </table:table-row>
        <table:table-row table:style-name="ro4">
          <table:table-cell ns41:value-type="float" table:style-name="ce42" office:value="24893" office:value-type="float">
            <text:p>2489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7" office:value-type="float">
            <text:p>380506003501037</text:p>
          </table:table-cell>
          <table:table-cell table:number-columns-repeated="1021"/>
        </table:table-row>
        <table:table-row table:style-name="ro4">
          <table:table-cell ns41:value-type="float" table:style-name="ce42" office:value="24894" office:value-type="float">
            <text:p>2489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8" office:value-type="float">
            <text:p>380506003501038</text:p>
          </table:table-cell>
          <table:table-cell table:number-columns-repeated="1021"/>
        </table:table-row>
        <table:table-row table:style-name="ro4">
          <table:table-cell ns41:value-type="float" table:style-name="ce42" office:value="24895" office:value-type="float">
            <text:p>2489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39" office:value-type="float">
            <text:p>380506003501039</text:p>
          </table:table-cell>
          <table:table-cell table:number-columns-repeated="1021"/>
        </table:table-row>
        <table:table-row table:style-name="ro4">
          <table:table-cell ns41:value-type="float" table:style-name="ce42" office:value="24896" office:value-type="float">
            <text:p>2489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0" office:value-type="float">
            <text:p>380506003501040</text:p>
          </table:table-cell>
          <table:table-cell table:number-columns-repeated="1021"/>
        </table:table-row>
        <table:table-row table:style-name="ro4">
          <table:table-cell ns41:value-type="float" table:style-name="ce42" office:value="24897" office:value-type="float">
            <text:p>2489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1" office:value-type="float">
            <text:p>380506003501041</text:p>
          </table:table-cell>
          <table:table-cell table:number-columns-repeated="1021"/>
        </table:table-row>
        <table:table-row table:style-name="ro4">
          <table:table-cell ns41:value-type="float" table:style-name="ce42" office:value="24898" office:value-type="float">
            <text:p>2489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2" office:value-type="float">
            <text:p>380506003501042</text:p>
          </table:table-cell>
          <table:table-cell table:number-columns-repeated="1021"/>
        </table:table-row>
        <table:table-row table:style-name="ro4">
          <table:table-cell ns41:value-type="float" table:style-name="ce42" office:value="24899" office:value-type="float">
            <text:p>2489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3" office:value-type="float">
            <text:p>380506003501043</text:p>
          </table:table-cell>
          <table:table-cell table:number-columns-repeated="1021"/>
        </table:table-row>
        <table:table-row table:style-name="ro4">
          <table:table-cell ns41:value-type="float" table:style-name="ce42" office:value="24900" office:value-type="float">
            <text:p>2490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4" office:value-type="float">
            <text:p>380506003501044</text:p>
          </table:table-cell>
          <table:table-cell table:number-columns-repeated="1021"/>
        </table:table-row>
        <table:table-row table:style-name="ro4">
          <table:table-cell ns41:value-type="float" table:style-name="ce42" office:value="24901" office:value-type="float">
            <text:p>2490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5" office:value-type="float">
            <text:p>380506003501045</text:p>
          </table:table-cell>
          <table:table-cell table:number-columns-repeated="1021"/>
        </table:table-row>
        <table:table-row table:style-name="ro4">
          <table:table-cell ns41:value-type="float" table:style-name="ce42" office:value="24902" office:value-type="float">
            <text:p>2490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6" office:value-type="float">
            <text:p>380506003501046</text:p>
          </table:table-cell>
          <table:table-cell table:number-columns-repeated="1021"/>
        </table:table-row>
        <table:table-row table:style-name="ro4">
          <table:table-cell ns41:value-type="float" table:style-name="ce42" office:value="24903" office:value-type="float">
            <text:p>2490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7" office:value-type="float">
            <text:p>380506003501047</text:p>
          </table:table-cell>
          <table:table-cell table:number-columns-repeated="1021"/>
        </table:table-row>
        <table:table-row table:style-name="ro4">
          <table:table-cell ns41:value-type="float" table:style-name="ce42" office:value="24904" office:value-type="float">
            <text:p>2490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8" office:value-type="float">
            <text:p>380506003501048</text:p>
          </table:table-cell>
          <table:table-cell table:number-columns-repeated="1021"/>
        </table:table-row>
        <table:table-row table:style-name="ro4">
          <table:table-cell ns41:value-type="float" table:style-name="ce42" office:value="24905" office:value-type="float">
            <text:p>2490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49" office:value-type="float">
            <text:p>380506003501049</text:p>
          </table:table-cell>
          <table:table-cell table:number-columns-repeated="1021"/>
        </table:table-row>
        <table:table-row table:style-name="ro4">
          <table:table-cell ns41:value-type="float" table:style-name="ce42" office:value="24906" office:value-type="float">
            <text:p>2490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0" office:value-type="float">
            <text:p>380506003501050</text:p>
          </table:table-cell>
          <table:table-cell table:number-columns-repeated="1021"/>
        </table:table-row>
        <table:table-row table:style-name="ro4">
          <table:table-cell ns41:value-type="float" table:style-name="ce42" office:value="24907" office:value-type="float">
            <text:p>2490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1" office:value-type="float">
            <text:p>380506003501051</text:p>
          </table:table-cell>
          <table:table-cell table:number-columns-repeated="1021"/>
        </table:table-row>
        <table:table-row table:style-name="ro4">
          <table:table-cell ns41:value-type="float" table:style-name="ce42" office:value="24908" office:value-type="float">
            <text:p>2490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2" office:value-type="float">
            <text:p>380506003501052</text:p>
          </table:table-cell>
          <table:table-cell table:number-columns-repeated="1021"/>
        </table:table-row>
        <table:table-row table:style-name="ro4">
          <table:table-cell ns41:value-type="float" table:style-name="ce42" office:value="24909" office:value-type="float">
            <text:p>2490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3" office:value-type="float">
            <text:p>380506003501053</text:p>
          </table:table-cell>
          <table:table-cell table:number-columns-repeated="1021"/>
        </table:table-row>
        <table:table-row table:style-name="ro4">
          <table:table-cell ns41:value-type="float" table:style-name="ce42" office:value="24910" office:value-type="float">
            <text:p>2491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4" office:value-type="float">
            <text:p>380506003501054</text:p>
          </table:table-cell>
          <table:table-cell table:number-columns-repeated="1021"/>
        </table:table-row>
        <table:table-row table:style-name="ro4">
          <table:table-cell ns41:value-type="float" table:style-name="ce42" office:value="24911" office:value-type="float">
            <text:p>2491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5" office:value-type="float">
            <text:p>380506003501055</text:p>
          </table:table-cell>
          <table:table-cell table:number-columns-repeated="1021"/>
        </table:table-row>
        <table:table-row table:style-name="ro4">
          <table:table-cell ns41:value-type="float" table:style-name="ce42" office:value="24912" office:value-type="float">
            <text:p>2491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6" office:value-type="float">
            <text:p>380506003501056</text:p>
          </table:table-cell>
          <table:table-cell table:number-columns-repeated="1021"/>
        </table:table-row>
        <table:table-row table:style-name="ro4">
          <table:table-cell ns41:value-type="float" table:style-name="ce42" office:value="24913" office:value-type="float">
            <text:p>2491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7" office:value-type="float">
            <text:p>380506003501057</text:p>
          </table:table-cell>
          <table:table-cell table:number-columns-repeated="1021"/>
        </table:table-row>
        <table:table-row table:style-name="ro4">
          <table:table-cell ns41:value-type="float" table:style-name="ce42" office:value="24914" office:value-type="float">
            <text:p>2491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8" office:value-type="float">
            <text:p>380506003501058</text:p>
          </table:table-cell>
          <table:table-cell table:number-columns-repeated="1021"/>
        </table:table-row>
        <table:table-row table:style-name="ro4">
          <table:table-cell ns41:value-type="float" table:style-name="ce42" office:value="24915" office:value-type="float">
            <text:p>2491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59" office:value-type="float">
            <text:p>380506003501059</text:p>
          </table:table-cell>
          <table:table-cell table:number-columns-repeated="1021"/>
        </table:table-row>
        <table:table-row table:style-name="ro4">
          <table:table-cell ns41:value-type="float" table:style-name="ce42" office:value="24916" office:value-type="float">
            <text:p>2491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0" office:value-type="float">
            <text:p>380506003501060</text:p>
          </table:table-cell>
          <table:table-cell table:number-columns-repeated="1021"/>
        </table:table-row>
        <table:table-row table:style-name="ro4">
          <table:table-cell ns41:value-type="float" table:style-name="ce42" office:value="24917" office:value-type="float">
            <text:p>2491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1" office:value-type="float">
            <text:p>380506003501061</text:p>
          </table:table-cell>
          <table:table-cell table:number-columns-repeated="1021"/>
        </table:table-row>
        <table:table-row table:style-name="ro4">
          <table:table-cell ns41:value-type="float" table:style-name="ce42" office:value="24918" office:value-type="float">
            <text:p>2491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2" office:value-type="float">
            <text:p>380506003501062</text:p>
          </table:table-cell>
          <table:table-cell table:number-columns-repeated="1021"/>
        </table:table-row>
        <table:table-row table:style-name="ro4">
          <table:table-cell ns41:value-type="float" table:style-name="ce42" office:value="24919" office:value-type="float">
            <text:p>2491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3" office:value-type="float">
            <text:p>380506003501063</text:p>
          </table:table-cell>
          <table:table-cell table:number-columns-repeated="1021"/>
        </table:table-row>
        <table:table-row table:style-name="ro4">
          <table:table-cell ns41:value-type="float" table:style-name="ce42" office:value="24920" office:value-type="float">
            <text:p>2492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4" office:value-type="float">
            <text:p>380506003501064</text:p>
          </table:table-cell>
          <table:table-cell table:number-columns-repeated="1021"/>
        </table:table-row>
        <table:table-row table:style-name="ro4">
          <table:table-cell ns41:value-type="float" table:style-name="ce42" office:value="24921" office:value-type="float">
            <text:p>2492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5" office:value-type="float">
            <text:p>380506003501065</text:p>
          </table:table-cell>
          <table:table-cell table:number-columns-repeated="1021"/>
        </table:table-row>
        <table:table-row table:style-name="ro4">
          <table:table-cell ns41:value-type="float" table:style-name="ce42" office:value="24922" office:value-type="float">
            <text:p>2492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6" office:value-type="float">
            <text:p>380506003501066</text:p>
          </table:table-cell>
          <table:table-cell table:number-columns-repeated="1021"/>
        </table:table-row>
        <table:table-row table:style-name="ro4">
          <table:table-cell ns41:value-type="float" table:style-name="ce42" office:value="24923" office:value-type="float">
            <text:p>2492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7" office:value-type="float">
            <text:p>380506003501067</text:p>
          </table:table-cell>
          <table:table-cell table:number-columns-repeated="1021"/>
        </table:table-row>
        <table:table-row table:style-name="ro4">
          <table:table-cell ns41:value-type="float" table:style-name="ce42" office:value="24924" office:value-type="float">
            <text:p>2492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8" office:value-type="float">
            <text:p>380506003501068</text:p>
          </table:table-cell>
          <table:table-cell table:number-columns-repeated="1021"/>
        </table:table-row>
        <table:table-row table:style-name="ro4">
          <table:table-cell ns41:value-type="float" table:style-name="ce42" office:value="24925" office:value-type="float">
            <text:p>2492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69" office:value-type="float">
            <text:p>380506003501069</text:p>
          </table:table-cell>
          <table:table-cell table:number-columns-repeated="1021"/>
        </table:table-row>
        <table:table-row table:style-name="ro4">
          <table:table-cell ns41:value-type="float" table:style-name="ce42" office:value="24926" office:value-type="float">
            <text:p>2492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0" office:value-type="float">
            <text:p>380506003501070</text:p>
          </table:table-cell>
          <table:table-cell table:number-columns-repeated="1021"/>
        </table:table-row>
        <table:table-row table:style-name="ro4">
          <table:table-cell ns41:value-type="float" table:style-name="ce42" office:value="24927" office:value-type="float">
            <text:p>2492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1" office:value-type="float">
            <text:p>380506003501071</text:p>
          </table:table-cell>
          <table:table-cell table:number-columns-repeated="1021"/>
        </table:table-row>
        <table:table-row table:style-name="ro4">
          <table:table-cell ns41:value-type="float" table:style-name="ce42" office:value="24928" office:value-type="float">
            <text:p>2492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2" office:value-type="float">
            <text:p>380506003501072</text:p>
          </table:table-cell>
          <table:table-cell table:number-columns-repeated="1021"/>
        </table:table-row>
        <table:table-row table:style-name="ro4">
          <table:table-cell ns41:value-type="float" table:style-name="ce42" office:value="24929" office:value-type="float">
            <text:p>2492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3" office:value-type="float">
            <text:p>380506003501073</text:p>
          </table:table-cell>
          <table:table-cell table:number-columns-repeated="1021"/>
        </table:table-row>
        <table:table-row table:style-name="ro4">
          <table:table-cell ns41:value-type="float" table:style-name="ce42" office:value="24930" office:value-type="float">
            <text:p>2493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4" office:value-type="float">
            <text:p>380506003501074</text:p>
          </table:table-cell>
          <table:table-cell table:number-columns-repeated="1021"/>
        </table:table-row>
        <table:table-row table:style-name="ro4">
          <table:table-cell ns41:value-type="float" table:style-name="ce42" office:value="24931" office:value-type="float">
            <text:p>2493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5" office:value-type="float">
            <text:p>380506003501075</text:p>
          </table:table-cell>
          <table:table-cell table:number-columns-repeated="1021"/>
        </table:table-row>
        <table:table-row table:style-name="ro4">
          <table:table-cell ns41:value-type="float" table:style-name="ce42" office:value="24932" office:value-type="float">
            <text:p>2493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6" office:value-type="float">
            <text:p>380506003501076</text:p>
          </table:table-cell>
          <table:table-cell table:number-columns-repeated="1021"/>
        </table:table-row>
        <table:table-row table:style-name="ro4">
          <table:table-cell ns41:value-type="float" table:style-name="ce42" office:value="24933" office:value-type="float">
            <text:p>2493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7" office:value-type="float">
            <text:p>380506003501077</text:p>
          </table:table-cell>
          <table:table-cell table:number-columns-repeated="1021"/>
        </table:table-row>
        <table:table-row table:style-name="ro4">
          <table:table-cell ns41:value-type="float" table:style-name="ce42" office:value="24934" office:value-type="float">
            <text:p>2493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8" office:value-type="float">
            <text:p>380506003501078</text:p>
          </table:table-cell>
          <table:table-cell table:number-columns-repeated="1021"/>
        </table:table-row>
        <table:table-row table:style-name="ro4">
          <table:table-cell ns41:value-type="float" table:style-name="ce42" office:value="24935" office:value-type="float">
            <text:p>2493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79" office:value-type="float">
            <text:p>380506003501079</text:p>
          </table:table-cell>
          <table:table-cell table:number-columns-repeated="1021"/>
        </table:table-row>
        <table:table-row table:style-name="ro4">
          <table:table-cell ns41:value-type="float" table:style-name="ce42" office:value="24936" office:value-type="float">
            <text:p>2493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0" office:value-type="float">
            <text:p>380506003501080</text:p>
          </table:table-cell>
          <table:table-cell table:number-columns-repeated="1021"/>
        </table:table-row>
        <table:table-row table:style-name="ro4">
          <table:table-cell ns41:value-type="float" table:style-name="ce42" office:value="24937" office:value-type="float">
            <text:p>2493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1" office:value-type="float">
            <text:p>380506003501081</text:p>
          </table:table-cell>
          <table:table-cell table:number-columns-repeated="1021"/>
        </table:table-row>
        <table:table-row table:style-name="ro4">
          <table:table-cell ns41:value-type="float" table:style-name="ce42" office:value="24938" office:value-type="float">
            <text:p>2493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2" office:value-type="float">
            <text:p>380506003501082</text:p>
          </table:table-cell>
          <table:table-cell table:number-columns-repeated="1021"/>
        </table:table-row>
        <table:table-row table:style-name="ro4">
          <table:table-cell ns41:value-type="float" table:style-name="ce42" office:value="24939" office:value-type="float">
            <text:p>2493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3" office:value-type="float">
            <text:p>380506003501083</text:p>
          </table:table-cell>
          <table:table-cell table:number-columns-repeated="1021"/>
        </table:table-row>
        <table:table-row table:style-name="ro4">
          <table:table-cell ns41:value-type="float" table:style-name="ce42" office:value="24940" office:value-type="float">
            <text:p>2494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4" office:value-type="float">
            <text:p>380506003501084</text:p>
          </table:table-cell>
          <table:table-cell table:number-columns-repeated="1021"/>
        </table:table-row>
        <table:table-row table:style-name="ro4">
          <table:table-cell ns41:value-type="float" table:style-name="ce42" office:value="24941" office:value-type="float">
            <text:p>2494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5" office:value-type="float">
            <text:p>380506003501085</text:p>
          </table:table-cell>
          <table:table-cell table:number-columns-repeated="1021"/>
        </table:table-row>
        <table:table-row table:style-name="ro4">
          <table:table-cell ns41:value-type="float" table:style-name="ce42" office:value="24942" office:value-type="float">
            <text:p>2494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6" office:value-type="float">
            <text:p>380506003501086</text:p>
          </table:table-cell>
          <table:table-cell table:number-columns-repeated="1021"/>
        </table:table-row>
        <table:table-row table:style-name="ro4">
          <table:table-cell ns41:value-type="float" table:style-name="ce42" office:value="24943" office:value-type="float">
            <text:p>2494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7" office:value-type="float">
            <text:p>380506003501087</text:p>
          </table:table-cell>
          <table:table-cell table:number-columns-repeated="1021"/>
        </table:table-row>
        <table:table-row table:style-name="ro4">
          <table:table-cell ns41:value-type="float" table:style-name="ce42" office:value="24944" office:value-type="float">
            <text:p>2494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8" office:value-type="float">
            <text:p>380506003501088</text:p>
          </table:table-cell>
          <table:table-cell table:number-columns-repeated="1021"/>
        </table:table-row>
        <table:table-row table:style-name="ro4">
          <table:table-cell ns41:value-type="float" table:style-name="ce42" office:value="24945" office:value-type="float">
            <text:p>2494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89" office:value-type="float">
            <text:p>380506003501089</text:p>
          </table:table-cell>
          <table:table-cell table:number-columns-repeated="1021"/>
        </table:table-row>
        <table:table-row table:style-name="ro4">
          <table:table-cell ns41:value-type="float" table:style-name="ce42" office:value="24946" office:value-type="float">
            <text:p>2494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0" office:value-type="float">
            <text:p>380506003501090</text:p>
          </table:table-cell>
          <table:table-cell table:number-columns-repeated="1021"/>
        </table:table-row>
        <table:table-row table:style-name="ro4">
          <table:table-cell ns41:value-type="float" table:style-name="ce42" office:value="24947" office:value-type="float">
            <text:p>2494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1" office:value-type="float">
            <text:p>380506003501091</text:p>
          </table:table-cell>
          <table:table-cell table:number-columns-repeated="1021"/>
        </table:table-row>
        <table:table-row table:style-name="ro4">
          <table:table-cell ns41:value-type="float" table:style-name="ce42" office:value="24948" office:value-type="float">
            <text:p>2494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2" office:value-type="float">
            <text:p>380506003501092</text:p>
          </table:table-cell>
          <table:table-cell table:number-columns-repeated="1021"/>
        </table:table-row>
        <table:table-row table:style-name="ro4">
          <table:table-cell ns41:value-type="float" table:style-name="ce42" office:value="24949" office:value-type="float">
            <text:p>2494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3" office:value-type="float">
            <text:p>380506003501093</text:p>
          </table:table-cell>
          <table:table-cell table:number-columns-repeated="1021"/>
        </table:table-row>
        <table:table-row table:style-name="ro4">
          <table:table-cell ns41:value-type="float" table:style-name="ce42" office:value="24950" office:value-type="float">
            <text:p>2495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4" office:value-type="float">
            <text:p>380506003501094</text:p>
          </table:table-cell>
          <table:table-cell table:number-columns-repeated="1021"/>
        </table:table-row>
        <table:table-row table:style-name="ro4">
          <table:table-cell ns41:value-type="float" table:style-name="ce42" office:value="24951" office:value-type="float">
            <text:p>24951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5" office:value-type="float">
            <text:p>380506003501095</text:p>
          </table:table-cell>
          <table:table-cell table:number-columns-repeated="1021"/>
        </table:table-row>
        <table:table-row table:style-name="ro4">
          <table:table-cell ns41:value-type="float" table:style-name="ce42" office:value="24952" office:value-type="float">
            <text:p>24952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6" office:value-type="float">
            <text:p>380506003501096</text:p>
          </table:table-cell>
          <table:table-cell table:number-columns-repeated="1021"/>
        </table:table-row>
        <table:table-row table:style-name="ro4">
          <table:table-cell ns41:value-type="float" table:style-name="ce42" office:value="24953" office:value-type="float">
            <text:p>24953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7" office:value-type="float">
            <text:p>380506003501097</text:p>
          </table:table-cell>
          <table:table-cell table:number-columns-repeated="1021"/>
        </table:table-row>
        <table:table-row table:style-name="ro4">
          <table:table-cell ns41:value-type="float" table:style-name="ce42" office:value="24954" office:value-type="float">
            <text:p>24954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8" office:value-type="float">
            <text:p>380506003501098</text:p>
          </table:table-cell>
          <table:table-cell table:number-columns-repeated="1021"/>
        </table:table-row>
        <table:table-row table:style-name="ro4">
          <table:table-cell ns41:value-type="float" table:style-name="ce42" office:value="24955" office:value-type="float">
            <text:p>24955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099" office:value-type="float">
            <text:p>380506003501099</text:p>
          </table:table-cell>
          <table:table-cell table:number-columns-repeated="1021"/>
        </table:table-row>
        <table:table-row table:style-name="ro4">
          <table:table-cell ns41:value-type="float" table:style-name="ce42" office:value="24956" office:value-type="float">
            <text:p>24956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100" office:value-type="float">
            <text:p>380506003501100</text:p>
          </table:table-cell>
          <table:table-cell table:number-columns-repeated="1021"/>
        </table:table-row>
        <table:table-row table:style-name="ro4">
          <table:table-cell ns41:value-type="float" table:style-name="ce42" office:value="24957" office:value-type="float">
            <text:p>24957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101" office:value-type="float">
            <text:p>380506003501101</text:p>
          </table:table-cell>
          <table:table-cell table:number-columns-repeated="1021"/>
        </table:table-row>
        <table:table-row table:style-name="ro4">
          <table:table-cell ns41:value-type="float" table:style-name="ce42" office:value="24958" office:value-type="float">
            <text:p>24958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102" office:value-type="float">
            <text:p>380506003501102</text:p>
          </table:table-cell>
          <table:table-cell table:number-columns-repeated="1021"/>
        </table:table-row>
        <table:table-row table:style-name="ro4">
          <table:table-cell ns41:value-type="float" table:style-name="ce42" office:value="24959" office:value-type="float">
            <text:p>24959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103" office:value-type="float">
            <text:p>380506003501103</text:p>
          </table:table-cell>
          <table:table-cell table:number-columns-repeated="1021"/>
        </table:table-row>
        <table:table-row table:style-name="ro4">
          <table:table-cell ns41:value-type="float" table:style-name="ce42" office:value="24960" office:value-type="float">
            <text:p>24960</text:p>
          </table:table-cell>
          <table:table-cell ns41:value-type="string" table:style-name="ce5" office:value-type="string">
            <text:p>Ut-3edl</text:p>
          </table:table-cell>
          <table:table-cell ns41:value-type="float" table:style-name="ce43" office:value="380506003501104" office:value-type="float">
            <text:p>3805060035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6:16</meta:creation-date>
    <dc:creator>Yamit</dc:creator>
    <dc:date>2004-12-16T11:56:47</dc:date>
    <meta:document-statistic meta:object-count="0" meta:cell-count="5637" meta:table-count="2"/>
    <meta:generator>ODFPY/1.3.0dev</meta:generator>
  </office:meta>
</office:document-meta>
</file>